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tep 1" table:style-name="ta1">
        <table:table-column table:style-name="co1" table:default-cell-style-name="ce17"/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default-cell-style-name="ce17"/>
        <table:table-column table:style-name="co1" table:default-cell-style-name="ce19"/>
        <table:table-column table:style-name="co1" table:number-columns-repeated="4" table:default-cell-style-name="Default"/>
        <table:table-column table:style-name="co1" table:default-cell-style-name="ce17"/>
        <table:table-column table:style-name="co1" table:default-cell-style-name="ce19"/>
        <table:table-column table:style-name="co1" table:number-columns-repeated="4" table:default-cell-style-name="Default"/>
        <table:table-column table:style-name="co1" table:default-cell-style-name="ce17"/>
        <table:table-column table:style-name="co1" table:default-cell-style-name="ce19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dt</text:p>
          </table:table-cell>
          <table:covered-table-cell table:number-columns-repeated="2"/>
          <table:table-cell/>
          <table:table-cell table:style-name="ce1" office:value-type="string" calcext:value-type="string" table:number-columns-spanned="5" table:number-rows-spanned="1">
            <text:p>RK step 1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RK step 2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RK step 3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a_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 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t_matlab</text:p>
          </table:table-cell>
          <table:table-cell office:value-type="string" calcext:value-type="string">
            <text:p>difference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</table:table-row>
        <table:table-row table:style-name="ro2">
          <table:table-cell office:value-type="string" calcext:value-type="string">
            <text:p>i, a = -2, 3.870595205269187e+00</text:p>
          </table:table-cell>
          <table:table-cell table:formula="of:=RIGHT([.A3]; LEN([.A3])-10)" office:value-type="string" office:string-value=" 3.870595205269187e+00" calcext:value-type="string">
            <text:p><text:s/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3]-[.C3])" office:value-type="float" office:value="0" calcext:value-type="float">
            <text:p>0</text:p>
          </table:table-cell>
          <table:table-cell table:formula="of:=MAX([.D3:.D40])" office:value-type="float" office:value="0" calcext:value-type="float">
            <text:p>0</text:p>
          </table:table-cell>
          <table:table-cell/>
          <table:table-cell table:style-name="ce17" office:value-type="float" office:value="0.025835819737457" calcext:value-type="float">
            <text:p>0.025835819737457</text:p>
          </table:table-cell>
          <table:table-cell office:value-type="float" office:value="0.025835819737457" calcext:value-type="float">
            <text:p>0.025835819737457</text:p>
          </table:table-cell>
          <table:table-cell table:formula="of:=[.G3]-[.H3]" office:value-type="float" office:value="0" calcext:value-type="float">
            <text:p>0</text:p>
          </table:table-cell>
          <table:table-cell/>
          <table:table-cell office:value-type="string" calcext:value-type="string">
            <text:p>i, phi1 = -2, 2.000000000000000e+00</text:p>
          </table:table-cell>
          <table:table-cell table:formula="of:=RIGHT([.K3]; LEN([.K3])-13)" office:value-type="string" office:string-value=" 2.000000000000000e+00" calcext:value-type="string">
            <text:p><text:s/>2.000000000000000e+00</text:p>
          </table:table-cell>
          <table:table-cell office:value-type="float" office:value="2" calcext:value-type="float">
            <text:p>2</text:p>
          </table:table-cell>
          <table:table-cell table:formula="of:=[.L3]-[.M3]" office:value-type="float" office:value="0" calcext:value-type="float">
            <text:p>0</text:p>
          </table:table-cell>
          <table:table-cell table:formula="of:=MAX([.N3:.N40])" office:value-type="float" office:value="0" calcext:value-type="float">
            <text:p>0</text:p>
          </table:table-cell>
          <table:table-cell/>
          <table:table-cell office:value-type="string" calcext:value-type="string">
            <text:p>i, phi2 = -2, 2.000000000000000e+00</text:p>
          </table:table-cell>
          <table:table-cell table:formula="of:=RIGHT([.Q3]; LEN([.Q3])-13)" office:value-type="string" office:string-value=" 2.000000000000000e+00" calcext:value-type="string">
            <text:p><text:s/>2.000000000000000e+00</text:p>
          </table:table-cell>
          <table:table-cell office:value-type="float" office:value="2" calcext:value-type="float">
            <text:p>2</text:p>
          </table:table-cell>
          <table:table-cell table:formula="of:=[.R3]-[.S3]" office:value-type="float" office:value="0" calcext:value-type="float">
            <text:p>0</text:p>
          </table:table-cell>
          <table:table-cell table:formula="of:=MAX([.T3:.T40])" office:value-type="float" office:value="0" calcext:value-type="float">
            <text:p>0</text:p>
          </table:table-cell>
          <table:table-cell/>
          <table:table-cell office:value-type="string" calcext:value-type="string">
            <text:p>i, phi = -2, 1.999656199753468e+00</text:p>
          </table:table-cell>
          <table:table-cell table:formula="of:=RIGHT([.W3]; LEN([.W3])-12)" office:value-type="string" office:string-value=" 1.999656199753468e+00" calcext:value-type="string">
            <text:p><text:s/>1.999656199753468e+00</text:p>
          </table:table-cell>
          <table:table-cell office:value-type="float" office:value="1.99965619975347" calcext:value-type="float">
            <text:p>1.99965619975347</text:p>
          </table:table-cell>
          <table:table-cell table:formula="of:=[.X3]-[.Y3]" office:value-type="float" office:value="0" calcext:value-type="float">
            <text:p>0</text:p>
          </table:table-cell>
          <table:table-cell table:formula="of:=MAX([.Z3:.Z4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, a = -1, 3.870595205269187e+00</text:p>
          </table:table-cell>
          <table:table-cell table:formula="of:=RIGHT([.A4]; LEN([.A4])-10)" office:value-type="string" office:string-value=" 3.870595205269187e+00" calcext:value-type="string">
            <text:p><text:s/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4]-[.C4])" office:value-type="float" office:value="0" calcext:value-type="float">
            <text:p>0</text:p>
          </table:table-cell>
          <table:table-cell table:formula="of:=MIN([.D3:.D40])" office:value-type="float" office:value="0" calcext:value-type="float">
            <text:p>0</text:p>
          </table:table-cell>
          <table:table-cell/>
          <table:table-cell table:style-name="ce18"/>
          <table:table-cell table:number-columns-repeated="3"/>
          <table:table-cell office:value-type="string" calcext:value-type="string">
            <text:p>i, phi1 = -1, 2.000000000000000e+00</text:p>
          </table:table-cell>
          <table:table-cell table:formula="of:=RIGHT([.K4]; LEN([.K4])-13)" office:value-type="string" office:string-value=" 2.000000000000000e+00" calcext:value-type="string">
            <text:p><text:s/>2.000000000000000e+00</text:p>
          </table:table-cell>
          <table:table-cell office:value-type="float" office:value="2" calcext:value-type="float">
            <text:p>2</text:p>
          </table:table-cell>
          <table:table-cell table:formula="of:=[.L4]-[.M4]" office:value-type="float" office:value="0" calcext:value-type="float">
            <text:p>0</text:p>
          </table:table-cell>
          <table:table-cell table:formula="of:=MIN([.N3:.N40])" office:value-type="float" office:value="0" calcext:value-type="float">
            <text:p>0</text:p>
          </table:table-cell>
          <table:table-cell/>
          <table:table-cell office:value-type="string" calcext:value-type="string">
            <text:p>i, phi2 = -1, 1.989726252410772e+00</text:p>
          </table:table-cell>
          <table:table-cell table:formula="of:=RIGHT([.Q4]; LEN([.Q4])-13)" office:value-type="string" office:string-value=" 1.989726252410772e+00" calcext:value-type="string">
            <text:p><text:s/>1.989726252410772e+00</text:p>
          </table:table-cell>
          <table:table-cell office:value-type="float" office:value="1.98972625241077" calcext:value-type="float">
            <text:p>1.98972625241077</text:p>
          </table:table-cell>
          <table:table-cell table:formula="of:=[.R4]-[.S4]" office:value-type="float" office:value="0" calcext:value-type="float">
            <text:p>0</text:p>
          </table:table-cell>
          <table:table-cell table:formula="of:=MIN([.T3:.T40])" office:value-type="float" office:value="-3.98986399474666E-017" calcext:value-type="float">
            <text:p>-3.98986399474666E-17</text:p>
          </table:table-cell>
          <table:table-cell/>
          <table:table-cell office:value-type="string" calcext:value-type="string">
            <text:p>i, phi = -1, 1.985900418808063e+00</text:p>
          </table:table-cell>
          <table:table-cell table:formula="of:=RIGHT([.W4]; LEN([.W4])-12)" office:value-type="string" office:string-value=" 1.985900418808063e+00" calcext:value-type="string">
            <text:p><text:s/>1.985900418808063e+00</text:p>
          </table:table-cell>
          <table:table-cell office:value-type="float" office:value="1.98590041880806" calcext:value-type="float">
            <text:p>1.98590041880806</text:p>
          </table:table-cell>
          <table:table-cell table:formula="of:=[.X4]-[.Y4]" office:value-type="float" office:value="0" calcext:value-type="float">
            <text:p>0</text:p>
          </table:table-cell>
          <table:table-cell table:formula="of:=MIN([.Z3:.Z4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, a = 0, 2.950561835020653e+00</text:p>
          </table:table-cell>
          <table:table-cell table:formula="of:=RIGHT([.A5]; LEN([.A5])-10)" office:value-type="string" office:string-value="2.950561835020653e+00" calcext:value-type="string">
            <text:p>2.950561835020653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5]-[.C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0, 1.476958265350305e+00</text:p>
          </table:table-cell>
          <table:table-cell table:formula="of:=RIGHT([.K5]; LEN([.K5])-13)" office:value-type="string" office:string-value="1.476958265350305e+00" calcext:value-type="string">
            <text:p>1.476958265350305e+00</text:p>
          </table:table-cell>
          <table:table-cell office:value-type="float" office:value="1.4769582653503" calcext:value-type="float">
            <text:p>1.4769582653503</text:p>
          </table:table-cell>
          <table:table-cell table:formula="of:=[.L5]-[.M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0, 1.796643355106144e+00</text:p>
          </table:table-cell>
          <table:table-cell table:formula="of:=RIGHT([.Q5]; LEN([.Q5])-13)" office:value-type="string" office:string-value="1.796643355106144e+00" calcext:value-type="string">
            <text:p>1.796643355106144e+00</text:p>
          </table:table-cell>
          <table:table-cell office:value-type="float" office:value="1.79664335510614" calcext:value-type="float">
            <text:p>1.79664335510614</text:p>
          </table:table-cell>
          <table:table-cell table:formula="of:=[.R5]-[.S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0, 1.578251414646155e+00</text:p>
          </table:table-cell>
          <table:table-cell table:formula="of:=RIGHT([.W5]; LEN([.W5])-12)" office:value-type="string" office:string-value="1.578251414646155e+00" calcext:value-type="string">
            <text:p>1.578251414646155e+00</text:p>
          </table:table-cell>
          <table:table-cell office:value-type="float" office:value="1.57825141464616" calcext:value-type="float">
            <text:p>1.57825141464616</text:p>
          </table:table-cell>
          <table:table-cell table:formula="of:=[.X5]-[.Y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, 1.649438164979346e+00</text:p>
          </table:table-cell>
          <table:table-cell table:formula="of:=RIGHT([.A6]; LEN([.A6])-10)" office:value-type="string" office:string-value="1.649438164979346e+00" calcext:value-type="string">
            <text:p>1.649438164979346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6]-[.C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, 5.230417346496952e-01</text:p>
          </table:table-cell>
          <table:table-cell table:formula="of:=RIGHT([.K6]; LEN([.K6])-13)" office:value-type="string" office:string-value="5.230417346496952e-01" calcext:value-type="string">
            <text:p>5.230417346496952e-01</text:p>
          </table:table-cell>
          <table:table-cell office:value-type="float" office:value="0.523041734649695" calcext:value-type="float">
            <text:p>0.523041734649695</text:p>
          </table:table-cell>
          <table:table-cell table:formula="of:=[.L6]-[.M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, 2.033566448938554e-01</text:p>
          </table:table-cell>
          <table:table-cell table:formula="of:=RIGHT([.Q6]; LEN([.Q6])-13)" office:value-type="string" office:string-value="2.033566448938554e-01" calcext:value-type="string">
            <text:p>2.033566448938554e-01</text:p>
          </table:table-cell>
          <table:table-cell office:value-type="float" office:value="0.203356644893855" calcext:value-type="float">
            <text:p>0.203356644893855</text:p>
          </table:table-cell>
          <table:table-cell table:formula="of:=[.R6]-[.S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, 4.217485853538447e-01</text:p>
          </table:table-cell>
          <table:table-cell table:formula="of:=RIGHT([.W6]; LEN([.W6])-12)" office:value-type="string" office:string-value="4.217485853538447e-01" calcext:value-type="string">
            <text:p>4.217485853538447e-01</text:p>
          </table:table-cell>
          <table:table-cell office:value-type="float" office:value="0.421748585353845" calcext:value-type="float">
            <text:p>0.421748585353845</text:p>
          </table:table-cell>
          <table:table-cell table:formula="of:=[.X6]-[.Y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, 7.294047947308127e-01</text:p>
          </table:table-cell>
          <table:table-cell table:formula="of:=RIGHT([.A7]; LEN([.A7])-10)" office:value-type="string" office:string-value="7.294047947308127e-01" calcext:value-type="string">
            <text:p>7.294047947308127e-01</text:p>
          </table:table-cell>
          <table:table-cell office:value-type="float" office:value="0.729404794730813" calcext:value-type="float">
            <text:p>0.729404794730813</text:p>
          </table:table-cell>
          <table:table-cell table:formula="of:=ABS([.B7]-[.C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, 0.000000000000000e+00</text:p>
          </table:table-cell>
          <table:table-cell table:formula="of:=RIGHT([.K7]; LEN([.K7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7]-[.M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, 1.027374758922806e-02</text:p>
          </table:table-cell>
          <table:table-cell table:formula="of:=RIGHT([.Q7]; LEN([.Q7])-13)" office:value-type="string" office:string-value="1.027374758922806e-02" calcext:value-type="string">
            <text:p>1.027374758922806e-02</text:p>
          </table:table-cell>
          <table:table-cell office:value-type="float" office:value="0.0102737475892281" calcext:value-type="float">
            <text:p>0.010273747589228</text:p>
          </table:table-cell>
          <table:table-cell table:formula="of:=[.R7]-[.S7]" office:value-type="float" office:value="-3.98986399474666E-017" calcext:value-type="float">
            <text:p>-3.98986399474666E-17</text:p>
          </table:table-cell>
          <table:table-cell table:number-columns-repeated="2"/>
          <table:table-cell office:value-type="string" calcext:value-type="string">
            <text:p>i, phi = 2, 1.409958119193711e-02</text:p>
          </table:table-cell>
          <table:table-cell table:formula="of:=RIGHT([.W7]; LEN([.W7])-12)" office:value-type="string" office:string-value="1.409958119193711e-02" calcext:value-type="string">
            <text:p>1.409958119193711e-02</text:p>
          </table:table-cell>
          <table:table-cell office:value-type="float" office:value="0.0140995811919371" calcext:value-type="float">
            <text:p>0.014099581191937</text:p>
          </table:table-cell>
          <table:table-cell table:formula="of:=[.X7]-[.Y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, 7.294047947308129e-01</text:p>
          </table:table-cell>
          <table:table-cell table:formula="of:=RIGHT([.A8]; LEN([.A8])-10)" office:value-type="string" office:string-value="7.294047947308129e-01" calcext:value-type="string">
            <text:p>7.294047947308129e-01</text:p>
          </table:table-cell>
          <table:table-cell office:value-type="float" office:value="0.729404794730813" calcext:value-type="float">
            <text:p>0.729404794730813</text:p>
          </table:table-cell>
          <table:table-cell table:formula="of:=ABS([.B8]-[.C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, 6.656212553483659e-22</text:p>
          </table:table-cell>
          <table:table-cell table:formula="of:=RIGHT([.K8]; LEN([.K8])-13)" office:value-type="string" office:string-value="6.656212553483659e-22" calcext:value-type="string">
            <text:p>6.656212553483659e-22</text:p>
          </table:table-cell>
          <table:table-cell table:style-name="ce20" office:value-type="float" office:value="6.65621255348366E-022" calcext:value-type="float">
            <text:p>6.66E-22</text:p>
          </table:table-cell>
          <table:table-cell table:formula="of:=[.L8]-[.M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, 1.664053138370915e-22</text:p>
          </table:table-cell>
          <table:table-cell table:formula="of:=RIGHT([.Q8]; LEN([.Q8])-13)" office:value-type="string" office:string-value="1.664053138370915e-22" calcext:value-type="string">
            <text:p>1.664053138370915e-22</text:p>
          </table:table-cell>
          <table:table-cell table:style-name="ce20" office:value-type="float" office:value="1.66405313837091E-022" calcext:value-type="float">
            <text:p>1.66E-22</text:p>
          </table:table-cell>
          <table:table-cell table:formula="of:=[.R8]-[.S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, 3.438002465320210e-04</text:p>
          </table:table-cell>
          <table:table-cell table:formula="of:=RIGHT([.W8]; LEN([.W8])-12)" office:value-type="string" office:string-value="3.438002465320210e-04" calcext:value-type="string">
            <text:p>3.438002465320210e-04</text:p>
          </table:table-cell>
          <table:table-cell office:value-type="float" office:value="0.000343800246532021" calcext:value-type="float">
            <text:p>0.000343800246532</text:p>
          </table:table-cell>
          <table:table-cell table:formula="of:=[.X8]-[.Y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4, 1.649438164979347e+00</text:p>
          </table:table-cell>
          <table:table-cell table:formula="of:=RIGHT([.A9]; LEN([.A9])-10)" office:value-type="string" office:string-value="1.649438164979347e+00" calcext:value-type="string">
            <text:p>1.649438164979347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9]-[.C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4, 0.000000000000000e+00</text:p>
          </table:table-cell>
          <table:table-cell table:formula="of:=RIGHT([.K9]; LEN([.K9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9]-[.M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4, 2.108266221225435e-20</text:p>
          </table:table-cell>
          <table:table-cell table:formula="of:=RIGHT([.Q9]; LEN([.Q9])-13)" office:value-type="string" office:string-value="2.108266221225435e-20" calcext:value-type="string">
            <text:p>2.108266221225435e-20</text:p>
          </table:table-cell>
          <table:table-cell table:style-name="ce20" office:value-type="float" office:value="2.10826622122543E-020" calcext:value-type="float">
            <text:p>2.11E-20</text:p>
          </table:table-cell>
          <table:table-cell table:formula="of:=[.R9]-[.S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4, -6.662094005796530e-14</text:p>
          </table:table-cell>
          <table:table-cell table:formula="of:=RIGHT([.W9]; LEN([.W9])-12)" office:value-type="string" office:string-value="-6.662094005796530e-14" calcext:value-type="string">
            <text:p>-6.662094005796530e-14</text:p>
          </table:table-cell>
          <table:table-cell table:style-name="ce20" office:value-type="float" office:value="-0.0000000000000666209400579653" calcext:value-type="float">
            <text:p>-6.66E-14</text:p>
          </table:table-cell>
          <table:table-cell table:formula="of:=[.X9]-[.Y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5, 2.950561835020653e+00</text:p>
          </table:table-cell>
          <table:table-cell table:formula="of:=RIGHT([.A10]; LEN([.A10])-10)" office:value-type="string" office:string-value="2.950561835020653e+00" calcext:value-type="string">
            <text:p>2.950561835020653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10]-[.C1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5, 0.000000000000000e+00</text:p>
          </table:table-cell>
          <table:table-cell table:formula="of:=RIGHT([.K10]; LEN([.K10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10]-[.M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5, -2.537021528285646e-23</text:p>
          </table:table-cell>
          <table:table-cell table:formula="of:=RIGHT([.Q10]; LEN([.Q10])-13)" office:value-type="string" office:string-value="-2.537021528285646e-23" calcext:value-type="string">
            <text:p>-2.537021528285646e-23</text:p>
          </table:table-cell>
          <table:table-cell table:style-name="ce20" office:value-type="float" office:value="-2.53702152828564E-023" calcext:value-type="float">
            <text:p>-2.54E-23</text:p>
          </table:table-cell>
          <table:table-cell table:formula="of:=[.R10]-[.S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5, 1.324242505506010e-14</text:p>
          </table:table-cell>
          <table:table-cell table:formula="of:=RIGHT([.W10]; LEN([.W10])-12)" office:value-type="string" office:string-value="1.324242505506010e-14" calcext:value-type="string">
            <text:p>1.324242505506010e-14</text:p>
          </table:table-cell>
          <table:table-cell table:style-name="ce20" office:value-type="float" office:value="0.0000000000000132424250550601" calcext:value-type="float">
            <text:p>1.32E-14</text:p>
          </table:table-cell>
          <table:table-cell table:formula="of:=[.X10]-[.Y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6, 3.870595205269187e+00</text:p>
          </table:table-cell>
          <table:table-cell table:formula="of:=RIGHT([.A11]; LEN([.A11])-10)" office:value-type="string" office:string-value="3.870595205269187e+00" calcext:value-type="string">
            <text:p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11]-[.C1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6, 0.000000000000000e+00</text:p>
          </table:table-cell>
          <table:table-cell table:formula="of:=RIGHT([.K11]; LEN([.K11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11]-[.M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6, 4.437475035655773e-24</text:p>
          </table:table-cell>
          <table:table-cell table:formula="of:=RIGHT([.Q11]; LEN([.Q11])-13)" office:value-type="string" office:string-value="4.437475035655773e-24" calcext:value-type="string">
            <text:p>4.437475035655773e-24</text:p>
          </table:table-cell>
          <table:table-cell table:style-name="ce20" office:value-type="float" office:value="4.43747503565577E-024" calcext:value-type="float">
            <text:p>4.44E-24</text:p>
          </table:table-cell>
          <table:table-cell table:formula="of:=[.R11]-[.S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6, -2.819424660854679e-21</text:p>
          </table:table-cell>
          <table:table-cell table:formula="of:=RIGHT([.W11]; LEN([.W11])-12)" office:value-type="string" office:string-value="-2.819424660854679e-21" calcext:value-type="string">
            <text:p>-2.819424660854679e-21</text:p>
          </table:table-cell>
          <table:table-cell table:style-name="ce20" office:value-type="float" office:value="-2.81942466085468E-021" calcext:value-type="float">
            <text:p>-2.82E-21</text:p>
          </table:table-cell>
          <table:table-cell table:formula="of:=[.X11]-[.Y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7, 3.870595205269187e+00</text:p>
          </table:table-cell>
          <table:table-cell table:formula="of:=RIGHT([.A12]; LEN([.A12])-10)" office:value-type="string" office:string-value="3.870595205269187e+00" calcext:value-type="string">
            <text:p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12]-[.C1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7, 0.000000000000000e+00</text:p>
          </table:table-cell>
          <table:table-cell table:formula="of:=RIGHT([.K12]; LEN([.K12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12]-[.M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7, 0.000000000000000e+00</text:p>
          </table:table-cell>
          <table:table-cell table:formula="of:=RIGHT([.Q12]; LEN([.Q12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R12]-[.S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7, 3.805522324968080e-22</text:p>
          </table:table-cell>
          <table:table-cell table:formula="of:=RIGHT([.W12]; LEN([.W12])-12)" office:value-type="string" office:string-value="3.805522324968080e-22" calcext:value-type="string">
            <text:p>3.805522324968080e-22</text:p>
          </table:table-cell>
          <table:table-cell table:style-name="ce20" office:value-type="float" office:value="3.80552232496808E-022" calcext:value-type="float">
            <text:p>3.81E-22</text:p>
          </table:table-cell>
          <table:table-cell table:formula="of:=[.X12]-[.Y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8, 2.950561835020652e+00</text:p>
          </table:table-cell>
          <table:table-cell table:formula="of:=RIGHT([.A13]; LEN([.A13])-10)" office:value-type="string" office:string-value="2.950561835020652e+00" calcext:value-type="string">
            <text:p>2.950561835020652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13]-[.C1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8, 0.000000000000000e+00</text:p>
          </table:table-cell>
          <table:table-cell table:formula="of:=RIGHT([.K13]; LEN([.K13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13]-[.M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8, 0.000000000000000e+00</text:p>
          </table:table-cell>
          <table:table-cell table:formula="of:=RIGHT([.Q13]; LEN([.Q13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R13]-[.S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8, -7.948440354932260e-25</text:p>
          </table:table-cell>
          <table:table-cell table:formula="of:=RIGHT([.W13]; LEN([.W13])-12)" office:value-type="string" office:string-value="-7.948440354932260e-25" calcext:value-type="string">
            <text:p>-7.948440354932260e-25</text:p>
          </table:table-cell>
          <table:table-cell table:style-name="ce20" office:value-type="float" office:value="-7.94844035493226E-025" calcext:value-type="float">
            <text:p>-7.95E-25</text:p>
          </table:table-cell>
          <table:table-cell table:formula="of:=[.X13]-[.Y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9, 1.649438164979347e+00</text:p>
          </table:table-cell>
          <table:table-cell table:formula="of:=RIGHT([.A14]; LEN([.A14])-10)" office:value-type="string" office:string-value="1.649438164979347e+00" calcext:value-type="string">
            <text:p>1.649438164979347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14]-[.C1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9, 0.000000000000000e+00</text:p>
          </table:table-cell>
          <table:table-cell table:formula="of:=RIGHT([.K14]; LEN([.K14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L14]-[.M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9, 0.000000000000000e+00</text:p>
          </table:table-cell>
          <table:table-cell table:formula="of:=RIGHT([.Q14]; LEN([.Q14])-13)" office:value-type="string" office:string-value="0.000000000000000e+00" calcext:value-type="string">
            <text:p>0.000000000000000e+00</text:p>
          </table:table-cell>
          <table:table-cell office:value-type="float" office:value="0" calcext:value-type="float">
            <text:p>0</text:p>
          </table:table-cell>
          <table:table-cell table:formula="of:=[.R14]-[.S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9, 3.361798513854581e-26</text:p>
          </table:table-cell>
          <table:table-cell table:formula="of:=RIGHT([.W14]; LEN([.W14])-12)" office:value-type="string" office:string-value="3.361798513854581e-26" calcext:value-type="string">
            <text:p>3.361798513854581e-26</text:p>
          </table:table-cell>
          <table:table-cell table:style-name="ce20" office:value-type="float" office:value="3.36179851385458E-026" calcext:value-type="float">
            <text:p>3.36E-26</text:p>
          </table:table-cell>
          <table:table-cell table:formula="of:=[.X14]-[.Y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0, 7.294047947308124e-01</text:p>
          </table:table-cell>
          <table:table-cell table:formula="of:=RIGHT([.A15]; LEN([.A15])-10)" office:value-type="string" office:string-value=" 7.294047947308124e-01" calcext:value-type="string">
            <text:p><text:s/>7.294047947308124e-01</text:p>
          </table:table-cell>
          <table:table-cell office:value-type="float" office:value="0.729404794730812" calcext:value-type="float">
            <text:p>0.729404794730812</text:p>
          </table:table-cell>
          <table:table-cell table:formula="of:=ABS([.B15]-[.C1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0, 0.000000000000000e+00</text:p>
          </table:table-cell>
          <table:table-cell table:formula="of:=RIGHT([.K15]; LEN([.K1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5]-[.M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0, 0.000000000000000e+00</text:p>
          </table:table-cell>
          <table:table-cell table:formula="of:=RIGHT([.Q15]; LEN([.Q1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15]-[.S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0, 0.000000000000000e+00</text:p>
          </table:table-cell>
          <table:table-cell table:formula="of:=RIGHT([.W15]; LEN([.W15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15]-[.Y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1, 7.294047947308124e-01</text:p>
          </table:table-cell>
          <table:table-cell table:formula="of:=RIGHT([.A16]; LEN([.A16])-10)" office:value-type="string" office:string-value=" 7.294047947308124e-01" calcext:value-type="string">
            <text:p><text:s/>7.294047947308124e-01</text:p>
          </table:table-cell>
          <table:table-cell office:value-type="float" office:value="0.729404794730812" calcext:value-type="float">
            <text:p>0.729404794730812</text:p>
          </table:table-cell>
          <table:table-cell table:formula="of:=ABS([.B16]-[.C1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1, 0.000000000000000e+00</text:p>
          </table:table-cell>
          <table:table-cell table:formula="of:=RIGHT([.K16]; LEN([.K1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6]-[.M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1, 0.000000000000000e+00</text:p>
          </table:table-cell>
          <table:table-cell table:formula="of:=RIGHT([.Q16]; LEN([.Q1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16]-[.S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1, 0.000000000000000e+00</text:p>
          </table:table-cell>
          <table:table-cell table:formula="of:=RIGHT([.W16]; LEN([.W16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16]-[.Y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2, 1.649438164979347e+00</text:p>
          </table:table-cell>
          <table:table-cell table:formula="of:=RIGHT([.A17]; LEN([.A17])-10)" office:value-type="string" office:string-value=" 1.649438164979347e+00" calcext:value-type="string">
            <text:p><text:s/>1.649438164979347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17]-[.C1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2, 0.000000000000000e+00</text:p>
          </table:table-cell>
          <table:table-cell table:formula="of:=RIGHT([.K17]; LEN([.K1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7]-[.M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2, 0.000000000000000e+00</text:p>
          </table:table-cell>
          <table:table-cell table:formula="of:=RIGHT([.Q17]; LEN([.Q1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17]-[.S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2, 0.000000000000000e+00</text:p>
          </table:table-cell>
          <table:table-cell table:formula="of:=RIGHT([.W17]; LEN([.W17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17]-[.Y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3, 2.950561835020652e+00</text:p>
          </table:table-cell>
          <table:table-cell table:formula="of:=RIGHT([.A18]; LEN([.A18])-10)" office:value-type="string" office:string-value=" 2.950561835020652e+00" calcext:value-type="string">
            <text:p><text:s/>2.950561835020652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18]-[.C1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3, 0.000000000000000e+00</text:p>
          </table:table-cell>
          <table:table-cell table:formula="of:=RIGHT([.K18]; LEN([.K1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8]-[.M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3, 0.000000000000000e+00</text:p>
          </table:table-cell>
          <table:table-cell table:formula="of:=RIGHT([.Q18]; LEN([.Q1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18]-[.S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3, 0.000000000000000e+00</text:p>
          </table:table-cell>
          <table:table-cell table:formula="of:=RIGHT([.W18]; LEN([.W18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18]-[.Y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4, 3.870595205269187e+00</text:p>
          </table:table-cell>
          <table:table-cell table:formula="of:=RIGHT([.A19]; LEN([.A19])-10)" office:value-type="string" office:string-value=" 3.870595205269187e+00" calcext:value-type="string">
            <text:p><text:s/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19]-[.C1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4, 0.000000000000000e+00</text:p>
          </table:table-cell>
          <table:table-cell table:formula="of:=RIGHT([.K19]; LEN([.K1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9]-[.M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4, 0.000000000000000e+00</text:p>
          </table:table-cell>
          <table:table-cell table:formula="of:=RIGHT([.Q19]; LEN([.Q1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19]-[.S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4, 0.000000000000000e+00</text:p>
          </table:table-cell>
          <table:table-cell table:formula="of:=RIGHT([.W19]; LEN([.W19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19]-[.Y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5, 3.870595205269187e+00</text:p>
          </table:table-cell>
          <table:table-cell table:formula="of:=RIGHT([.A20]; LEN([.A20])-10)" office:value-type="string" office:string-value=" 3.870595205269187e+00" calcext:value-type="string">
            <text:p><text:s/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20]-[.C2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5, 0.000000000000000e+00</text:p>
          </table:table-cell>
          <table:table-cell table:formula="of:=RIGHT([.K20]; LEN([.K2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0]-[.M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5, 0.000000000000000e+00</text:p>
          </table:table-cell>
          <table:table-cell table:formula="of:=RIGHT([.Q20]; LEN([.Q2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0]-[.S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5, 0.000000000000000e+00</text:p>
          </table:table-cell>
          <table:table-cell table:formula="of:=RIGHT([.W20]; LEN([.W20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0]-[.Y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6, 2.950561835020654e+00</text:p>
          </table:table-cell>
          <table:table-cell table:formula="of:=RIGHT([.A21]; LEN([.A21])-10)" office:value-type="string" office:string-value=" 2.950561835020654e+00" calcext:value-type="string">
            <text:p><text:s/>2.950561835020654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21]-[.C2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6, 0.000000000000000e+00</text:p>
          </table:table-cell>
          <table:table-cell table:formula="of:=RIGHT([.K21]; LEN([.K2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1]-[.M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6, 0.000000000000000e+00</text:p>
          </table:table-cell>
          <table:table-cell table:formula="of:=RIGHT([.Q21]; LEN([.Q2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1]-[.S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6, 0.000000000000000e+00</text:p>
          </table:table-cell>
          <table:table-cell table:formula="of:=RIGHT([.W21]; LEN([.W21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1]-[.Y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7, 1.649438164979347e+00</text:p>
          </table:table-cell>
          <table:table-cell table:formula="of:=RIGHT([.A22]; LEN([.A22])-10)" office:value-type="string" office:string-value=" 1.649438164979347e+00" calcext:value-type="string">
            <text:p><text:s/>1.649438164979347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22]-[.C2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7, 0.000000000000000e+00</text:p>
          </table:table-cell>
          <table:table-cell table:formula="of:=RIGHT([.K22]; LEN([.K2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2]-[.M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7, 0.000000000000000e+00</text:p>
          </table:table-cell>
          <table:table-cell table:formula="of:=RIGHT([.Q22]; LEN([.Q2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2]-[.S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7, 0.000000000000000e+00</text:p>
          </table:table-cell>
          <table:table-cell table:formula="of:=RIGHT([.W22]; LEN([.W22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2]-[.Y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8, 7.294047947308129e-01</text:p>
          </table:table-cell>
          <table:table-cell table:formula="of:=RIGHT([.A23]; LEN([.A23])-10)" office:value-type="string" office:string-value=" 7.294047947308129e-01" calcext:value-type="string">
            <text:p><text:s/>7.294047947308129e-01</text:p>
          </table:table-cell>
          <table:table-cell office:value-type="float" office:value="0.729404794730813" calcext:value-type="float">
            <text:p>0.729404794730813</text:p>
          </table:table-cell>
          <table:table-cell table:formula="of:=ABS([.B23]-[.C2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8, 0.000000000000000e+00</text:p>
          </table:table-cell>
          <table:table-cell table:formula="of:=RIGHT([.K23]; LEN([.K2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3]-[.M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8, 0.000000000000000e+00</text:p>
          </table:table-cell>
          <table:table-cell table:formula="of:=RIGHT([.Q23]; LEN([.Q2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3]-[.S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8, 0.000000000000000e+00</text:p>
          </table:table-cell>
          <table:table-cell table:formula="of:=RIGHT([.W23]; LEN([.W23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3]-[.Y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9, 7.294047947308124e-01</text:p>
          </table:table-cell>
          <table:table-cell table:formula="of:=RIGHT([.A24]; LEN([.A24])-10)" office:value-type="string" office:string-value=" 7.294047947308124e-01" calcext:value-type="string">
            <text:p><text:s/>7.294047947308124e-01</text:p>
          </table:table-cell>
          <table:table-cell office:value-type="float" office:value="0.729404794730812" calcext:value-type="float">
            <text:p>0.729404794730812</text:p>
          </table:table-cell>
          <table:table-cell table:formula="of:=ABS([.B24]-[.C2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9, 0.000000000000000e+00</text:p>
          </table:table-cell>
          <table:table-cell table:formula="of:=RIGHT([.K24]; LEN([.K2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4]-[.M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9, 0.000000000000000e+00</text:p>
          </table:table-cell>
          <table:table-cell table:formula="of:=RIGHT([.Q24]; LEN([.Q2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4]-[.S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9, 0.000000000000000e+00</text:p>
          </table:table-cell>
          <table:table-cell table:formula="of:=RIGHT([.W24]; LEN([.W24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4]-[.Y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0, 1.649438164979346e+00</text:p>
          </table:table-cell>
          <table:table-cell table:formula="of:=RIGHT([.A25]; LEN([.A25])-10)" office:value-type="string" office:string-value=" 1.649438164979346e+00" calcext:value-type="string">
            <text:p><text:s/>1.649438164979346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25]-[.C2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0, 0.000000000000000e+00</text:p>
          </table:table-cell>
          <table:table-cell table:formula="of:=RIGHT([.K25]; LEN([.K2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5]-[.M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0, 0.000000000000000e+00</text:p>
          </table:table-cell>
          <table:table-cell table:formula="of:=RIGHT([.Q25]; LEN([.Q2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5]-[.S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0, 0.000000000000000e+00</text:p>
          </table:table-cell>
          <table:table-cell table:formula="of:=RIGHT([.W25]; LEN([.W25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5]-[.Y2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1, 2.950561835020653e+00</text:p>
          </table:table-cell>
          <table:table-cell table:formula="of:=RIGHT([.A26]; LEN([.A26])-10)" office:value-type="string" office:string-value=" 2.950561835020653e+00" calcext:value-type="string">
            <text:p><text:s/>2.950561835020653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26]-[.C2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1, 0.000000000000000e+00</text:p>
          </table:table-cell>
          <table:table-cell table:formula="of:=RIGHT([.K26]; LEN([.K2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6]-[.M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1, 0.000000000000000e+00</text:p>
          </table:table-cell>
          <table:table-cell table:formula="of:=RIGHT([.Q26]; LEN([.Q2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6]-[.S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1, 0.000000000000000e+00</text:p>
          </table:table-cell>
          <table:table-cell table:formula="of:=RIGHT([.W26]; LEN([.W26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6]-[.Y2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2, 3.870595205269187e+00</text:p>
          </table:table-cell>
          <table:table-cell table:formula="of:=RIGHT([.A27]; LEN([.A27])-10)" office:value-type="string" office:string-value=" 3.870595205269187e+00" calcext:value-type="string">
            <text:p><text:s/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27]-[.C2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2, 0.000000000000000e+00</text:p>
          </table:table-cell>
          <table:table-cell table:formula="of:=RIGHT([.K27]; LEN([.K2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7]-[.M2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2, 0.000000000000000e+00</text:p>
          </table:table-cell>
          <table:table-cell table:formula="of:=RIGHT([.Q27]; LEN([.Q2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7]-[.S2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2, 0.000000000000000e+00</text:p>
          </table:table-cell>
          <table:table-cell table:formula="of:=RIGHT([.W27]; LEN([.W27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7]-[.Y2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3, 3.870595205269187e+00</text:p>
          </table:table-cell>
          <table:table-cell table:formula="of:=RIGHT([.A28]; LEN([.A28])-10)" office:value-type="string" office:string-value=" 3.870595205269187e+00" calcext:value-type="string">
            <text:p><text:s/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28]-[.C2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3, 0.000000000000000e+00</text:p>
          </table:table-cell>
          <table:table-cell table:formula="of:=RIGHT([.K28]; LEN([.K2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8]-[.M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3, 0.000000000000000e+00</text:p>
          </table:table-cell>
          <table:table-cell table:formula="of:=RIGHT([.Q28]; LEN([.Q2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8]-[.S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3, 0.000000000000000e+00</text:p>
          </table:table-cell>
          <table:table-cell table:formula="of:=RIGHT([.W28]; LEN([.W28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8]-[.Y2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4, 2.950561835020654e+00</text:p>
          </table:table-cell>
          <table:table-cell table:formula="of:=RIGHT([.A29]; LEN([.A29])-10)" office:value-type="string" office:string-value=" 2.950561835020654e+00" calcext:value-type="string">
            <text:p><text:s/>2.950561835020654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29]-[.C2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4, 0.000000000000000e+00</text:p>
          </table:table-cell>
          <table:table-cell table:formula="of:=RIGHT([.K29]; LEN([.K2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9]-[.M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4, 0.000000000000000e+00</text:p>
          </table:table-cell>
          <table:table-cell table:formula="of:=RIGHT([.Q29]; LEN([.Q2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9]-[.S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4, 0.000000000000000e+00</text:p>
          </table:table-cell>
          <table:table-cell table:formula="of:=RIGHT([.W29]; LEN([.W29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9]-[.Y2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5, 1.649438164979347e+00</text:p>
          </table:table-cell>
          <table:table-cell table:formula="of:=RIGHT([.A30]; LEN([.A30])-10)" office:value-type="string" office:string-value=" 1.649438164979347e+00" calcext:value-type="string">
            <text:p><text:s/>1.649438164979347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30]-[.C3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5, 0.000000000000000e+00</text:p>
          </table:table-cell>
          <table:table-cell table:formula="of:=RIGHT([.K30]; LEN([.K3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0]-[.M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5, 0.000000000000000e+00</text:p>
          </table:table-cell>
          <table:table-cell table:formula="of:=RIGHT([.Q30]; LEN([.Q3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0]-[.S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5, 0.000000000000000e+00</text:p>
          </table:table-cell>
          <table:table-cell table:formula="of:=RIGHT([.W30]; LEN([.W30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0]-[.Y3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6, 7.294047947308129e-01</text:p>
          </table:table-cell>
          <table:table-cell table:formula="of:=RIGHT([.A31]; LEN([.A31])-10)" office:value-type="string" office:string-value=" 7.294047947308129e-01" calcext:value-type="string">
            <text:p><text:s/>7.294047947308129e-01</text:p>
          </table:table-cell>
          <table:table-cell office:value-type="float" office:value="0.729404794730813" calcext:value-type="float">
            <text:p>0.729404794730813</text:p>
          </table:table-cell>
          <table:table-cell table:formula="of:=ABS([.B31]-[.C3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6, 0.000000000000000e+00</text:p>
          </table:table-cell>
          <table:table-cell table:formula="of:=RIGHT([.K31]; LEN([.K3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1]-[.M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6, 0.000000000000000e+00</text:p>
          </table:table-cell>
          <table:table-cell table:formula="of:=RIGHT([.Q31]; LEN([.Q3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1]-[.S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6, 0.000000000000000e+00</text:p>
          </table:table-cell>
          <table:table-cell table:formula="of:=RIGHT([.W31]; LEN([.W31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1]-[.Y3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7, 7.294047947308122e-01</text:p>
          </table:table-cell>
          <table:table-cell table:formula="of:=RIGHT([.A32]; LEN([.A32])-10)" office:value-type="string" office:string-value=" 7.294047947308122e-01" calcext:value-type="string">
            <text:p><text:s/>7.294047947308122e-01</text:p>
          </table:table-cell>
          <table:table-cell office:value-type="float" office:value="0.729404794730812" calcext:value-type="float">
            <text:p>0.729404794730812</text:p>
          </table:table-cell>
          <table:table-cell table:formula="of:=ABS([.B32]-[.C3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7, 0.000000000000000e+00</text:p>
          </table:table-cell>
          <table:table-cell table:formula="of:=RIGHT([.K32]; LEN([.K3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2]-[.M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7, 0.000000000000000e+00</text:p>
          </table:table-cell>
          <table:table-cell table:formula="of:=RIGHT([.Q32]; LEN([.Q3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2]-[.S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7, 0.000000000000000e+00</text:p>
          </table:table-cell>
          <table:table-cell table:formula="of:=RIGHT([.W32]; LEN([.W32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2]-[.Y3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8, 1.649438164979346e+00</text:p>
          </table:table-cell>
          <table:table-cell table:formula="of:=RIGHT([.A33]; LEN([.A33])-10)" office:value-type="string" office:string-value=" 1.649438164979346e+00" calcext:value-type="string">
            <text:p><text:s/>1.649438164979346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33]-[.C3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8, 0.000000000000000e+00</text:p>
          </table:table-cell>
          <table:table-cell table:formula="of:=RIGHT([.K33]; LEN([.K3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3]-[.M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8, 0.000000000000000e+00</text:p>
          </table:table-cell>
          <table:table-cell table:formula="of:=RIGHT([.Q33]; LEN([.Q3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3]-[.S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8, 0.000000000000000e+00</text:p>
          </table:table-cell>
          <table:table-cell table:formula="of:=RIGHT([.W33]; LEN([.W33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3]-[.Y3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9, 2.950561835020650e+00</text:p>
          </table:table-cell>
          <table:table-cell table:formula="of:=RIGHT([.A34]; LEN([.A34])-10)" office:value-type="string" office:string-value=" 2.950561835020650e+00" calcext:value-type="string">
            <text:p><text:s/>2.950561835020650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34]-[.C3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9, 0.000000000000000e+00</text:p>
          </table:table-cell>
          <table:table-cell table:formula="of:=RIGHT([.K34]; LEN([.K3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4]-[.M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9, 0.000000000000000e+00</text:p>
          </table:table-cell>
          <table:table-cell table:formula="of:=RIGHT([.Q34]; LEN([.Q3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4]-[.S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9, 0.000000000000000e+00</text:p>
          </table:table-cell>
          <table:table-cell table:formula="of:=RIGHT([.W34]; LEN([.W34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4]-[.Y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0, 3.870595205269186e+00</text:p>
          </table:table-cell>
          <table:table-cell table:formula="of:=RIGHT([.A35]; LEN([.A35])-10)" office:value-type="string" office:string-value=" 3.870595205269186e+00" calcext:value-type="string">
            <text:p><text:s/>3.870595205269186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35]-[.C3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0, 0.000000000000000e+00</text:p>
          </table:table-cell>
          <table:table-cell table:formula="of:=RIGHT([.K35]; LEN([.K3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5]-[.M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0, 0.000000000000000e+00</text:p>
          </table:table-cell>
          <table:table-cell table:formula="of:=RIGHT([.Q35]; LEN([.Q3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5]-[.S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0, 0.000000000000000e+00</text:p>
          </table:table-cell>
          <table:table-cell table:formula="of:=RIGHT([.W35]; LEN([.W35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5]-[.Y3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1, 3.870595205269187e+00</text:p>
          </table:table-cell>
          <table:table-cell table:formula="of:=RIGHT([.A36]; LEN([.A36])-10)" office:value-type="string" office:string-value=" 3.870595205269187e+00" calcext:value-type="string">
            <text:p><text:s/>3.870595205269187e+00</text:p>
          </table:table-cell>
          <table:table-cell office:value-type="float" office:value="3.87059520526919" calcext:value-type="float">
            <text:p>3.87059520526919</text:p>
          </table:table-cell>
          <table:table-cell table:formula="of:=ABS([.B36]-[.C3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1, 0.000000000000000e+00</text:p>
          </table:table-cell>
          <table:table-cell table:formula="of:=RIGHT([.K36]; LEN([.K3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6]-[.M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1, 0.000000000000000e+00</text:p>
          </table:table-cell>
          <table:table-cell table:formula="of:=RIGHT([.Q36]; LEN([.Q3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6]-[.S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1, 0.000000000000000e+00</text:p>
          </table:table-cell>
          <table:table-cell table:formula="of:=RIGHT([.W36]; LEN([.W36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6]-[.Y3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2, 2.950561835020651e+00</text:p>
          </table:table-cell>
          <table:table-cell table:formula="of:=RIGHT([.A37]; LEN([.A37])-10)" office:value-type="string" office:string-value=" 2.950561835020651e+00" calcext:value-type="string">
            <text:p><text:s/>2.950561835020651e+00</text:p>
          </table:table-cell>
          <table:table-cell office:value-type="float" office:value="2.95056183502065" calcext:value-type="float">
            <text:p>2.95056183502065</text:p>
          </table:table-cell>
          <table:table-cell table:formula="of:=ABS([.B37]-[.C3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2, 0.000000000000000e+00</text:p>
          </table:table-cell>
          <table:table-cell table:formula="of:=RIGHT([.K37]; LEN([.K3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7]-[.M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2, 0.000000000000000e+00</text:p>
          </table:table-cell>
          <table:table-cell table:formula="of:=RIGHT([.Q37]; LEN([.Q3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7]-[.S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2, 0.000000000000000e+00</text:p>
          </table:table-cell>
          <table:table-cell table:formula="of:=RIGHT([.W37]; LEN([.W37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7]-[.Y3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3, 1.649438164979351e+00</text:p>
          </table:table-cell>
          <table:table-cell table:formula="of:=RIGHT([.A38]; LEN([.A38])-10)" office:value-type="string" office:string-value=" 1.649438164979351e+00" calcext:value-type="string">
            <text:p><text:s/>1.649438164979351e+00</text:p>
          </table:table-cell>
          <table:table-cell office:value-type="float" office:value="1.64943816497935" calcext:value-type="float">
            <text:p>1.64943816497935</text:p>
          </table:table-cell>
          <table:table-cell table:formula="of:=ABS([.B38]-[.C3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3, 0.000000000000000e+00</text:p>
          </table:table-cell>
          <table:table-cell table:formula="of:=RIGHT([.K38]; LEN([.K3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8]-[.M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3, 0.000000000000000e+00</text:p>
          </table:table-cell>
          <table:table-cell table:formula="of:=RIGHT([.Q38]; LEN([.Q3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8]-[.S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3, 0.000000000000000e+00</text:p>
          </table:table-cell>
          <table:table-cell table:formula="of:=RIGHT([.W38]; LEN([.W38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8]-[.Y3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4, 7.294047947308131e-01</text:p>
          </table:table-cell>
          <table:table-cell table:formula="of:=RIGHT([.A39]; LEN([.A39])-10)" office:value-type="string" office:string-value=" 7.294047947308131e-01" calcext:value-type="string">
            <text:p><text:s/>7.294047947308131e-01</text:p>
          </table:table-cell>
          <table:table-cell office:value-type="float" office:value="0.729404794730813" calcext:value-type="float">
            <text:p>0.729404794730813</text:p>
          </table:table-cell>
          <table:table-cell table:formula="of:=ABS([.B39]-[.C3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4, 0.000000000000000e+00</text:p>
          </table:table-cell>
          <table:table-cell table:formula="of:=RIGHT([.K39]; LEN([.K3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9]-[.M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4, 0.000000000000000e+00</text:p>
          </table:table-cell>
          <table:table-cell table:formula="of:=RIGHT([.Q39]; LEN([.Q3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9]-[.S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4, 0.000000000000000e+00</text:p>
          </table:table-cell>
          <table:table-cell table:formula="of:=RIGHT([.W39]; LEN([.W39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9]-[.Y3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5, 7.294047947308120e-01</text:p>
          </table:table-cell>
          <table:table-cell table:formula="of:=RIGHT([.A40]; LEN([.A40])-10)" office:value-type="string" office:string-value=" 7.294047947308120e-01" calcext:value-type="string">
            <text:p><text:s/>7.294047947308120e-01</text:p>
          </table:table-cell>
          <table:table-cell office:value-type="float" office:value="0.729404794730812" calcext:value-type="float">
            <text:p>0.729404794730812</text:p>
          </table:table-cell>
          <table:table-cell table:formula="of:=ABS([.B40]-[.C4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5, 0.000000000000000e+00</text:p>
          </table:table-cell>
          <table:table-cell table:formula="of:=RIGHT([.K40]; LEN([.K4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40]-[.M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5, 0.000000000000000e+00</text:p>
          </table:table-cell>
          <table:table-cell table:formula="of:=RIGHT([.Q40]; LEN([.Q4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40]-[.S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5, 0.000000000000000e+00</text:p>
          </table:table-cell>
          <table:table-cell table:formula="of:=RIGHT([.W40]; LEN([.W40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40]-[.Y4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8"/>
          <table:table-cell table:style-name="Default"/>
          <table:table-cell table:number-columns-repeated="8"/>
          <table:table-cell table:style-name="ce18"/>
          <table:table-cell table:style-name="Default"/>
          <table:table-cell table:number-columns-repeated="4"/>
          <table:table-cell table:style-name="ce18"/>
          <table:table-cell table:style-name="Default"/>
          <table:table-cell table:number-columns-repeated="4"/>
          <table:table-cell table:style-name="ce18"/>
          <table:table-cell table:style-name="Default"/>
          <table:table-cell table:number-columns-repeated="3"/>
        </table:table-row>
      </table:table>
      <table:table table:name="Step 2" table:style-name="ta1">
        <table:table-column table:style-name="co1" table:default-cell-style-name="ce17"/>
        <table:table-column table:style-name="co1" table:default-cell-style-name="ce19"/>
        <table:table-column table:style-name="co1" table:number-columns-repeated="8" table:default-cell-style-name="Default"/>
        <table:table-column table:style-name="co1" table:default-cell-style-name="ce17"/>
        <table:table-column table:style-name="co1" table:default-cell-style-name="ce19"/>
        <table:table-column table:style-name="co1" table:number-columns-repeated="4" table:default-cell-style-name="Default"/>
        <table:table-column table:style-name="co1" table:default-cell-style-name="ce17"/>
        <table:table-column table:style-name="co1" table:default-cell-style-name="ce19"/>
        <table:table-column table:style-name="co1" table:number-columns-repeated="4" table:default-cell-style-name="Default"/>
        <table:table-column table:style-name="co1" table:default-cell-style-name="ce17"/>
        <table:table-column table:style-name="co1" table:default-cell-style-name="ce19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dt</text:p>
          </table:table-cell>
          <table:covered-table-cell table:number-columns-repeated="2"/>
          <table:table-cell/>
          <table:table-cell table:style-name="ce1" office:value-type="string" calcext:value-type="string" table:number-columns-spanned="5" table:number-rows-spanned="1">
            <text:p>RK step 1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RK step 2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RK step 3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a_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 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t_matlab</text:p>
          </table:table-cell>
          <table:table-cell office:value-type="string" calcext:value-type="string">
            <text:p>difference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</table:table-row>
        <table:table-row table:style-name="ro2">
          <table:table-cell office:value-type="string" calcext:value-type="string">
            <text:p>i, a = -2, 3.278425594205168e+00</text:p>
          </table:table-cell>
          <table:table-cell table:formula="of:=RIGHT([.A3]; LEN([.A3])-10)" office:value-type="string" office:string-value=" 3.278425594205168e+00" calcext:value-type="string">
            <text:p><text:s/>3.278425594205168e+00</text:p>
          </table:table-cell>
          <table:table-cell office:value-type="float" office:value="3.27842559420517" calcext:value-type="float">
            <text:p>3.27842559420517</text:p>
          </table:table-cell>
          <table:table-cell table:formula="of:=ABS([.B3]-[.C3])" office:value-type="float" office:value="0" calcext:value-type="float">
            <text:p>0</text:p>
          </table:table-cell>
          <table:table-cell table:formula="of:=MAX([.D3:.D40])" office:value-type="float" office:value="3.99680288865056E-015" calcext:value-type="float">
            <text:p>3.99680288865056E-15</text:p>
          </table:table-cell>
          <table:table-cell/>
          <table:table-cell table:style-name="ce17" office:value-type="float" office:value="0.0305024461060689" calcext:value-type="float">
            <text:p>0.030502446106069</text:p>
          </table:table-cell>
          <table:table-cell office:value-type="float" office:value="0.0305024461060689" calcext:value-type="float">
            <text:p>0.030502446106069</text:p>
          </table:table-cell>
          <table:table-cell table:formula="of:=[.G3]-[.H3]" office:value-type="float" office:value="0" calcext:value-type="float">
            <text:p>0</text:p>
          </table:table-cell>
          <table:table-cell/>
          <table:table-cell office:value-type="string" calcext:value-type="string">
            <text:p>i, phi1 = -2, 1.999493097193327e+00</text:p>
          </table:table-cell>
          <table:table-cell table:formula="of:=RIGHT([.K3]; LEN([.K3])-13)" office:value-type="string" office:string-value=" 1.999493097193327e+00" calcext:value-type="string">
            <text:p><text:s/>1.999493097193327e+00</text:p>
          </table:table-cell>
          <table:table-cell office:value-type="float" office:value="1.99949309719333" calcext:value-type="float">
            <text:p>1.99949309719333</text:p>
          </table:table-cell>
          <table:table-cell table:formula="of:=[.L3]-[.M3]" office:value-type="float" office:value="0" calcext:value-type="float">
            <text:p>0</text:p>
          </table:table-cell>
          <table:table-cell table:formula="of:=MAX([.N3:.N40])" office:value-type="float" office:value="1.94635598133727E-021" calcext:value-type="float">
            <text:p>1.94635598133727E-21</text:p>
          </table:table-cell>
          <table:table-cell/>
          <table:table-cell office:value-type="string" calcext:value-type="string">
            <text:p>i, phi2 = -2, 1.999560233766538e+00</text:p>
          </table:table-cell>
          <table:table-cell table:formula="of:=RIGHT([.Q3]; LEN([.Q3])-13)" office:value-type="string" office:string-value=" 1.999560233766538e+00" calcext:value-type="string">
            <text:p><text:s/>1.999560233766538e+00</text:p>
          </table:table-cell>
          <table:table-cell office:value-type="float" office:value="1.99956023376654" calcext:value-type="float">
            <text:p>1.99956023376654</text:p>
          </table:table-cell>
          <table:table-cell table:formula="of:=[.R3]-[.S3]" office:value-type="float" office:value="0" calcext:value-type="float">
            <text:p>0</text:p>
          </table:table-cell>
          <table:table-cell table:formula="of:=MAX([.T3:.T40])" office:value-type="float" office:value="9.35101833097056E-024" calcext:value-type="float">
            <text:p>9.35101833097056E-24</text:p>
          </table:table-cell>
          <table:table-cell/>
          <table:table-cell office:value-type="string" calcext:value-type="string">
            <text:p>i, phi = -2, 1.999433149294988e+00</text:p>
          </table:table-cell>
          <table:table-cell table:formula="of:=RIGHT([.W3]; LEN([.W3])-12)" office:value-type="string" office:string-value=" 1.999433149294988e+00" calcext:value-type="string">
            <text:p><text:s/>1.999433149294988e+00</text:p>
          </table:table-cell>
          <table:table-cell office:value-type="float" office:value="1.99943314929499" calcext:value-type="float">
            <text:p>1.99943314929499</text:p>
          </table:table-cell>
          <table:table-cell table:formula="of:=[.X3]-[.Y3]" office:value-type="float" office:value="0" calcext:value-type="float">
            <text:p>0</text:p>
          </table:table-cell>
          <table:table-cell table:formula="of:=MAX([.Z3:.Z40])" office:value-type="float" office:value="6.94828685318667E-027" calcext:value-type="float">
            <text:p>6.94828685318667E-27</text:p>
          </table:table-cell>
        </table:table-row>
        <table:table-row table:style-name="ro2">
          <table:table-cell office:value-type="string" calcext:value-type="string">
            <text:p>i, a = -1, 3.278425594205167e+00</text:p>
          </table:table-cell>
          <table:table-cell table:formula="of:=RIGHT([.A4]; LEN([.A4])-10)" office:value-type="string" office:string-value=" 3.278425594205167e+00" calcext:value-type="string">
            <text:p><text:s/>3.278425594205167e+00</text:p>
          </table:table-cell>
          <table:table-cell office:value-type="float" office:value="3.27842559420517" calcext:value-type="float">
            <text:p>3.27842559420517</text:p>
          </table:table-cell>
          <table:table-cell table:formula="of:=ABS([.B4]-[.C4])" office:value-type="float" office:value="0" calcext:value-type="float">
            <text:p>0</text:p>
          </table:table-cell>
          <table:table-cell table:formula="of:=MIN([.D3:.D40])" office:value-type="float" office:value="0" calcext:value-type="float">
            <text:p>0</text:p>
          </table:table-cell>
          <table:table-cell/>
          <table:table-cell table:style-name="ce18"/>
          <table:table-cell table:number-columns-repeated="3"/>
          <table:table-cell office:value-type="string" calcext:value-type="string">
            <text:p>i, phi1 = -1, 1.980892080433033e+00</text:p>
          </table:table-cell>
          <table:table-cell table:formula="of:=RIGHT([.K4]; LEN([.K4])-13)" office:value-type="string" office:string-value=" 1.980892080433033e+00" calcext:value-type="string">
            <text:p><text:s/>1.980892080433033e+00</text:p>
          </table:table-cell>
          <table:table-cell office:value-type="float" office:value="1.98089208043303" calcext:value-type="float">
            <text:p>1.98089208043303</text:p>
          </table:table-cell>
          <table:table-cell table:formula="of:=[.L4]-[.M4]" office:value-type="float" office:value="0" calcext:value-type="float">
            <text:p>0</text:p>
          </table:table-cell>
          <table:table-cell table:formula="of:=MIN([.N3:.N40])" office:value-type="float" office:value="-4.88498130835069E-015" calcext:value-type="float">
            <text:p>-4.88498130835069E-15</text:p>
          </table:table-cell>
          <table:table-cell/>
          <table:table-cell office:value-type="string" calcext:value-type="string">
            <text:p>i, phi2 = -1, 1.979212543336774e+00</text:p>
          </table:table-cell>
          <table:table-cell table:formula="of:=RIGHT([.Q4]; LEN([.Q4])-13)" office:value-type="string" office:string-value=" 1.979212543336774e+00" calcext:value-type="string">
            <text:p><text:s/>1.979212543336774e+00</text:p>
          </table:table-cell>
          <table:table-cell office:value-type="float" office:value="1.97921254333677" calcext:value-type="float">
            <text:p>1.97921254333677</text:p>
          </table:table-cell>
          <table:table-cell table:formula="of:=[.R4]-[.S4]" office:value-type="float" office:value="0" calcext:value-type="float">
            <text:p>0</text:p>
          </table:table-cell>
          <table:table-cell table:formula="of:=MIN([.T3:.T40])" office:value-type="float" office:value="0" calcext:value-type="float">
            <text:p>0</text:p>
          </table:table-cell>
          <table:table-cell/>
          <table:table-cell office:value-type="string" calcext:value-type="string">
            <text:p>i, phi = -1, 1.975496741560597e+00</text:p>
          </table:table-cell>
          <table:table-cell table:formula="of:=RIGHT([.W4]; LEN([.W4])-12)" office:value-type="string" office:string-value=" 1.975496741560597e+00" calcext:value-type="string">
            <text:p><text:s/>1.975496741560597e+00</text:p>
          </table:table-cell>
          <table:table-cell office:value-type="float" office:value="1.9754967415606" calcext:value-type="float">
            <text:p>1.9754967415606</text:p>
          </table:table-cell>
          <table:table-cell table:formula="of:=[.X4]-[.Y4]" office:value-type="float" office:value="0" calcext:value-type="float">
            <text:p>0</text:p>
          </table:table-cell>
          <table:table-cell table:formula="of:=MIN([.Z3:.Z40])" office:value-type="float" office:value="-1.42301535138722E-019" calcext:value-type="float">
            <text:p>-1.42301535138722E-19</text:p>
          </table:table-cell>
        </table:table-row>
        <table:table-row table:style-name="ro2">
          <table:table-cell office:value-type="string" calcext:value-type="string">
            <text:p>i, a = 0, 2.358392223956633e+00</text:p>
          </table:table-cell>
          <table:table-cell table:formula="of:=RIGHT([.A5]; LEN([.A5])-10)" office:value-type="string" office:string-value="2.358392223956633e+00" calcext:value-type="string">
            <text:p>2.358392223956633e+00</text:p>
          </table:table-cell>
          <table:table-cell office:value-type="float" office:value="2.35839222395663" calcext:value-type="float">
            <text:p>2.35839222395663</text:p>
          </table:table-cell>
          <table:table-cell table:formula="of:=ABS([.B5]-[.C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0, 1.327996726586965e+00</text:p>
          </table:table-cell>
          <table:table-cell table:formula="of:=RIGHT([.K5]; LEN([.K5])-13)" office:value-type="string" office:string-value="1.327996726586965e+00" calcext:value-type="string">
            <text:p>1.327996726586965e+00</text:p>
          </table:table-cell>
          <table:table-cell office:value-type="float" office:value="1.32799672658697" calcext:value-type="float">
            <text:p>1.32799672658697</text:p>
          </table:table-cell>
          <table:table-cell table:formula="of:=[.L5]-[.M5]" office:value-type="float" office:value="-4.88498130835069E-015" calcext:value-type="float">
            <text:p>-4.88498130835069E-15</text:p>
          </table:table-cell>
          <table:table-cell table:number-columns-repeated="2"/>
          <table:table-cell office:value-type="string" calcext:value-type="string">
            <text:p>i, phi2 = 0, 1.473410417170377e+00</text:p>
          </table:table-cell>
          <table:table-cell table:formula="of:=RIGHT([.Q5]; LEN([.Q5])-13)" office:value-type="string" office:string-value="1.473410417170377e+00" calcext:value-type="string">
            <text:p>1.473410417170377e+00</text:p>
          </table:table-cell>
          <table:table-cell office:value-type="float" office:value="1.47341041717038" calcext:value-type="float">
            <text:p>1.47341041717038</text:p>
          </table:table-cell>
          <table:table-cell table:formula="of:=[.R5]-[.S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0, 1.363778237554231e+00</text:p>
          </table:table-cell>
          <table:table-cell table:formula="of:=RIGHT([.W5]; LEN([.W5])-12)" office:value-type="string" office:string-value="1.363778237554231e+00" calcext:value-type="string">
            <text:p>1.363778237554231e+00</text:p>
          </table:table-cell>
          <table:table-cell office:value-type="float" office:value="1.36377823755423" calcext:value-type="float">
            <text:p>1.36377823755423</text:p>
          </table:table-cell>
          <table:table-cell table:formula="of:=[.X5]-[.Y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, 1.057268553915327e+00</text:p>
          </table:table-cell>
          <table:table-cell table:formula="of:=RIGHT([.A6]; LEN([.A6])-10)" office:value-type="string" office:string-value="1.057268553915327e+00" calcext:value-type="string">
            <text:p>1.057268553915327e+00</text:p>
          </table:table-cell>
          <table:table-cell office:value-type="float" office:value="1.05726855391533" calcext:value-type="float">
            <text:p>1.05726855391533</text:p>
          </table:table-cell>
          <table:table-cell table:formula="of:=ABS([.B6]-[.C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, 6.720032734130347e-01</text:p>
          </table:table-cell>
          <table:table-cell table:formula="of:=RIGHT([.K6]; LEN([.K6])-13)" office:value-type="string" office:string-value="6.720032734130347e-01" calcext:value-type="string">
            <text:p>6.720032734130347e-01</text:p>
          </table:table-cell>
          <table:table-cell office:value-type="float" office:value="0.672003273413035" calcext:value-type="float">
            <text:p>0.672003273413035</text:p>
          </table:table-cell>
          <table:table-cell table:formula="of:=[.L6]-[.M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, 5.265895828296232e-01</text:p>
          </table:table-cell>
          <table:table-cell table:formula="of:=RIGHT([.Q6]; LEN([.Q6])-13)" office:value-type="string" office:string-value="5.265895828296232e-01" calcext:value-type="string">
            <text:p>5.265895828296232e-01</text:p>
          </table:table-cell>
          <table:table-cell office:value-type="float" office:value="0.526589582829623" calcext:value-type="float">
            <text:p>0.526589582829623</text:p>
          </table:table-cell>
          <table:table-cell table:formula="of:=[.R6]-[.S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, 6.362217624457687e-01</text:p>
          </table:table-cell>
          <table:table-cell table:formula="of:=RIGHT([.W6]; LEN([.W6])-12)" office:value-type="string" office:string-value="6.362217624457687e-01" calcext:value-type="string">
            <text:p>6.362217624457687e-01</text:p>
          </table:table-cell>
          <table:table-cell office:value-type="float" office:value="0.636221762445769" calcext:value-type="float">
            <text:p>0.636221762445769</text:p>
          </table:table-cell>
          <table:table-cell table:formula="of:=[.X6]-[.Y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, 1.372351836667931e-01</text:p>
          </table:table-cell>
          <table:table-cell table:formula="of:=RIGHT([.A7]; LEN([.A7])-10)" office:value-type="string" office:string-value="1.372351836667931e-01" calcext:value-type="string">
            <text:p>1.372351836667931e-01</text:p>
          </table:table-cell>
          <table:table-cell office:value-type="float" office:value="0.137235183666793" calcext:value-type="float">
            <text:p>0.137235183666793</text:p>
          </table:table-cell>
          <table:table-cell table:formula="of:=ABS([.B7]-[.C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, 1.910791956696722e-02</text:p>
          </table:table-cell>
          <table:table-cell table:formula="of:=RIGHT([.K7]; LEN([.K7])-13)" office:value-type="string" office:string-value="1.910791956696722e-02" calcext:value-type="string">
            <text:p>1.910791956696722e-02</text:p>
          </table:table-cell>
          <table:table-cell office:value-type="float" office:value="0.0191079195669672" calcext:value-type="float">
            <text:p>0.019107919566967</text:p>
          </table:table-cell>
          <table:table-cell table:formula="of:=[.L7]-[.M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, 2.078745666322578e-02</text:p>
          </table:table-cell>
          <table:table-cell table:formula="of:=RIGHT([.Q7]; LEN([.Q7])-13)" office:value-type="string" office:string-value="2.078745666322578e-02" calcext:value-type="string">
            <text:p>2.078745666322578e-02</text:p>
          </table:table-cell>
          <table:table-cell office:value-type="float" office:value="0.0207874566632258" calcext:value-type="float">
            <text:p>0.020787456663226</text:p>
          </table:table-cell>
          <table:table-cell table:formula="of:=[.R7]-[.S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, 2.450325843940326e-02</text:p>
          </table:table-cell>
          <table:table-cell table:formula="of:=RIGHT([.W7]; LEN([.W7])-12)" office:value-type="string" office:string-value="2.450325843940326e-02" calcext:value-type="string">
            <text:p>2.450325843940326e-02</text:p>
          </table:table-cell>
          <table:table-cell office:value-type="float" office:value="0.0245032584394033" calcext:value-type="float">
            <text:p>0.024503258439403</text:p>
          </table:table-cell>
          <table:table-cell table:formula="of:=[.X7]-[.Y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, 1.372351836667933e-01</text:p>
          </table:table-cell>
          <table:table-cell table:formula="of:=RIGHT([.A8]; LEN([.A8])-10)" office:value-type="string" office:string-value="1.372351836667933e-01" calcext:value-type="string">
            <text:p>1.372351836667933e-01</text:p>
          </table:table-cell>
          <table:table-cell office:value-type="float" office:value="0.137235183666793" calcext:value-type="float">
            <text:p>0.137235183666793</text:p>
          </table:table-cell>
          <table:table-cell table:formula="of:=ABS([.B8]-[.C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, 5.069028066733415e-04</text:p>
          </table:table-cell>
          <table:table-cell table:formula="of:=RIGHT([.K8]; LEN([.K8])-13)" office:value-type="string" office:string-value="5.069028066733415e-04" calcext:value-type="string">
            <text:p>5.069028066733415e-04</text:p>
          </table:table-cell>
          <table:table-cell office:value-type="float" office:value="0.000506902806673342" calcext:value-type="float">
            <text:p>0.000506902806673</text:p>
          </table:table-cell>
          <table:table-cell table:formula="of:=[.L8]-[.M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, 4.397662334616326e-04</text:p>
          </table:table-cell>
          <table:table-cell table:formula="of:=RIGHT([.Q8]; LEN([.Q8])-13)" office:value-type="string" office:string-value="4.397662334616326e-04" calcext:value-type="string">
            <text:p>4.397662334616326e-04</text:p>
          </table:table-cell>
          <table:table-cell office:value-type="float" office:value="0.000439766233461633" calcext:value-type="float">
            <text:p>0.000439766233462</text:p>
          </table:table-cell>
          <table:table-cell table:formula="of:=[.R8]-[.S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, 5.668507050121940e-04</text:p>
          </table:table-cell>
          <table:table-cell table:formula="of:=RIGHT([.W8]; LEN([.W8])-12)" office:value-type="string" office:string-value="5.668507050121940e-04" calcext:value-type="string">
            <text:p>5.668507050121940e-04</text:p>
          </table:table-cell>
          <table:table-cell office:value-type="float" office:value="0.000566850705012195" calcext:value-type="float">
            <text:p>0.000566850705012</text:p>
          </table:table-cell>
          <table:table-cell table:formula="of:=[.X8]-[.Y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4, 1.057268553915328e+00</text:p>
          </table:table-cell>
          <table:table-cell table:formula="of:=RIGHT([.A9]; LEN([.A9])-10)" office:value-type="string" office:string-value="1.057268553915328e+00" calcext:value-type="string">
            <text:p>1.057268553915328e+00</text:p>
          </table:table-cell>
          <table:table-cell office:value-type="float" office:value="1.05726855391533" calcext:value-type="float">
            <text:p>1.05726855391533</text:p>
          </table:table-cell>
          <table:table-cell table:formula="of:=ABS([.B9]-[.C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4, 2.956299018548202e-05</text:p>
          </table:table-cell>
          <table:table-cell table:formula="of:=RIGHT([.K9]; LEN([.K9])-13)" office:value-type="string" office:string-value="2.956299018548202e-05" calcext:value-type="string">
            <text:p>2.956299018548202e-05</text:p>
          </table:table-cell>
          <table:table-cell table:style-name="ce20" office:value-type="float" office:value="0.0000295629901854821" calcext:value-type="float">
            <text:p>2.96E-05</text:p>
          </table:table-cell>
          <table:table-cell table:formula="of:=[.L9]-[.M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4, 1.924179507592778e-05</text:p>
          </table:table-cell>
          <table:table-cell table:formula="of:=RIGHT([.Q9]; LEN([.Q9])-13)" office:value-type="string" office:string-value="1.924179507592778e-05" calcext:value-type="string">
            <text:p>1.924179507592778e-05</text:p>
          </table:table-cell>
          <table:table-cell table:style-name="ce20" office:value-type="float" office:value="0.0000192417950759278" calcext:value-type="float">
            <text:p>1.92E-05</text:p>
          </table:table-cell>
          <table:table-cell table:formula="of:=[.R9]-[.S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4, 3.944144819229626e-05</text:p>
          </table:table-cell>
          <table:table-cell table:formula="of:=RIGHT([.W9]; LEN([.W9])-12)" office:value-type="string" office:string-value="3.944144819229626e-05" calcext:value-type="string">
            <text:p>3.944144819229626e-05</text:p>
          </table:table-cell>
          <table:table-cell table:style-name="ce20" office:value-type="float" office:value="0.0000394414481922964" calcext:value-type="float">
            <text:p>3.94E-05</text:p>
          </table:table-cell>
          <table:table-cell table:formula="of:=[.X9]-[.Y9]" office:value-type="float" office:value="-1.42301535138722E-019" calcext:value-type="float">
            <text:p>-1.42301535138722E-19</text:p>
          </table:table-cell>
          <table:table-cell/>
        </table:table-row>
        <table:table-row table:style-name="ro2">
          <table:table-cell office:value-type="string" calcext:value-type="string">
            <text:p>i, a = 5, 2.358392223956633e+00</text:p>
          </table:table-cell>
          <table:table-cell table:formula="of:=RIGHT([.A10]; LEN([.A10])-10)" office:value-type="string" office:string-value="2.358392223956633e+00" calcext:value-type="string">
            <text:p>2.358392223956633e+00</text:p>
          </table:table-cell>
          <table:table-cell office:value-type="float" office:value="2.35839222395663" calcext:value-type="float">
            <text:p>2.35839222395663</text:p>
          </table:table-cell>
          <table:table-cell table:formula="of:=ABS([.B10]-[.C1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5, -4.427848119473433e-09</text:p>
          </table:table-cell>
          <table:table-cell table:formula="of:=RIGHT([.K10]; LEN([.K10])-13)" office:value-type="string" office:string-value="-4.427848119473433e-09" calcext:value-type="string">
            <text:p>-4.427848119473433e-09</text:p>
          </table:table-cell>
          <table:table-cell table:style-name="ce20" office:value-type="float" office:value="-0.00000000442784811947538" calcext:value-type="float">
            <text:p>-4.43E-09</text:p>
          </table:table-cell>
          <table:table-cell table:formula="of:=[.L10]-[.M10]" office:value-type="float" office:value="1.94635598133727E-021" calcext:value-type="float">
            <text:p>1.94635598133727E-21</text:p>
          </table:table-cell>
          <table:table-cell table:number-columns-repeated="2"/>
          <table:table-cell office:value-type="string" calcext:value-type="string">
            <text:p>i, phi2 = 5, 1.410853306766918e-06</text:p>
          </table:table-cell>
          <table:table-cell table:formula="of:=RIGHT([.Q10]; LEN([.Q10])-13)" office:value-type="string" office:string-value="1.410853306766918e-06" calcext:value-type="string">
            <text:p>1.410853306766918e-06</text:p>
          </table:table-cell>
          <table:table-cell table:style-name="ce20" office:value-type="float" office:value="0.00000141085330676692" calcext:value-type="float">
            <text:p>1.41E-06</text:p>
          </table:table-cell>
          <table:table-cell table:formula="of:=[.R10]-[.S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5, 3.806391187651786e-06</text:p>
          </table:table-cell>
          <table:table-cell table:formula="of:=RIGHT([.W10]; LEN([.W10])-12)" office:value-type="string" office:string-value="3.806391187651786e-06" calcext:value-type="string">
            <text:p>3.806391187651786e-06</text:p>
          </table:table-cell>
          <table:table-cell table:style-name="ce20" office:value-type="float" office:value="0.00000380639118765179" calcext:value-type="float">
            <text:p>3.81E-06</text:p>
          </table:table-cell>
          <table:table-cell table:formula="of:=[.X10]-[.Y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6, 3.278425594205168e+00</text:p>
          </table:table-cell>
          <table:table-cell table:formula="of:=RIGHT([.A11]; LEN([.A11])-10)" office:value-type="string" office:string-value="3.278425594205168e+00" calcext:value-type="string">
            <text:p>3.278425594205168e+00</text:p>
          </table:table-cell>
          <table:table-cell office:value-type="float" office:value="3.27842559420517" calcext:value-type="float">
            <text:p>3.27842559420517</text:p>
          </table:table-cell>
          <table:table-cell table:formula="of:=ABS([.B11]-[.C1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6, 6.840166431326819e-10</text:p>
          </table:table-cell>
          <table:table-cell table:formula="of:=RIGHT([.K11]; LEN([.K11])-13)" office:value-type="string" office:string-value="6.840166431326819e-10" calcext:value-type="string">
            <text:p>6.840166431326819e-10</text:p>
          </table:table-cell>
          <table:table-cell table:style-name="ce20" office:value-type="float" office:value="0.000000000684016643132681" calcext:value-type="float">
            <text:p>6.84E-10</text:p>
          </table:table-cell>
          <table:table-cell table:formula="of:=[.L11]-[.M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6, -3.524591613856865e-07</text:p>
          </table:table-cell>
          <table:table-cell table:formula="of:=RIGHT([.Q11]; LEN([.Q11])-13)" office:value-type="string" office:string-value="-3.524591613856865e-07" calcext:value-type="string">
            <text:p>-3.524591613856865e-07</text:p>
          </table:table-cell>
          <table:table-cell table:style-name="ce20" office:value-type="float" office:value="-0.000000352459161385687" calcext:value-type="float">
            <text:p>-3.52E-07</text:p>
          </table:table-cell>
          <table:table-cell table:formula="of:=[.R11]-[.S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6, -6.880957886634286e-07</text:p>
          </table:table-cell>
          <table:table-cell table:formula="of:=RIGHT([.W11]; LEN([.W11])-12)" office:value-type="string" office:string-value="-6.880957886634286e-07" calcext:value-type="string">
            <text:p>-6.880957886634286e-07</text:p>
          </table:table-cell>
          <table:table-cell table:style-name="ce20" office:value-type="float" office:value="-0.00000068809578866343" calcext:value-type="float">
            <text:p>-6.88E-07</text:p>
          </table:table-cell>
          <table:table-cell table:formula="of:=[.X11]-[.Y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7, 3.278425594205168e+00</text:p>
          </table:table-cell>
          <table:table-cell table:formula="of:=RIGHT([.A12]; LEN([.A12])-10)" office:value-type="string" office:string-value="3.278425594205168e+00" calcext:value-type="string">
            <text:p>3.278425594205168e+00</text:p>
          </table:table-cell>
          <table:table-cell office:value-type="float" office:value="3.27842559420517" calcext:value-type="float">
            <text:p>3.27842559420517</text:p>
          </table:table-cell>
          <table:table-cell table:formula="of:=ABS([.B12]-[.C1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7, -4.425045388706571e-15</text:p>
          </table:table-cell>
          <table:table-cell table:formula="of:=RIGHT([.K12]; LEN([.K12])-13)" office:value-type="string" office:string-value="-4.425045388706571e-15" calcext:value-type="string">
            <text:p>-4.425045388706571e-15</text:p>
          </table:table-cell>
          <table:table-cell table:style-name="ce20" office:value-type="float" office:value="-4.42504538870657E-015" calcext:value-type="float">
            <text:p>-4.43E-15</text:p>
          </table:table-cell>
          <table:table-cell table:formula="of:=[.L12]-[.M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7, 5.934093083846278e-08</text:p>
          </table:table-cell>
          <table:table-cell table:formula="of:=RIGHT([.Q12]; LEN([.Q12])-13)" office:value-type="string" office:string-value="5.934093083846278e-08" calcext:value-type="string">
            <text:p>5.934093083846278e-08</text:p>
          </table:table-cell>
          <table:table-cell table:style-name="ce20" office:value-type="float" office:value="0.0000000593409308384628" calcext:value-type="float">
            <text:p>5.93E-08</text:p>
          </table:table-cell>
          <table:table-cell table:formula="of:=[.R12]-[.S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7, -5.245280132435687e-08</text:p>
          </table:table-cell>
          <table:table-cell table:formula="of:=RIGHT([.W12]; LEN([.W12])-12)" office:value-type="string" office:string-value="-5.245280132435687e-08" calcext:value-type="string">
            <text:p>-5.245280132435687e-08</text:p>
          </table:table-cell>
          <table:table-cell table:style-name="ce20" office:value-type="float" office:value="-0.0000000524528013243568" calcext:value-type="float">
            <text:p>-5.25E-08</text:p>
          </table:table-cell>
          <table:table-cell table:formula="of:=[.X12]-[.Y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8, 2.358392223956633e+00</text:p>
          </table:table-cell>
          <table:table-cell table:formula="of:=RIGHT([.A13]; LEN([.A13])-10)" office:value-type="string" office:string-value="2.358392223956633e+00" calcext:value-type="string">
            <text:p>2.358392223956633e+00</text:p>
          </table:table-cell>
          <table:table-cell office:value-type="float" office:value="2.35839222395663" calcext:value-type="float">
            <text:p>2.35839222395663</text:p>
          </table:table-cell>
          <table:table-cell table:formula="of:=ABS([.B13]-[.C1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8, 2.540317648876667e-16</text:p>
          </table:table-cell>
          <table:table-cell table:formula="of:=RIGHT([.K13]; LEN([.K13])-13)" office:value-type="string" office:string-value="2.540317648876667e-16" calcext:value-type="string">
            <text:p>2.540317648876667e-16</text:p>
          </table:table-cell>
          <table:table-cell table:style-name="ce20" office:value-type="float" office:value="2.54031764887667E-016" calcext:value-type="float">
            <text:p>2.54E-16</text:p>
          </table:table-cell>
          <table:table-cell table:formula="of:=[.L13]-[.M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8, -4.583853808545784e-11</text:p>
          </table:table-cell>
          <table:table-cell table:formula="of:=RIGHT([.Q13]; LEN([.Q13])-13)" office:value-type="string" office:string-value="-4.583853808545784e-11" calcext:value-type="string">
            <text:p>-4.583853808545784e-11</text:p>
          </table:table-cell>
          <table:table-cell table:style-name="ce20" office:value-type="float" office:value="-0.0000000000458385380854672" calcext:value-type="float">
            <text:p>-4.58E-11</text:p>
          </table:table-cell>
          <table:table-cell table:formula="of:=[.R13]-[.S13]" office:value-type="float" office:value="9.35101833097056E-024" calcext:value-type="float">
            <text:p>9.35101833097056E-24</text:p>
          </table:table-cell>
          <table:table-cell table:number-columns-repeated="2"/>
          <table:table-cell office:value-type="string" calcext:value-type="string">
            <text:p>i, phi = 8, 7.398184761560336e-08</text:p>
          </table:table-cell>
          <table:table-cell table:formula="of:=RIGHT([.W13]; LEN([.W13])-12)" office:value-type="string" office:string-value="7.398184761560336e-08" calcext:value-type="string">
            <text:p>7.398184761560336e-08</text:p>
          </table:table-cell>
          <table:table-cell table:style-name="ce20" office:value-type="float" office:value="0.0000000739818476156034" calcext:value-type="float">
            <text:p>7.40E-08</text:p>
          </table:table-cell>
          <table:table-cell table:formula="of:=[.X13]-[.Y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9, 1.057268553915328e+00</text:p>
          </table:table-cell>
          <table:table-cell table:formula="of:=RIGHT([.A14]; LEN([.A14])-10)" office:value-type="string" office:string-value="1.057268553915328e+00" calcext:value-type="string">
            <text:p>1.057268553915328e+00</text:p>
          </table:table-cell>
          <table:table-cell office:value-type="float" office:value="1.05726855391533" calcext:value-type="float">
            <text:p>1.05726855391533</text:p>
          </table:table-cell>
          <table:table-cell table:formula="of:=ABS([.B14]-[.C1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9, -4.896591560616187e-23</text:p>
          </table:table-cell>
          <table:table-cell table:formula="of:=RIGHT([.K14]; LEN([.K14])-13)" office:value-type="string" office:string-value="-4.896591560616187e-23" calcext:value-type="string">
            <text:p>-4.896591560616187e-23</text:p>
          </table:table-cell>
          <table:table-cell table:style-name="ce20" office:value-type="float" office:value="-4.89659156061618E-023" calcext:value-type="float">
            <text:p>-4.90E-23</text:p>
          </table:table-cell>
          <table:table-cell table:formula="of:=[.L14]-[.M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9, 1.470690552688858e-12</text:p>
          </table:table-cell>
          <table:table-cell table:formula="of:=RIGHT([.Q14]; LEN([.Q14])-13)" office:value-type="string" office:string-value="1.470690552688858e-12" calcext:value-type="string">
            <text:p>1.470690552688858e-12</text:p>
          </table:table-cell>
          <table:table-cell table:style-name="ce20" office:value-type="float" office:value="0.00000000000147069055268885" calcext:value-type="float">
            <text:p>1.47E-12</text:p>
          </table:table-cell>
          <table:table-cell table:formula="of:=[.R14]-[.S14]" office:value-type="float" office:value="7.87598727772658E-027" calcext:value-type="float">
            <text:p>7.87598727772658E-27</text:p>
          </table:table-cell>
          <table:table-cell table:number-columns-repeated="2"/>
          <table:table-cell office:value-type="string" calcext:value-type="string">
            <text:p>i, phi = 9, -4.577372501805804e-09</text:p>
          </table:table-cell>
          <table:table-cell table:formula="of:=RIGHT([.W14]; LEN([.W14])-12)" office:value-type="string" office:string-value="-4.577372501805804e-09" calcext:value-type="string">
            <text:p>-4.577372501805804e-09</text:p>
          </table:table-cell>
          <table:table-cell table:style-name="ce20" office:value-type="float" office:value="-0.00000000457737250180581" calcext:value-type="float">
            <text:p>-4.58E-09</text:p>
          </table:table-cell>
          <table:table-cell table:formula="of:=[.X14]-[.Y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0, 1.372351836667929e-01</text:p>
          </table:table-cell>
          <table:table-cell table:formula="of:=RIGHT([.A15]; LEN([.A15])-10)" office:value-type="string" office:string-value=" 1.372351836667929e-01" calcext:value-type="string">
            <text:p><text:s/>1.372351836667929e-01</text:p>
          </table:table-cell>
          <table:table-cell office:value-type="float" office:value="0.137235183666793" calcext:value-type="float">
            <text:p>0.137235183666793</text:p>
          </table:table-cell>
          <table:table-cell table:formula="of:=ABS([.B15]-[.C1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0, 4.325789141425261e-25</text:p>
          </table:table-cell>
          <table:table-cell table:formula="of:=RIGHT([.K15]; LEN([.K15])-13)" office:value-type="string" office:string-value=" 4.325789141425261e-25" calcext:value-type="string">
            <text:p><text:s/>4.325789141425261e-25</text:p>
          </table:table-cell>
          <table:table-cell table:style-name="ce20" office:value-type="float" office:value="4.32578914142526E-025" calcext:value-type="float">
            <text:p>4.33E-25</text:p>
          </table:table-cell>
          <table:table-cell table:formula="of:=[.L15]-[.M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0, -1.766575164473646e-18</text:p>
          </table:table-cell>
          <table:table-cell table:formula="of:=RIGHT([.Q15]; LEN([.Q15])-13)" office:value-type="string" office:string-value=" -1.766575164473646e-18" calcext:value-type="string">
            <text:p><text:s/>-1.766575164473646e-18</text:p>
          </table:table-cell>
          <table:table-cell table:style-name="ce20" office:value-type="float" office:value="-1.76657516447365E-018" calcext:value-type="float">
            <text:p>-1.77E-18</text:p>
          </table:table-cell>
          <table:table-cell table:formula="of:=[.R15]-[.S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0, 4.444867892172203e-11</text:p>
          </table:table-cell>
          <table:table-cell table:formula="of:=RIGHT([.W15]; LEN([.W15])-12)" office:value-type="string" office:string-value=" 4.444867892172203e-11" calcext:value-type="string">
            <text:p><text:s/>4.444867892172203e-11</text:p>
          </table:table-cell>
          <table:table-cell table:style-name="ce20" office:value-type="float" office:value="0.0000000000444486789217221" calcext:value-type="float">
            <text:p>4.44E-11</text:p>
          </table:table-cell>
          <table:table-cell table:formula="of:=[.X15]-[.Y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1, 1.372351836667929e-01</text:p>
          </table:table-cell>
          <table:table-cell table:formula="of:=RIGHT([.A16]; LEN([.A16])-10)" office:value-type="string" office:string-value=" 1.372351836667929e-01" calcext:value-type="string">
            <text:p><text:s/>1.372351836667929e-01</text:p>
          </table:table-cell>
          <table:table-cell office:value-type="float" office:value="0.137235183666793" calcext:value-type="float">
            <text:p>0.137235183666793</text:p>
          </table:table-cell>
          <table:table-cell table:formula="of:=ABS([.B16]-[.C1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1, -1.168710128738255e-27</text:p>
          </table:table-cell>
          <table:table-cell table:formula="of:=RIGHT([.K16]; LEN([.K16])-13)" office:value-type="string" office:string-value=" -1.168710128738255e-27" calcext:value-type="string">
            <text:p><text:s/>-1.168710128738255e-27</text:p>
          </table:table-cell>
          <table:table-cell table:style-name="ce20" office:value-type="float" office:value="-1.16871012873825E-027" calcext:value-type="float">
            <text:p>-1.17E-27</text:p>
          </table:table-cell>
          <table:table-cell table:formula="of:=[.L16]-[.M16]" office:value-type="float" office:value="-5.02225369614014E-042" calcext:value-type="float">
            <text:p>-5.02225369614014E-42</text:p>
          </table:table-cell>
          <table:table-cell table:number-columns-repeated="2"/>
          <table:table-cell office:value-type="string" calcext:value-type="string">
            <text:p>i, phi2 = 11, 7.089205259643650e-20</text:p>
          </table:table-cell>
          <table:table-cell table:formula="of:=RIGHT([.Q16]; LEN([.Q16])-13)" office:value-type="string" office:string-value=" 7.089205259643650e-20" calcext:value-type="string">
            <text:p><text:s/>7.089205259643650e-20</text:p>
          </table:table-cell>
          <table:table-cell table:style-name="ce20" office:value-type="float" office:value="7.08920525964366E-020" calcext:value-type="float">
            <text:p>7.09E-20</text:p>
          </table:table-cell>
          <table:table-cell table:formula="of:=[.R16]-[.S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1, -4.232051722301016e-14</text:p>
          </table:table-cell>
          <table:table-cell table:formula="of:=RIGHT([.W16]; LEN([.W16])-12)" office:value-type="string" office:string-value=" -4.232051722301016e-14" calcext:value-type="string">
            <text:p><text:s/>-4.232051722301016e-14</text:p>
          </table:table-cell>
          <table:table-cell table:style-name="ce20" office:value-type="float" office:value="-0.0000000000000423205172230171" calcext:value-type="float">
            <text:p>-4.23E-14</text:p>
          </table:table-cell>
          <table:table-cell table:formula="of:=[.X16]-[.Y16]" office:value-type="float" office:value="6.94828685318667E-027" calcext:value-type="float">
            <text:p>6.94828685318667E-27</text:p>
          </table:table-cell>
          <table:table-cell/>
        </table:table-row>
        <table:table-row table:style-name="ro2">
          <table:table-cell office:value-type="string" calcext:value-type="string">
            <text:p>i, a = 12, 1.057268553915327e+00</text:p>
          </table:table-cell>
          <table:table-cell table:formula="of:=RIGHT([.A17]; LEN([.A17])-10)" office:value-type="string" office:string-value=" 1.057268553915327e+00" calcext:value-type="string">
            <text:p><text:s/>1.057268553915327e+00</text:p>
          </table:table-cell>
          <table:table-cell office:value-type="float" office:value="1.05726855391533" calcext:value-type="float">
            <text:p>1.05726855391533</text:p>
          </table:table-cell>
          <table:table-cell table:formula="of:=ABS([.B17]-[.C1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2, 2.891081914099443e-28</text:p>
          </table:table-cell>
          <table:table-cell table:formula="of:=RIGHT([.K17]; LEN([.K17])-13)" office:value-type="string" office:string-value=" 2.891081914099443e-28" calcext:value-type="string">
            <text:p><text:s/>2.891081914099443e-28</text:p>
          </table:table-cell>
          <table:table-cell table:style-name="ce20" office:value-type="float" office:value="2.89108191409944E-028" calcext:value-type="float">
            <text:p>2.89E-28</text:p>
          </table:table-cell>
          <table:table-cell table:formula="of:=[.L17]-[.M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2, -1.122588560592666e-25</text:p>
          </table:table-cell>
          <table:table-cell table:formula="of:=RIGHT([.Q17]; LEN([.Q17])-13)" office:value-type="string" office:string-value=" -1.122588560592666e-25" calcext:value-type="string">
            <text:p><text:s/>-1.122588560592666e-25</text:p>
          </table:table-cell>
          <table:table-cell table:style-name="ce20" office:value-type="float" office:value="-1.12258856059267E-025" calcext:value-type="float">
            <text:p>-1.12E-25</text:p>
          </table:table-cell>
          <table:table-cell table:formula="of:=[.R17]-[.S17]" office:value-type="float" office:value="4.13259732710961E-040" calcext:value-type="float">
            <text:p>4.13259732710961E-40</text:p>
          </table:table-cell>
          <table:table-cell table:number-columns-repeated="2"/>
          <table:table-cell office:value-type="string" calcext:value-type="string">
            <text:p>i, phi = 12, 8.431858312450573e-15</text:p>
          </table:table-cell>
          <table:table-cell table:formula="of:=RIGHT([.W17]; LEN([.W17])-12)" office:value-type="string" office:string-value=" 8.431858312450573e-15" calcext:value-type="string">
            <text:p><text:s/>8.431858312450573e-15</text:p>
          </table:table-cell>
          <table:table-cell table:style-name="ce20" office:value-type="float" office:value="8.43185831245055E-015" calcext:value-type="float">
            <text:p>8.43E-15</text:p>
          </table:table-cell>
          <table:table-cell table:formula="of:=[.X17]-[.Y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3, 2.358392223956633e+00</text:p>
          </table:table-cell>
          <table:table-cell table:formula="of:=RIGHT([.A18]; LEN([.A18])-10)" office:value-type="string" office:string-value=" 2.358392223956633e+00" calcext:value-type="string">
            <text:p><text:s/>2.358392223956633e+00</text:p>
          </table:table-cell>
          <table:table-cell office:value-type="float" office:value="2.35839222395663" calcext:value-type="float">
            <text:p>2.35839222395663</text:p>
          </table:table-cell>
          <table:table-cell table:formula="of:=ABS([.B18]-[.C1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3, 0.000000000000000e+00</text:p>
          </table:table-cell>
          <table:table-cell table:formula="of:=RIGHT([.K18]; LEN([.K1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8]-[.M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3, 2.158185809574683e-27</text:p>
          </table:table-cell>
          <table:table-cell table:formula="of:=RIGHT([.Q18]; LEN([.Q18])-13)" office:value-type="string" office:string-value=" 2.158185809574683e-27" calcext:value-type="string">
            <text:p><text:s/>2.158185809574683e-27</text:p>
          </table:table-cell>
          <table:table-cell table:style-name="ce20" office:value-type="float" office:value="2.15818580957468E-027" calcext:value-type="float">
            <text:p>2.16E-27</text:p>
          </table:table-cell>
          <table:table-cell table:formula="of:=[.R18]-[.S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3, -2.939199086388557e-20</text:p>
          </table:table-cell>
          <table:table-cell table:formula="of:=RIGHT([.W18]; LEN([.W18])-12)" office:value-type="string" office:string-value=" -2.939199086388557e-20" calcext:value-type="string">
            <text:p><text:s/>-2.939199086388557e-20</text:p>
          </table:table-cell>
          <table:table-cell table:style-name="ce20" office:value-type="float" office:value="-2.93919908638856E-020" calcext:value-type="float">
            <text:p>-2.94E-20</text:p>
          </table:table-cell>
          <table:table-cell table:formula="of:=[.X18]-[.Y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4, 3.278425594205167e+00</text:p>
          </table:table-cell>
          <table:table-cell table:formula="of:=RIGHT([.A19]; LEN([.A19])-10)" office:value-type="string" office:string-value=" 3.278425594205167e+00" calcext:value-type="string">
            <text:p><text:s/>3.278425594205167e+00</text:p>
          </table:table-cell>
          <table:table-cell office:value-type="float" office:value="3.27842559420517" calcext:value-type="float">
            <text:p>3.27842559420517</text:p>
          </table:table-cell>
          <table:table-cell table:formula="of:=ABS([.B19]-[.C1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4, 0.000000000000000e+00</text:p>
          </table:table-cell>
          <table:table-cell table:formula="of:=RIGHT([.K19]; LEN([.K1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19]-[.M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4, -2.224681042875224e-29</text:p>
          </table:table-cell>
          <table:table-cell table:formula="of:=RIGHT([.Q19]; LEN([.Q19])-13)" office:value-type="string" office:string-value=" -2.224681042875224e-29" calcext:value-type="string">
            <text:p><text:s/>-2.224681042875224e-29</text:p>
          </table:table-cell>
          <table:table-cell table:style-name="ce20" office:value-type="float" office:value="-2.22468104287522E-029" calcext:value-type="float">
            <text:p>-2.22E-29</text:p>
          </table:table-cell>
          <table:table-cell table:formula="of:=[.R19]-[.S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4, 1.260319264759700e-21</text:p>
          </table:table-cell>
          <table:table-cell table:formula="of:=RIGHT([.W19]; LEN([.W19])-12)" office:value-type="string" office:string-value=" 1.260319264759700e-21" calcext:value-type="string">
            <text:p><text:s/>1.260319264759700e-21</text:p>
          </table:table-cell>
          <table:table-cell table:style-name="ce20" office:value-type="float" office:value="1.2603192647597E-021" calcext:value-type="float">
            <text:p>1.26E-21</text:p>
          </table:table-cell>
          <table:table-cell table:formula="of:=[.X19]-[.Y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5, 3.278425594205168e+00</text:p>
          </table:table-cell>
          <table:table-cell table:formula="of:=RIGHT([.A20]; LEN([.A20])-10)" office:value-type="string" office:string-value=" 3.278425594205168e+00" calcext:value-type="string">
            <text:p><text:s/>3.278425594205168e+00</text:p>
          </table:table-cell>
          <table:table-cell office:value-type="float" office:value="3.27842559420517" calcext:value-type="float">
            <text:p>3.27842559420517</text:p>
          </table:table-cell>
          <table:table-cell table:formula="of:=ABS([.B20]-[.C2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5, 0.000000000000000e+00</text:p>
          </table:table-cell>
          <table:table-cell table:formula="of:=RIGHT([.K20]; LEN([.K2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0]-[.M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5, 1.927387942732962e-30</text:p>
          </table:table-cell>
          <table:table-cell table:formula="of:=RIGHT([.Q20]; LEN([.Q20])-13)" office:value-type="string" office:string-value=" 1.927387942732962e-30" calcext:value-type="string">
            <text:p><text:s/>1.927387942732962e-30</text:p>
          </table:table-cell>
          <table:table-cell table:style-name="ce20" office:value-type="float" office:value="1.92738794273296E-030" calcext:value-type="float">
            <text:p>1.93E-30</text:p>
          </table:table-cell>
          <table:table-cell table:formula="of:=[.R20]-[.S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5, -2.294393791564695e-27</text:p>
          </table:table-cell>
          <table:table-cell table:formula="of:=RIGHT([.W20]; LEN([.W20])-12)" office:value-type="string" office:string-value=" -2.294393791564695e-27" calcext:value-type="string">
            <text:p><text:s/>-2.294393791564695e-27</text:p>
          </table:table-cell>
          <table:table-cell table:style-name="ce20" office:value-type="float" office:value="-2.29439379156469E-027" calcext:value-type="float">
            <text:p>-2.29E-27</text:p>
          </table:table-cell>
          <table:table-cell table:formula="of:=[.X20]-[.Y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6, 2.358392223956634e+00</text:p>
          </table:table-cell>
          <table:table-cell table:formula="of:=RIGHT([.A21]; LEN([.A21])-10)" office:value-type="string" office:string-value=" 2.358392223956634e+00" calcext:value-type="string">
            <text:p><text:s/>2.358392223956634e+00</text:p>
          </table:table-cell>
          <table:table-cell office:value-type="float" office:value="2.35839222395663" calcext:value-type="float">
            <text:p>2.35839222395663</text:p>
          </table:table-cell>
          <table:table-cell table:formula="of:=ABS([.B21]-[.C2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6, 0.000000000000000e+00</text:p>
          </table:table-cell>
          <table:table-cell table:formula="of:=RIGHT([.K21]; LEN([.K2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1]-[.M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6, 0.000000000000000e+00</text:p>
          </table:table-cell>
          <table:table-cell table:formula="of:=RIGHT([.Q21]; LEN([.Q2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1]-[.S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6, 3.047378746465472e-29</text:p>
          </table:table-cell>
          <table:table-cell table:formula="of:=RIGHT([.W21]; LEN([.W21])-12)" office:value-type="string" office:string-value=" 3.047378746465472e-29" calcext:value-type="string">
            <text:p><text:s/>3.047378746465472e-29</text:p>
          </table:table-cell>
          <table:table-cell table:style-name="ce20" office:value-type="float" office:value="3.04737874646547E-029" calcext:value-type="float">
            <text:p>3.05E-29</text:p>
          </table:table-cell>
          <table:table-cell table:formula="of:=[.X21]-[.Y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7, 1.057268553915327e+00</text:p>
          </table:table-cell>
          <table:table-cell table:formula="of:=RIGHT([.A22]; LEN([.A22])-10)" office:value-type="string" office:string-value=" 1.057268553915327e+00" calcext:value-type="string">
            <text:p><text:s/>1.057268553915327e+00</text:p>
          </table:table-cell>
          <table:table-cell office:value-type="float" office:value="1.05726855391533" calcext:value-type="float">
            <text:p>1.05726855391533</text:p>
          </table:table-cell>
          <table:table-cell table:formula="of:=ABS([.B22]-[.C2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7, 0.000000000000000e+00</text:p>
          </table:table-cell>
          <table:table-cell table:formula="of:=RIGHT([.K22]; LEN([.K2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2]-[.M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7, 0.000000000000000e+00</text:p>
          </table:table-cell>
          <table:table-cell table:formula="of:=RIGHT([.Q22]; LEN([.Q2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2]-[.S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7, -2.104213444278592e-31</text:p>
          </table:table-cell>
          <table:table-cell table:formula="of:=RIGHT([.W22]; LEN([.W22])-12)" office:value-type="string" office:string-value=" -2.104213444278592e-31" calcext:value-type="string">
            <text:p><text:s/>-2.104213444278592e-31</text:p>
          </table:table-cell>
          <table:table-cell table:style-name="ce20" office:value-type="float" office:value="-2.10421344427859E-031" calcext:value-type="float">
            <text:p>-2.10E-31</text:p>
          </table:table-cell>
          <table:table-cell table:formula="of:=[.X22]-[.Y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8, 1.372351836667933e-01</text:p>
          </table:table-cell>
          <table:table-cell table:formula="of:=RIGHT([.A23]; LEN([.A23])-10)" office:value-type="string" office:string-value=" 1.372351836667933e-01" calcext:value-type="string">
            <text:p><text:s/>1.372351836667933e-01</text:p>
          </table:table-cell>
          <table:table-cell office:value-type="float" office:value="0.137235183666793" calcext:value-type="float">
            <text:p>0.137235183666793</text:p>
          </table:table-cell>
          <table:table-cell table:formula="of:=ABS([.B23]-[.C2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8, 0.000000000000000e+00</text:p>
          </table:table-cell>
          <table:table-cell table:formula="of:=RIGHT([.K23]; LEN([.K2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3]-[.M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8, 0.000000000000000e+00</text:p>
          </table:table-cell>
          <table:table-cell table:formula="of:=RIGHT([.Q23]; LEN([.Q2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3]-[.S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8, 1.434322289255221e-33</text:p>
          </table:table-cell>
          <table:table-cell table:formula="of:=RIGHT([.W23]; LEN([.W23])-12)" office:value-type="string" office:string-value=" 1.434322289255221e-33" calcext:value-type="string">
            <text:p><text:s/>1.434322289255221e-33</text:p>
          </table:table-cell>
          <table:table-cell table:style-name="ce20" office:value-type="float" office:value="1.43432228925522E-033" calcext:value-type="float">
            <text:p>1.43E-33</text:p>
          </table:table-cell>
          <table:table-cell table:formula="of:=[.X23]-[.Y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9, 1.372351836667929e-01</text:p>
          </table:table-cell>
          <table:table-cell table:formula="of:=RIGHT([.A24]; LEN([.A24])-10)" office:value-type="string" office:string-value=" 1.372351836667929e-01" calcext:value-type="string">
            <text:p><text:s/>1.372351836667929e-01</text:p>
          </table:table-cell>
          <table:table-cell office:value-type="float" office:value="0.137235183666793" calcext:value-type="float">
            <text:p>0.137235183666793</text:p>
          </table:table-cell>
          <table:table-cell table:formula="of:=ABS([.B24]-[.C2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9, 0.000000000000000e+00</text:p>
          </table:table-cell>
          <table:table-cell table:formula="of:=RIGHT([.K24]; LEN([.K2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4]-[.M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9, 0.000000000000000e+00</text:p>
          </table:table-cell>
          <table:table-cell table:formula="of:=RIGHT([.Q24]; LEN([.Q2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4]-[.S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9, 0.000000000000000e+00</text:p>
          </table:table-cell>
          <table:table-cell table:formula="of:=RIGHT([.W24]; LEN([.W24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4]-[.Y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0, 1.057268553915327e+00</text:p>
          </table:table-cell>
          <table:table-cell table:formula="of:=RIGHT([.A25]; LEN([.A25])-10)" office:value-type="string" office:string-value=" 1.057268553915327e+00" calcext:value-type="string">
            <text:p><text:s/>1.057268553915327e+00</text:p>
          </table:table-cell>
          <table:table-cell office:value-type="float" office:value="1.05726855391533" calcext:value-type="float">
            <text:p>1.05726855391533</text:p>
          </table:table-cell>
          <table:table-cell table:formula="of:=ABS([.B25]-[.C2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0, 0.000000000000000e+00</text:p>
          </table:table-cell>
          <table:table-cell table:formula="of:=RIGHT([.K25]; LEN([.K2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5]-[.M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0, 0.000000000000000e+00</text:p>
          </table:table-cell>
          <table:table-cell table:formula="of:=RIGHT([.Q25]; LEN([.Q2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5]-[.S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0, 0.000000000000000e+00</text:p>
          </table:table-cell>
          <table:table-cell table:formula="of:=RIGHT([.W25]; LEN([.W25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5]-[.Y2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1, 2.358392223956633e+00</text:p>
          </table:table-cell>
          <table:table-cell table:formula="of:=RIGHT([.A26]; LEN([.A26])-10)" office:value-type="string" office:string-value=" 2.358392223956633e+00" calcext:value-type="string">
            <text:p><text:s/>2.358392223956633e+00</text:p>
          </table:table-cell>
          <table:table-cell office:value-type="float" office:value="2.35839222395663" calcext:value-type="float">
            <text:p>2.35839222395663</text:p>
          </table:table-cell>
          <table:table-cell table:formula="of:=ABS([.B26]-[.C2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1, 0.000000000000000e+00</text:p>
          </table:table-cell>
          <table:table-cell table:formula="of:=RIGHT([.K26]; LEN([.K2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6]-[.M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1, 0.000000000000000e+00</text:p>
          </table:table-cell>
          <table:table-cell table:formula="of:=RIGHT([.Q26]; LEN([.Q2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6]-[.S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1, 0.000000000000000e+00</text:p>
          </table:table-cell>
          <table:table-cell table:formula="of:=RIGHT([.W26]; LEN([.W26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6]-[.Y2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2, 3.278425594205167e+00</text:p>
          </table:table-cell>
          <table:table-cell table:formula="of:=RIGHT([.A27]; LEN([.A27])-10)" office:value-type="string" office:string-value=" 3.278425594205167e+00" calcext:value-type="string">
            <text:p><text:s/>3.278425594205167e+00</text:p>
          </table:table-cell>
          <table:table-cell office:value-type="float" office:value="3.27842559420517" calcext:value-type="float">
            <text:p>3.27842559420517</text:p>
          </table:table-cell>
          <table:table-cell table:formula="of:=ABS([.B27]-[.C2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2, 0.000000000000000e+00</text:p>
          </table:table-cell>
          <table:table-cell table:formula="of:=RIGHT([.K27]; LEN([.K2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7]-[.M2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2, 0.000000000000000e+00</text:p>
          </table:table-cell>
          <table:table-cell table:formula="of:=RIGHT([.Q27]; LEN([.Q2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7]-[.S2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2, 0.000000000000000e+00</text:p>
          </table:table-cell>
          <table:table-cell table:formula="of:=RIGHT([.W27]; LEN([.W27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7]-[.Y2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3, 3.278425594205168e+00</text:p>
          </table:table-cell>
          <table:table-cell table:formula="of:=RIGHT([.A28]; LEN([.A28])-10)" office:value-type="string" office:string-value=" 3.278425594205168e+00" calcext:value-type="string">
            <text:p><text:s/>3.278425594205168e+00</text:p>
          </table:table-cell>
          <table:table-cell office:value-type="float" office:value="3.27842559420517" calcext:value-type="float">
            <text:p>3.27842559420517</text:p>
          </table:table-cell>
          <table:table-cell table:formula="of:=ABS([.B28]-[.C2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3, 0.000000000000000e+00</text:p>
          </table:table-cell>
          <table:table-cell table:formula="of:=RIGHT([.K28]; LEN([.K2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8]-[.M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3, 0.000000000000000e+00</text:p>
          </table:table-cell>
          <table:table-cell table:formula="of:=RIGHT([.Q28]; LEN([.Q2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8]-[.S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3, 0.000000000000000e+00</text:p>
          </table:table-cell>
          <table:table-cell table:formula="of:=RIGHT([.W28]; LEN([.W28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8]-[.Y2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4, 2.358392223956634e+00</text:p>
          </table:table-cell>
          <table:table-cell table:formula="of:=RIGHT([.A29]; LEN([.A29])-10)" office:value-type="string" office:string-value=" 2.358392223956634e+00" calcext:value-type="string">
            <text:p><text:s/>2.358392223956634e+00</text:p>
          </table:table-cell>
          <table:table-cell office:value-type="float" office:value="2.35839222395663" calcext:value-type="float">
            <text:p>2.35839222395663</text:p>
          </table:table-cell>
          <table:table-cell table:formula="of:=ABS([.B29]-[.C2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4, 0.000000000000000e+00</text:p>
          </table:table-cell>
          <table:table-cell table:formula="of:=RIGHT([.K29]; LEN([.K2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9]-[.M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4, 0.000000000000000e+00</text:p>
          </table:table-cell>
          <table:table-cell table:formula="of:=RIGHT([.Q29]; LEN([.Q2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29]-[.S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4, 0.000000000000000e+00</text:p>
          </table:table-cell>
          <table:table-cell table:formula="of:=RIGHT([.W29]; LEN([.W29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29]-[.Y2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5, 1.057268553915328e+00</text:p>
          </table:table-cell>
          <table:table-cell table:formula="of:=RIGHT([.A30]; LEN([.A30])-10)" office:value-type="string" office:string-value=" 1.057268553915328e+00" calcext:value-type="string">
            <text:p><text:s/>1.057268553915328e+00</text:p>
          </table:table-cell>
          <table:table-cell office:value-type="float" office:value="1.05726855391533" calcext:value-type="float">
            <text:p>1.05726855391533</text:p>
          </table:table-cell>
          <table:table-cell table:formula="of:=ABS([.B30]-[.C3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5, 0.000000000000000e+00</text:p>
          </table:table-cell>
          <table:table-cell table:formula="of:=RIGHT([.K30]; LEN([.K3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0]-[.M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5, 0.000000000000000e+00</text:p>
          </table:table-cell>
          <table:table-cell table:formula="of:=RIGHT([.Q30]; LEN([.Q3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0]-[.S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5, 0.000000000000000e+00</text:p>
          </table:table-cell>
          <table:table-cell table:formula="of:=RIGHT([.W30]; LEN([.W30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0]-[.Y3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6, 1.372351836667933e-01</text:p>
          </table:table-cell>
          <table:table-cell table:formula="of:=RIGHT([.A31]; LEN([.A31])-10)" office:value-type="string" office:string-value=" 1.372351836667933e-01" calcext:value-type="string">
            <text:p><text:s/>1.372351836667933e-01</text:p>
          </table:table-cell>
          <table:table-cell office:value-type="float" office:value="0.137235183666793" calcext:value-type="float">
            <text:p>0.137235183666793</text:p>
          </table:table-cell>
          <table:table-cell table:formula="of:=ABS([.B31]-[.C3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6, 0.000000000000000e+00</text:p>
          </table:table-cell>
          <table:table-cell table:formula="of:=RIGHT([.K31]; LEN([.K3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1]-[.M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6, 0.000000000000000e+00</text:p>
          </table:table-cell>
          <table:table-cell table:formula="of:=RIGHT([.Q31]; LEN([.Q3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1]-[.S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6, 0.000000000000000e+00</text:p>
          </table:table-cell>
          <table:table-cell table:formula="of:=RIGHT([.W31]; LEN([.W31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1]-[.Y3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7, 1.372351836667927e-01</text:p>
          </table:table-cell>
          <table:table-cell table:formula="of:=RIGHT([.A32]; LEN([.A32])-10)" office:value-type="string" office:string-value=" 1.372351836667927e-01" calcext:value-type="string">
            <text:p><text:s/>1.372351836667927e-01</text:p>
          </table:table-cell>
          <table:table-cell office:value-type="float" office:value="0.137235183666793" calcext:value-type="float">
            <text:p>0.137235183666793</text:p>
          </table:table-cell>
          <table:table-cell table:formula="of:=ABS([.B32]-[.C3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7, 0.000000000000000e+00</text:p>
          </table:table-cell>
          <table:table-cell table:formula="of:=RIGHT([.K32]; LEN([.K3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2]-[.M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7, 0.000000000000000e+00</text:p>
          </table:table-cell>
          <table:table-cell table:formula="of:=RIGHT([.Q32]; LEN([.Q3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2]-[.S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7, 0.000000000000000e+00</text:p>
          </table:table-cell>
          <table:table-cell table:formula="of:=RIGHT([.W32]; LEN([.W32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2]-[.Y3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8, 1.057268553915326e+00</text:p>
          </table:table-cell>
          <table:table-cell table:formula="of:=RIGHT([.A33]; LEN([.A33])-10)" office:value-type="string" office:string-value=" 1.057268553915326e+00" calcext:value-type="string">
            <text:p><text:s/>1.057268553915326e+00</text:p>
          </table:table-cell>
          <table:table-cell office:value-type="float" office:value="1.05726855391533" calcext:value-type="float">
            <text:p>1.05726855391533</text:p>
          </table:table-cell>
          <table:table-cell table:formula="of:=ABS([.B33]-[.C33])" office:value-type="float" office:value="3.99680288865056E-015" calcext:value-type="float">
            <text:p>3.99680288865056E-15</text:p>
          </table:table-cell>
          <table:table-cell table:number-columns-repeated="6"/>
          <table:table-cell office:value-type="string" calcext:value-type="string">
            <text:p>i, phi1 = 28, 0.000000000000000e+00</text:p>
          </table:table-cell>
          <table:table-cell table:formula="of:=RIGHT([.K33]; LEN([.K3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3]-[.M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8, 0.000000000000000e+00</text:p>
          </table:table-cell>
          <table:table-cell table:formula="of:=RIGHT([.Q33]; LEN([.Q3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3]-[.S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8, 0.000000000000000e+00</text:p>
          </table:table-cell>
          <table:table-cell table:formula="of:=RIGHT([.W33]; LEN([.W33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3]-[.Y3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9, 2.358392223956630e+00</text:p>
          </table:table-cell>
          <table:table-cell table:formula="of:=RIGHT([.A34]; LEN([.A34])-10)" office:value-type="string" office:string-value=" 2.358392223956630e+00" calcext:value-type="string">
            <text:p><text:s/>2.358392223956630e+00</text:p>
          </table:table-cell>
          <table:table-cell office:value-type="float" office:value="2.35839222395663" calcext:value-type="float">
            <text:p>2.35839222395663</text:p>
          </table:table-cell>
          <table:table-cell table:formula="of:=ABS([.B34]-[.C3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9, 0.000000000000000e+00</text:p>
          </table:table-cell>
          <table:table-cell table:formula="of:=RIGHT([.K34]; LEN([.K3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4]-[.M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9, 0.000000000000000e+00</text:p>
          </table:table-cell>
          <table:table-cell table:formula="of:=RIGHT([.Q34]; LEN([.Q3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4]-[.S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9, 0.000000000000000e+00</text:p>
          </table:table-cell>
          <table:table-cell table:formula="of:=RIGHT([.W34]; LEN([.W34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4]-[.Y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0, 3.278425594205167e+00</text:p>
          </table:table-cell>
          <table:table-cell table:formula="of:=RIGHT([.A35]; LEN([.A35])-10)" office:value-type="string" office:string-value=" 3.278425594205167e+00" calcext:value-type="string">
            <text:p><text:s/>3.278425594205167e+00</text:p>
          </table:table-cell>
          <table:table-cell office:value-type="float" office:value="3.27842559420517" calcext:value-type="float">
            <text:p>3.27842559420517</text:p>
          </table:table-cell>
          <table:table-cell table:formula="of:=ABS([.B35]-[.C3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0, 0.000000000000000e+00</text:p>
          </table:table-cell>
          <table:table-cell table:formula="of:=RIGHT([.K35]; LEN([.K3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5]-[.M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0, 0.000000000000000e+00</text:p>
          </table:table-cell>
          <table:table-cell table:formula="of:=RIGHT([.Q35]; LEN([.Q3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5]-[.S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0, 0.000000000000000e+00</text:p>
          </table:table-cell>
          <table:table-cell table:formula="of:=RIGHT([.W35]; LEN([.W35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5]-[.Y3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1, 3.278425594205168e+00</text:p>
          </table:table-cell>
          <table:table-cell table:formula="of:=RIGHT([.A36]; LEN([.A36])-10)" office:value-type="string" office:string-value=" 3.278425594205168e+00" calcext:value-type="string">
            <text:p><text:s/>3.278425594205168e+00</text:p>
          </table:table-cell>
          <table:table-cell office:value-type="float" office:value="3.27842559420517" calcext:value-type="float">
            <text:p>3.27842559420517</text:p>
          </table:table-cell>
          <table:table-cell table:formula="of:=ABS([.B36]-[.C3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1, 0.000000000000000e+00</text:p>
          </table:table-cell>
          <table:table-cell table:formula="of:=RIGHT([.K36]; LEN([.K3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6]-[.M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1, 0.000000000000000e+00</text:p>
          </table:table-cell>
          <table:table-cell table:formula="of:=RIGHT([.Q36]; LEN([.Q3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6]-[.S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1, 0.000000000000000e+00</text:p>
          </table:table-cell>
          <table:table-cell table:formula="of:=RIGHT([.W36]; LEN([.W36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6]-[.Y3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2, 2.358392223956632e+00</text:p>
          </table:table-cell>
          <table:table-cell table:formula="of:=RIGHT([.A37]; LEN([.A37])-10)" office:value-type="string" office:string-value=" 2.358392223956632e+00" calcext:value-type="string">
            <text:p><text:s/>2.358392223956632e+00</text:p>
          </table:table-cell>
          <table:table-cell office:value-type="float" office:value="2.35839222395663" calcext:value-type="float">
            <text:p>2.35839222395663</text:p>
          </table:table-cell>
          <table:table-cell table:formula="of:=ABS([.B37]-[.C3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2, 0.000000000000000e+00</text:p>
          </table:table-cell>
          <table:table-cell table:formula="of:=RIGHT([.K37]; LEN([.K3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7]-[.M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2, 0.000000000000000e+00</text:p>
          </table:table-cell>
          <table:table-cell table:formula="of:=RIGHT([.Q37]; LEN([.Q3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7]-[.S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2, 0.000000000000000e+00</text:p>
          </table:table-cell>
          <table:table-cell table:formula="of:=RIGHT([.W37]; LEN([.W37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7]-[.Y3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3, 1.057268553915331e+00</text:p>
          </table:table-cell>
          <table:table-cell table:formula="of:=RIGHT([.A38]; LEN([.A38])-10)" office:value-type="string" office:string-value=" 1.057268553915331e+00" calcext:value-type="string">
            <text:p><text:s/>1.057268553915331e+00</text:p>
          </table:table-cell>
          <table:table-cell office:value-type="float" office:value="1.05726855391533" calcext:value-type="float">
            <text:p>1.05726855391533</text:p>
          </table:table-cell>
          <table:table-cell table:formula="of:=ABS([.B38]-[.C3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3, 0.000000000000000e+00</text:p>
          </table:table-cell>
          <table:table-cell table:formula="of:=RIGHT([.K38]; LEN([.K3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8]-[.M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3, 0.000000000000000e+00</text:p>
          </table:table-cell>
          <table:table-cell table:formula="of:=RIGHT([.Q38]; LEN([.Q3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8]-[.S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3, 0.000000000000000e+00</text:p>
          </table:table-cell>
          <table:table-cell table:formula="of:=RIGHT([.W38]; LEN([.W38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8]-[.Y3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4, 1.372351836667935e-01</text:p>
          </table:table-cell>
          <table:table-cell table:formula="of:=RIGHT([.A39]; LEN([.A39])-10)" office:value-type="string" office:string-value=" 1.372351836667935e-01" calcext:value-type="string">
            <text:p><text:s/>1.372351836667935e-01</text:p>
          </table:table-cell>
          <table:table-cell office:value-type="float" office:value="0.137235183666794" calcext:value-type="float">
            <text:p>0.137235183666794</text:p>
          </table:table-cell>
          <table:table-cell table:formula="of:=ABS([.B39]-[.C39])" office:value-type="float" office:value="4.9960036108132E-016" calcext:value-type="float">
            <text:p>4.9960036108132E-16</text:p>
          </table:table-cell>
          <table:table-cell table:number-columns-repeated="6"/>
          <table:table-cell office:value-type="string" calcext:value-type="string">
            <text:p>i, phi1 = 34, 0.000000000000000e+00</text:p>
          </table:table-cell>
          <table:table-cell table:formula="of:=RIGHT([.K39]; LEN([.K3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9]-[.M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4, 0.000000000000000e+00</text:p>
          </table:table-cell>
          <table:table-cell table:formula="of:=RIGHT([.Q39]; LEN([.Q3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39]-[.S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4, 0.000000000000000e+00</text:p>
          </table:table-cell>
          <table:table-cell table:formula="of:=RIGHT([.W39]; LEN([.W39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39]-[.Y3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5, 1.372351836667924e-01</text:p>
          </table:table-cell>
          <table:table-cell table:formula="of:=RIGHT([.A40]; LEN([.A40])-10)" office:value-type="string" office:string-value=" 1.372351836667924e-01" calcext:value-type="string">
            <text:p><text:s/>1.372351836667924e-01</text:p>
          </table:table-cell>
          <table:table-cell office:value-type="float" office:value="0.137235183666792" calcext:value-type="float">
            <text:p>0.137235183666792</text:p>
          </table:table-cell>
          <table:table-cell table:formula="of:=ABS([.B40]-[.C4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5, 0.000000000000000e+00</text:p>
          </table:table-cell>
          <table:table-cell table:formula="of:=RIGHT([.K40]; LEN([.K4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40]-[.M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5, 0.000000000000000e+00</text:p>
          </table:table-cell>
          <table:table-cell table:formula="of:=RIGHT([.Q40]; LEN([.Q4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R40]-[.S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5, 0.000000000000000e+00</text:p>
          </table:table-cell>
          <table:table-cell table:formula="of:=RIGHT([.W40]; LEN([.W40])-12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X40]-[.Y4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8"/>
          <table:table-cell table:style-name="Default"/>
          <table:table-cell table:number-columns-repeated="8"/>
          <table:table-cell table:style-name="ce18"/>
          <table:table-cell table:style-name="Default"/>
          <table:table-cell table:number-columns-repeated="4"/>
          <table:table-cell table:style-name="ce18"/>
          <table:table-cell table:style-name="Default"/>
          <table:table-cell table:number-columns-repeated="4"/>
          <table:table-cell table:style-name="ce18"/>
          <table:table-cell table:style-name="Default"/>
          <table:table-cell table:number-columns-repeated="3"/>
        </table:table-row>
      </table:table>
      <table:table table:name="Step 3" table:style-name="ta1">
        <table:table-column table:style-name="co1" table:default-cell-style-name="ce17"/>
        <table:table-column table:style-name="co1" table:default-cell-style-name="ce19"/>
        <table:table-column table:style-name="co1" table:number-columns-repeated="8" table:default-cell-style-name="Default"/>
        <table:table-column table:style-name="co1" table:default-cell-style-name="ce17"/>
        <table:table-column table:style-name="co1" table:default-cell-style-name="ce19"/>
        <table:table-column table:style-name="co1" table:number-columns-repeated="4" table:default-cell-style-name="Default"/>
        <table:table-column table:style-name="co1" table:default-cell-style-name="ce17"/>
        <table:table-column table:style-name="co1" table:default-cell-style-name="ce19"/>
        <table:table-column table:style-name="co1" table:default-cell-style-name="ce20"/>
        <table:table-column table:style-name="co1" table:number-columns-repeated="3" table:default-cell-style-name="Default"/>
        <table:table-column table:style-name="co1" table:default-cell-style-name="ce17"/>
        <table:table-column table:style-name="co1" table:default-cell-style-name="ce19"/>
        <table:table-column table:style-name="co1" table:default-cell-style-name="ce20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dt</text:p>
          </table:table-cell>
          <table:covered-table-cell table:number-columns-repeated="2"/>
          <table:table-cell/>
          <table:table-cell table:style-name="ce1" office:value-type="string" calcext:value-type="string" table:number-columns-spanned="5" table:number-rows-spanned="1">
            <text:p>RK step 1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RK step 2</text:p>
          </table:table-cell>
          <table:covered-table-cell table:number-columns-repeated="2" table:style-name="Default"/>
          <table:covered-table-cell table:number-columns-repeated="2"/>
          <table:table-cell/>
          <table:table-cell table:style-name="ce1" office:value-type="string" calcext:value-type="string" table:number-columns-spanned="5" table:number-rows-spanned="1">
            <text:p>RK step 3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a_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 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t_matlab</text:p>
          </table:table-cell>
          <table:table-cell office:value-type="string" calcext:value-type="string">
            <text:p>difference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table:style-name="Default"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table:style-name="Default"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</table:table-row>
        <table:table-row table:style-name="ro2">
          <table:table-cell office:value-type="string" calcext:value-type="string">
            <text:p>i, a = -2, 2.709761282934111e+00</text:p>
          </table:table-cell>
          <table:table-cell table:formula="of:=RIGHT([.A3]; LEN([.A3])-10)" office:value-type="string" office:string-value=" 2.709761282934111e+00" calcext:value-type="string">
            <text:p><text:s/>2.709761282934111e+00</text:p>
          </table:table-cell>
          <table:table-cell office:value-type="float" office:value="2.70976128293411" calcext:value-type="float">
            <text:p>2.70976128293411</text:p>
          </table:table-cell>
          <table:table-cell table:formula="of:=ABS([.B3]-[.C3])" office:value-type="float" office:value="0" calcext:value-type="float">
            <text:p>0</text:p>
          </table:table-cell>
          <table:table-cell table:formula="of:=MAX([.D3:.D40])" office:value-type="float" office:value="0" calcext:value-type="float">
            <text:p>0</text:p>
          </table:table-cell>
          <table:table-cell/>
          <table:table-cell table:style-name="ce17" office:value-type="float" office:value="0.0369036197504899" calcext:value-type="float">
            <text:p>0.03690361975049</text:p>
          </table:table-cell>
          <table:table-cell office:value-type="float" office:value="0.0369036197504899" calcext:value-type="float">
            <text:p>0.03690361975049</text:p>
          </table:table-cell>
          <table:table-cell table:formula="of:=[.G3]-[.H3]" office:value-type="float" office:value="0" calcext:value-type="float">
            <text:p>0</text:p>
          </table:table-cell>
          <table:table-cell/>
          <table:table-cell office:value-type="string" calcext:value-type="string">
            <text:p>i, phi1 = -2, 1.999551207760163e+00</text:p>
          </table:table-cell>
          <table:table-cell table:formula="of:=RIGHT([.K3]; LEN([.K3])-13)" office:value-type="string" office:string-value=" 1.999551207760163e+00" calcext:value-type="string">
            <text:p><text:s/>1.999551207760163e+00</text:p>
          </table:table-cell>
          <table:table-cell office:value-type="float" office:value="1.99955120776016" calcext:value-type="float">
            <text:p>1.99955120776016</text:p>
          </table:table-cell>
          <table:table-cell table:formula="of:=[.L3]-[.M3]" office:value-type="float" office:value="0" calcext:value-type="float">
            <text:p>0</text:p>
          </table:table-cell>
          <table:table-cell table:formula="of:=MAX([.N3:.N40])" office:value-type="float" office:value="1.83015730011275E-028" calcext:value-type="float">
            <text:p>1.83015730011275E-28</text:p>
          </table:table-cell>
          <table:table-cell/>
          <table:table-cell office:value-type="string" calcext:value-type="string">
            <text:p>i, phi2 = -2, 1.999482863933749e+00</text:p>
          </table:table-cell>
          <table:table-cell table:formula="of:=RIGHT([.Q3]; LEN([.Q3])-13)" office:value-type="string" office:string-value=" 1.999482863933749e+00" calcext:value-type="string">
            <text:p><text:s/>1.999482863933749e+00</text:p>
          </table:table-cell>
          <table:table-cell table:style-name="Default" office:value-type="float" office:value="1.99948286393375" calcext:value-type="float">
            <text:p>1.99948286393375</text:p>
          </table:table-cell>
          <table:table-cell table:formula="of:=[.R3]-[.S3]" office:value-type="float" office:value="0" calcext:value-type="float">
            <text:p>0</text:p>
          </table:table-cell>
          <table:table-cell table:formula="of:=MAX([.T3:.T40])" office:value-type="float" office:value="2.10311549927086E-031" calcext:value-type="float">
            <text:p>2.10311549927086E-31</text:p>
          </table:table-cell>
          <table:table-cell/>
          <table:table-cell office:value-type="string" calcext:value-type="string">
            <text:p>i, phi = -2, 1.999534548794083e+00</text:p>
          </table:table-cell>
          <table:table-cell table:formula="of:=RIGHT([.W3]; LEN([.W3])-12)" office:value-type="string" office:string-value=" 1.999534548794083e+00" calcext:value-type="string">
            <text:p><text:s/>1.999534548794083e+00</text:p>
          </table:table-cell>
          <table:table-cell table:style-name="Default" office:value-type="float" office:value="1.99953454879408" calcext:value-type="float">
            <text:p>1.99953454879408</text:p>
          </table:table-cell>
          <table:table-cell table:formula="of:=[.X3]-[.Y3]" office:value-type="float" office:value="0" calcext:value-type="float">
            <text:p>0</text:p>
          </table:table-cell>
          <table:table-cell table:formula="of:=MAX([.Z3:.Z40])" office:value-type="float" office:value="1.98316551859588E-022" calcext:value-type="float">
            <text:p>1.98316551859588E-22</text:p>
          </table:table-cell>
        </table:table-row>
        <table:table-row table:style-name="ro2">
          <table:table-cell office:value-type="string" calcext:value-type="string">
            <text:p>i, a = -1, 2.709761282934111e+00</text:p>
          </table:table-cell>
          <table:table-cell table:formula="of:=RIGHT([.A4]; LEN([.A4])-10)" office:value-type="string" office:string-value=" 2.709761282934111e+00" calcext:value-type="string">
            <text:p><text:s/>2.709761282934111e+00</text:p>
          </table:table-cell>
          <table:table-cell office:value-type="float" office:value="2.70976128293411" calcext:value-type="float">
            <text:p>2.70976128293411</text:p>
          </table:table-cell>
          <table:table-cell table:formula="of:=ABS([.B4]-[.C4])" office:value-type="float" office:value="0" calcext:value-type="float">
            <text:p>0</text:p>
          </table:table-cell>
          <table:table-cell table:formula="of:=MIN([.D3:.D40])" office:value-type="float" office:value="0" calcext:value-type="float">
            <text:p>0</text:p>
          </table:table-cell>
          <table:table-cell/>
          <table:table-cell table:style-name="ce18"/>
          <table:table-cell table:number-columns-repeated="3"/>
          <table:table-cell office:value-type="string" calcext:value-type="string">
            <text:p>i, phi1 = -1, 1.981012122071474e+00</text:p>
          </table:table-cell>
          <table:table-cell table:formula="of:=RIGHT([.K4]; LEN([.K4])-13)" office:value-type="string" office:string-value=" 1.981012122071474e+00" calcext:value-type="string">
            <text:p><text:s/>1.981012122071474e+00</text:p>
          </table:table-cell>
          <table:table-cell office:value-type="float" office:value="1.98101212207147" calcext:value-type="float">
            <text:p>1.98101212207147</text:p>
          </table:table-cell>
          <table:table-cell table:formula="of:=[.L4]-[.M4]" office:value-type="float" office:value="0" calcext:value-type="float">
            <text:p>0</text:p>
          </table:table-cell>
          <table:table-cell table:formula="of:=MIN([.N3:.N40])" office:value-type="float" office:value="-4.78959436048522E-048" calcext:value-type="float">
            <text:p>-4.78959436048522E-48</text:p>
          </table:table-cell>
          <table:table-cell/>
          <table:table-cell office:value-type="string" calcext:value-type="string">
            <text:p>i, phi2 = -1, 1.977944490083105e+00</text:p>
          </table:table-cell>
          <table:table-cell table:formula="of:=RIGHT([.Q4]; LEN([.Q4])-13)" office:value-type="string" office:string-value=" 1.977944490083105e+00" calcext:value-type="string">
            <text:p><text:s/>1.977944490083105e+00</text:p>
          </table:table-cell>
          <table:table-cell table:style-name="Default" office:value-type="float" office:value="1.9779444900831" calcext:value-type="float">
            <text:p>1.9779444900831</text:p>
          </table:table-cell>
          <table:table-cell table:formula="of:=[.R4]-[.S4]" office:value-type="float" office:value="0" calcext:value-type="float">
            <text:p>0</text:p>
          </table:table-cell>
          <table:table-cell table:formula="of:=MIN([.T3:.T40])" office:value-type="float" office:value="-6.35274710440725E-022" calcext:value-type="float">
            <text:p>-6.35274710440725E-22</text:p>
          </table:table-cell>
          <table:table-cell/>
          <table:table-cell office:value-type="string" calcext:value-type="string">
            <text:p>i, phi = -1, 1.980437694894489e+00</text:p>
          </table:table-cell>
          <table:table-cell table:formula="of:=RIGHT([.W4]; LEN([.W4])-12)" office:value-type="string" office:string-value=" 1.980437694894489e+00" calcext:value-type="string">
            <text:p><text:s/>1.980437694894489e+00</text:p>
          </table:table-cell>
          <table:table-cell table:style-name="Default" office:value-type="float" office:value="1.98043769489449" calcext:value-type="float">
            <text:p>1.98043769489449</text:p>
          </table:table-cell>
          <table:table-cell table:formula="of:=[.X4]-[.Y4]" office:value-type="float" office:value="0" calcext:value-type="float">
            <text:p>0</text:p>
          </table:table-cell>
          <table:table-cell table:formula="of:=MIN([.Z3:.Z40])" office:value-type="float" office:value="-6.09863722023096E-020" calcext:value-type="float">
            <text:p>-6.09863722023096E-20</text:p>
          </table:table-cell>
        </table:table-row>
        <table:table-row table:style-name="ro2">
          <table:table-cell office:value-type="string" calcext:value-type="string">
            <text:p>i, a = 0, 1.789727912685577e+00</text:p>
          </table:table-cell>
          <table:table-cell table:formula="of:=RIGHT([.A5]; LEN([.A5])-10)" office:value-type="string" office:string-value="1.789727912685577e+00" calcext:value-type="string">
            <text:p>1.789727912685577e+00</text:p>
          </table:table-cell>
          <table:table-cell office:value-type="float" office:value="1.78972791268558" calcext:value-type="float">
            <text:p>1.78972791268558</text:p>
          </table:table-cell>
          <table:table-cell table:formula="of:=ABS([.B5]-[.C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0, 1.261564951111358e+00</text:p>
          </table:table-cell>
          <table:table-cell table:formula="of:=RIGHT([.K5]; LEN([.K5])-13)" office:value-type="string" office:string-value="1.261564951111358e+00" calcext:value-type="string">
            <text:p>1.261564951111358e+00</text:p>
          </table:table-cell>
          <table:table-cell office:value-type="float" office:value="1.26156495111136" calcext:value-type="float">
            <text:p>1.26156495111136</text:p>
          </table:table-cell>
          <table:table-cell table:formula="of:=[.L5]-[.M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0, 1.318158096109374e+00</text:p>
          </table:table-cell>
          <table:table-cell table:formula="of:=RIGHT([.Q5]; LEN([.Q5])-13)" office:value-type="string" office:string-value="1.318158096109374e+00" calcext:value-type="string">
            <text:p>1.318158096109374e+00</text:p>
          </table:table-cell>
          <table:table-cell table:style-name="Default" office:value-type="float" office:value="1.31815809610937" calcext:value-type="float">
            <text:p>1.31815809610937</text:p>
          </table:table-cell>
          <table:table-cell table:formula="of:=[.R5]-[.S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0, 1.271796145794394e+00</text:p>
          </table:table-cell>
          <table:table-cell table:formula="of:=RIGHT([.W5]; LEN([.W5])-12)" office:value-type="string" office:string-value="1.271796145794394e+00" calcext:value-type="string">
            <text:p>1.271796145794394e+00</text:p>
          </table:table-cell>
          <table:table-cell table:style-name="Default" office:value-type="float" office:value="1.27179614579439" calcext:value-type="float">
            <text:p>1.27179614579439</text:p>
          </table:table-cell>
          <table:table-cell table:formula="of:=[.X5]-[.Y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, 4.886042426442703e-01</text:p>
          </table:table-cell>
          <table:table-cell table:formula="of:=RIGHT([.A6]; LEN([.A6])-10)" office:value-type="string" office:string-value="4.886042426442703e-01" calcext:value-type="string">
            <text:p>4.886042426442703e-01</text:p>
          </table:table-cell>
          <table:table-cell office:value-type="float" office:value="0.48860424264427" calcext:value-type="float">
            <text:p>0.48860424264427</text:p>
          </table:table-cell>
          <table:table-cell table:formula="of:=ABS([.B6]-[.C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, 7.384350488886425e-01</text:p>
          </table:table-cell>
          <table:table-cell table:formula="of:=RIGHT([.K6]; LEN([.K6])-13)" office:value-type="string" office:string-value="7.384350488886425e-01" calcext:value-type="string">
            <text:p>7.384350488886425e-01</text:p>
          </table:table-cell>
          <table:table-cell office:value-type="float" office:value="0.738435048888642" calcext:value-type="float">
            <text:p>0.738435048888642</text:p>
          </table:table-cell>
          <table:table-cell table:formula="of:=[.L6]-[.M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, 6.818419038906260e-01</text:p>
          </table:table-cell>
          <table:table-cell table:formula="of:=RIGHT([.Q6]; LEN([.Q6])-13)" office:value-type="string" office:string-value="6.818419038906260e-01" calcext:value-type="string">
            <text:p>6.818419038906260e-01</text:p>
          </table:table-cell>
          <table:table-cell table:style-name="Default" office:value-type="float" office:value="0.681841903890626" calcext:value-type="float">
            <text:p>0.681841903890626</text:p>
          </table:table-cell>
          <table:table-cell table:formula="of:=[.R6]-[.S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, 7.282038542056055e-01</text:p>
          </table:table-cell>
          <table:table-cell table:formula="of:=RIGHT([.W6]; LEN([.W6])-12)" office:value-type="string" office:string-value="7.282038542056055e-01" calcext:value-type="string">
            <text:p>7.282038542056055e-01</text:p>
          </table:table-cell>
          <table:table-cell table:style-name="Default" office:value-type="float" office:value="0.728203854205606" calcext:value-type="float">
            <text:p>0.728203854205606</text:p>
          </table:table-cell>
          <table:table-cell table:formula="of:=[.X6]-[.Y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, -4.314291276042632e-01</text:p>
          </table:table-cell>
          <table:table-cell table:formula="of:=RIGHT([.A7]; LEN([.A7])-10)" office:value-type="string" office:string-value="-4.314291276042632e-01" calcext:value-type="string">
            <text:p>-4.314291276042632e-01</text:p>
          </table:table-cell>
          <table:table-cell office:value-type="float" office:value="-0.431429127604263" calcext:value-type="float">
            <text:p>-0.431429127604263</text:p>
          </table:table-cell>
          <table:table-cell table:formula="of:=ABS([.B7]-[.C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, 1.898787792852610e-02</text:p>
          </table:table-cell>
          <table:table-cell table:formula="of:=RIGHT([.K7]; LEN([.K7])-13)" office:value-type="string" office:string-value="1.898787792852610e-02" calcext:value-type="string">
            <text:p>1.898787792852610e-02</text:p>
          </table:table-cell>
          <table:table-cell office:value-type="float" office:value="0.0189878779285261" calcext:value-type="float">
            <text:p>0.018987877928526</text:p>
          </table:table-cell>
          <table:table-cell table:formula="of:=[.L7]-[.M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, 2.205550991689537e-02</text:p>
          </table:table-cell>
          <table:table-cell table:formula="of:=RIGHT([.Q7]; LEN([.Q7])-13)" office:value-type="string" office:string-value="2.205550991689537e-02" calcext:value-type="string">
            <text:p>2.205550991689537e-02</text:p>
          </table:table-cell>
          <table:table-cell table:style-name="Default" office:value-type="float" office:value="0.0220555099168954" calcext:value-type="float">
            <text:p>0.022055509916895</text:p>
          </table:table-cell>
          <table:table-cell table:formula="of:=[.R7]-[.S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, 1.956230510551117e-02</text:p>
          </table:table-cell>
          <table:table-cell table:formula="of:=RIGHT([.W7]; LEN([.W7])-12)" office:value-type="string" office:string-value="1.956230510551117e-02" calcext:value-type="string">
            <text:p>1.956230510551117e-02</text:p>
          </table:table-cell>
          <table:table-cell table:style-name="Default" office:value-type="float" office:value="0.0195623051055112" calcext:value-type="float">
            <text:p>0.019562305105511</text:p>
          </table:table-cell>
          <table:table-cell table:formula="of:=[.X7]-[.Y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, -4.314291276042630e-01</text:p>
          </table:table-cell>
          <table:table-cell table:formula="of:=RIGHT([.A8]; LEN([.A8])-10)" office:value-type="string" office:string-value="-4.314291276042630e-01" calcext:value-type="string">
            <text:p>-4.314291276042630e-01</text:p>
          </table:table-cell>
          <table:table-cell office:value-type="float" office:value="-0.431429127604263" calcext:value-type="float">
            <text:p>-0.431429127604263</text:p>
          </table:table-cell>
          <table:table-cell table:formula="of:=ABS([.B8]-[.C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, 4.487922398369748e-04</text:p>
          </table:table-cell>
          <table:table-cell table:formula="of:=RIGHT([.K8]; LEN([.K8])-13)" office:value-type="string" office:string-value="4.487922398369748e-04" calcext:value-type="string">
            <text:p>4.487922398369748e-04</text:p>
          </table:table-cell>
          <table:table-cell office:value-type="float" office:value="0.000448792239836976" calcext:value-type="float">
            <text:p>0.000448792239837</text:p>
          </table:table-cell>
          <table:table-cell table:formula="of:=[.L8]-[.M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, 5.171360662515188e-04</text:p>
          </table:table-cell>
          <table:table-cell table:formula="of:=RIGHT([.Q8]; LEN([.Q8])-13)" office:value-type="string" office:string-value="5.171360662515188e-04" calcext:value-type="string">
            <text:p>5.171360662515188e-04</text:p>
          </table:table-cell>
          <table:table-cell table:style-name="Default" office:value-type="float" office:value="0.000517136066251519" calcext:value-type="float">
            <text:p>0.000517136066252</text:p>
          </table:table-cell>
          <table:table-cell table:formula="of:=[.R8]-[.S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, 4.654512059168620e-04</text:p>
          </table:table-cell>
          <table:table-cell table:formula="of:=RIGHT([.W8]; LEN([.W8])-12)" office:value-type="string" office:string-value="4.654512059168620e-04" calcext:value-type="string">
            <text:p>4.654512059168620e-04</text:p>
          </table:table-cell>
          <table:table-cell table:style-name="Default" office:value-type="float" office:value="0.000465451205916863" calcext:value-type="float">
            <text:p>0.000465451205917</text:p>
          </table:table-cell>
          <table:table-cell table:formula="of:=[.X8]-[.Y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4, 4.886042426442716e-01</text:p>
          </table:table-cell>
          <table:table-cell table:formula="of:=RIGHT([.A9]; LEN([.A9])-10)" office:value-type="string" office:string-value="4.886042426442716e-01" calcext:value-type="string">
            <text:p>4.886042426442716e-01</text:p>
          </table:table-cell>
          <table:table-cell office:value-type="float" office:value="0.488604242644272" calcext:value-type="float">
            <text:p>0.488604242644272</text:p>
          </table:table-cell>
          <table:table-cell table:formula="of:=ABS([.B9]-[.C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4, 6.897543689949602e-05</text:p>
          </table:table-cell>
          <table:table-cell table:formula="of:=RIGHT([.K9]; LEN([.K9])-13)" office:value-type="string" office:string-value="6.897543689949602e-05" calcext:value-type="string">
            <text:p>6.897543689949602e-05</text:p>
          </table:table-cell>
          <table:table-cell table:style-name="ce20" office:value-type="float" office:value="0.0000689754368994961" calcext:value-type="float">
            <text:p>6.90E-05</text:p>
          </table:table-cell>
          <table:table-cell table:formula="of:=[.L9]-[.M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4, 5.302081061271979e-05</text:p>
          </table:table-cell>
          <table:table-cell table:formula="of:=RIGHT([.Q9]; LEN([.Q9])-13)" office:value-type="string" office:string-value="5.302081061271979e-05" calcext:value-type="string">
            <text:p>5.302081061271979e-05</text:p>
          </table:table-cell>
          <table:table-cell office:value-type="float" office:value="0.0000530208106127199" calcext:value-type="float">
            <text:p>5.30E-05</text:p>
          </table:table-cell>
          <table:table-cell table:formula="of:=[.R9]-[.S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4, 6.667382642304214e-05</text:p>
          </table:table-cell>
          <table:table-cell table:formula="of:=RIGHT([.W9]; LEN([.W9])-12)" office:value-type="string" office:string-value="6.667382642304214e-05" calcext:value-type="string">
            <text:p>6.667382642304214e-05</text:p>
          </table:table-cell>
          <table:table-cell office:value-type="float" office:value="0.0000666738264230422" calcext:value-type="float">
            <text:p>6.67E-05</text:p>
          </table:table-cell>
          <table:table-cell table:formula="of:=[.X9]-[.Y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5, 1.789727912685577e+00</text:p>
          </table:table-cell>
          <table:table-cell table:formula="of:=RIGHT([.A10]; LEN([.A10])-10)" office:value-type="string" office:string-value="1.789727912685577e+00" calcext:value-type="string">
            <text:p>1.789727912685577e+00</text:p>
          </table:table-cell>
          <table:table-cell office:value-type="float" office:value="1.78972791268558" calcext:value-type="float">
            <text:p>1.78972791268558</text:p>
          </table:table-cell>
          <table:table-cell table:formula="of:=ABS([.B10]-[.C1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5, 1.210410477388297e-05</text:p>
          </table:table-cell>
          <table:table-cell table:formula="of:=RIGHT([.K10]; LEN([.K10])-13)" office:value-type="string" office:string-value="1.210410477388297e-05" calcext:value-type="string">
            <text:p>1.210410477388297e-05</text:p>
          </table:table-cell>
          <table:table-cell table:style-name="ce20" office:value-type="float" office:value="0.000012104104773883" calcext:value-type="float">
            <text:p>1.21E-05</text:p>
          </table:table-cell>
          <table:table-cell table:formula="of:=[.L10]-[.M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5, 9.812588715712337e-06</text:p>
          </table:table-cell>
          <table:table-cell table:formula="of:=RIGHT([.Q10]; LEN([.Q10])-13)" office:value-type="string" office:string-value="9.812588715712337e-06" calcext:value-type="string">
            <text:p>9.812588715712337e-06</text:p>
          </table:table-cell>
          <table:table-cell office:value-type="float" office:value="0.00000981258871571236" calcext:value-type="float">
            <text:p>9.81E-06</text:p>
          </table:table-cell>
          <table:table-cell table:formula="of:=[.R10]-[.S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5, 1.578015054185814e-05</text:p>
          </table:table-cell>
          <table:table-cell table:formula="of:=RIGHT([.W10]; LEN([.W10])-12)" office:value-type="string" office:string-value="1.578015054185814e-05" calcext:value-type="string">
            <text:p>1.578015054185814e-05</text:p>
          </table:table-cell>
          <table:table-cell office:value-type="float" office:value="0.0000157801505418582" calcext:value-type="float">
            <text:p>1.58E-05</text:p>
          </table:table-cell>
          <table:table-cell table:formula="of:=[.X10]-[.Y10]" office:value-type="float" office:value="-6.09863722023096E-020" calcext:value-type="float">
            <text:p>-6.09863722023096E-20</text:p>
          </table:table-cell>
          <table:table-cell/>
        </table:table-row>
        <table:table-row table:style-name="ro2">
          <table:table-cell office:value-type="string" calcext:value-type="string">
            <text:p>i, a = 6, 2.709761282934111e+00</text:p>
          </table:table-cell>
          <table:table-cell table:formula="of:=RIGHT([.A11]; LEN([.A11])-10)" office:value-type="string" office:string-value="2.709761282934111e+00" calcext:value-type="string">
            <text:p>2.709761282934111e+00</text:p>
          </table:table-cell>
          <table:table-cell office:value-type="float" office:value="2.70976128293411" calcext:value-type="float">
            <text:p>2.70976128293411</text:p>
          </table:table-cell>
          <table:table-cell table:formula="of:=ABS([.B11]-[.C1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6, -1.015447128488577e-06</text:p>
          </table:table-cell>
          <table:table-cell table:formula="of:=RIGHT([.K11]; LEN([.K11])-13)" office:value-type="string" office:string-value="-1.015447128488577e-06" calcext:value-type="string">
            <text:p>-1.015447128488577e-06</text:p>
          </table:table-cell>
          <table:table-cell table:style-name="ce20" office:value-type="float" office:value="-0.00000101544712848858" calcext:value-type="float">
            <text:p>-1.02E-06</text:p>
          </table:table-cell>
          <table:table-cell table:formula="of:=[.L11]-[.M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6, -1.766025505989896e-07</text:p>
          </table:table-cell>
          <table:table-cell table:formula="of:=RIGHT([.Q11]; LEN([.Q11])-13)" office:value-type="string" office:string-value="-1.766025505989896e-07" calcext:value-type="string">
            <text:p>-1.766025505989896e-07</text:p>
          </table:table-cell>
          <table:table-cell office:value-type="float" office:value="-0.000000176602550598989" calcext:value-type="float">
            <text:p>-1.77E-07</text:p>
          </table:table-cell>
          <table:table-cell table:formula="of:=[.R11]-[.S11]" office:value-type="float" office:value="-6.35274710440725E-022" calcext:value-type="float">
            <text:p>-6.35274710440725E-22</text:p>
          </table:table-cell>
          <table:table-cell table:number-columns-repeated="2"/>
          <table:table-cell office:value-type="string" calcext:value-type="string">
            <text:p>i, phi = 6, 1.024284886917644e-06</text:p>
          </table:table-cell>
          <table:table-cell table:formula="of:=RIGHT([.W11]; LEN([.W11])-12)" office:value-type="string" office:string-value="1.024284886917644e-06" calcext:value-type="string">
            <text:p>1.024284886917644e-06</text:p>
          </table:table-cell>
          <table:table-cell office:value-type="float" office:value="0.00000102428488691765" calcext:value-type="float">
            <text:p>1.02E-06</text:p>
          </table:table-cell>
          <table:table-cell table:formula="of:=[.X11]-[.Y11]" office:value-type="float" office:value="-6.14098886759368E-021" calcext:value-type="float">
            <text:p>-6.14098886759368E-21</text:p>
          </table:table-cell>
          <table:table-cell/>
        </table:table-row>
        <table:table-row table:style-name="ro2">
          <table:table-cell office:value-type="string" calcext:value-type="string">
            <text:p>i, a = 7, 2.709761282934111e+00</text:p>
          </table:table-cell>
          <table:table-cell table:formula="of:=RIGHT([.A12]; LEN([.A12])-10)" office:value-type="string" office:string-value="2.709761282934111e+00" calcext:value-type="string">
            <text:p>2.709761282934111e+00</text:p>
          </table:table-cell>
          <table:table-cell office:value-type="float" office:value="2.70976128293411" calcext:value-type="float">
            <text:p>2.70976128293411</text:p>
          </table:table-cell>
          <table:table-cell table:formula="of:=ABS([.B12]-[.C1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7, -6.143345167114888e-07</text:p>
          </table:table-cell>
          <table:table-cell table:formula="of:=RIGHT([.K12]; LEN([.K12])-13)" office:value-type="string" office:string-value="-6.143345167114888e-07" calcext:value-type="string">
            <text:p>-6.143345167114888e-07</text:p>
          </table:table-cell>
          <table:table-cell table:style-name="ce20" office:value-type="float" office:value="-0.00000061433451671149" calcext:value-type="float">
            <text:p>-6.14E-07</text:p>
          </table:table-cell>
          <table:table-cell table:formula="of:=[.L12]-[.M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7, -5.487652073626337e-07</text:p>
          </table:table-cell>
          <table:table-cell table:formula="of:=RIGHT([.Q12]; LEN([.Q12])-13)" office:value-type="string" office:string-value="-5.487652073626337e-07" calcext:value-type="string">
            <text:p>-5.487652073626337e-07</text:p>
          </table:table-cell>
          <table:table-cell office:value-type="float" office:value="-0.000000548765207362635" calcext:value-type="float">
            <text:p>-5.49E-07</text:p>
          </table:table-cell>
          <table:table-cell table:formula="of:=[.R12]-[.S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7, -8.612019452633444e-07</text:p>
          </table:table-cell>
          <table:table-cell table:formula="of:=RIGHT([.W12]; LEN([.W12])-12)" office:value-type="string" office:string-value="-8.612019452633444e-07" calcext:value-type="string">
            <text:p>-8.612019452633444e-07</text:p>
          </table:table-cell>
          <table:table-cell office:value-type="float" office:value="-0.000000861201945263346" calcext:value-type="float">
            <text:p>-8.61E-07</text:p>
          </table:table-cell>
          <table:table-cell table:formula="of:=[.X12]-[.Y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8, 1.789727912685576e+00</text:p>
          </table:table-cell>
          <table:table-cell table:formula="of:=RIGHT([.A13]; LEN([.A13])-10)" office:value-type="string" office:string-value="1.789727912685576e+00" calcext:value-type="string">
            <text:p>1.789727912685576e+00</text:p>
          </table:table-cell>
          <table:table-cell office:value-type="float" office:value="1.78972791268558" calcext:value-type="float">
            <text:p>1.78972791268558</text:p>
          </table:table-cell>
          <table:table-cell table:formula="of:=ABS([.B13]-[.C1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8, 1.861084249225350e-07</text:p>
          </table:table-cell>
          <table:table-cell table:formula="of:=RIGHT([.K13]; LEN([.K13])-13)" office:value-type="string" office:string-value="1.861084249225350e-07" calcext:value-type="string">
            <text:p>1.861084249225350e-07</text:p>
          </table:table-cell>
          <table:table-cell table:style-name="ce20" office:value-type="float" office:value="0.000000186108424922535" calcext:value-type="float">
            <text:p>1.86E-07</text:p>
          </table:table-cell>
          <table:table-cell table:formula="of:=[.L13]-[.M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8, 8.673258484739925e-08</text:p>
          </table:table-cell>
          <table:table-cell table:formula="of:=RIGHT([.Q13]; LEN([.Q13])-13)" office:value-type="string" office:string-value="8.673258484739925e-08" calcext:value-type="string">
            <text:p>8.673258484739925e-08</text:p>
          </table:table-cell>
          <table:table-cell office:value-type="float" office:value="0.0000000867325848473992" calcext:value-type="float">
            <text:p>8.67E-08</text:p>
          </table:table-cell>
          <table:table-cell table:formula="of:=[.R13]-[.S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8, -2.093706054284367e-10</text:p>
          </table:table-cell>
          <table:table-cell table:formula="of:=RIGHT([.W13]; LEN([.W13])-12)" office:value-type="string" office:string-value="-2.093706054284367e-10" calcext:value-type="string">
            <text:p>-2.093706054284367e-10</text:p>
          </table:table-cell>
          <table:table-cell office:value-type="float" office:value="-0.000000000209370605428635" calcext:value-type="float">
            <text:p>-2.09E-10</text:p>
          </table:table-cell>
          <table:table-cell table:formula="of:=[.X13]-[.Y13]" office:value-type="float" office:value="1.98316551859588E-022" calcext:value-type="float">
            <text:p>1.98316551859588E-22</text:p>
          </table:table-cell>
          <table:table-cell/>
        </table:table-row>
        <table:table-row table:style-name="ro2">
          <table:table-cell office:value-type="string" calcext:value-type="string">
            <text:p>i, a = 9, 4.886042426442714e-01</text:p>
          </table:table-cell>
          <table:table-cell table:formula="of:=RIGHT([.A14]; LEN([.A14])-10)" office:value-type="string" office:string-value="4.886042426442714e-01" calcext:value-type="string">
            <text:p>4.886042426442714e-01</text:p>
          </table:table-cell>
          <table:table-cell office:value-type="float" office:value="0.488604242644271" calcext:value-type="float">
            <text:p>0.488604242644271</text:p>
          </table:table-cell>
          <table:table-cell table:formula="of:=ABS([.B14]-[.C1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9, 4.894189269359510e-09</text:p>
          </table:table-cell>
          <table:table-cell table:formula="of:=RIGHT([.K14]; LEN([.K14])-13)" office:value-type="string" office:string-value="4.894189269359510e-09" calcext:value-type="string">
            <text:p>4.894189269359510e-09</text:p>
          </table:table-cell>
          <table:table-cell table:style-name="ce20" office:value-type="float" office:value="0.0000000048941892693595" calcext:value-type="float">
            <text:p>4.89E-09</text:p>
          </table:table-cell>
          <table:table-cell table:formula="of:=[.L14]-[.M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9, 8.725748000783834e-09</text:p>
          </table:table-cell>
          <table:table-cell table:formula="of:=RIGHT([.Q14]; LEN([.Q14])-13)" office:value-type="string" office:string-value="8.725748000783834e-09" calcext:value-type="string">
            <text:p>8.725748000783834e-09</text:p>
          </table:table-cell>
          <table:table-cell office:value-type="float" office:value="0.00000000872574800078385" calcext:value-type="float">
            <text:p>8.73E-09</text:p>
          </table:table-cell>
          <table:table-cell table:formula="of:=[.R14]-[.S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9, 2.489478084327309e-08</text:p>
          </table:table-cell>
          <table:table-cell table:formula="of:=RIGHT([.W14]; LEN([.W14])-12)" office:value-type="string" office:string-value="2.489478084327309e-08" calcext:value-type="string">
            <text:p>2.489478084327309e-08</text:p>
          </table:table-cell>
          <table:table-cell office:value-type="float" office:value="0.0000000248947808432731" calcext:value-type="float">
            <text:p>2.49E-08</text:p>
          </table:table-cell>
          <table:table-cell table:formula="of:=[.X14]-[.Y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0, -4.314291276042634e-01</text:p>
          </table:table-cell>
          <table:table-cell table:formula="of:=RIGHT([.A15]; LEN([.A15])-10)" office:value-type="string" office:string-value=" -4.314291276042634e-01" calcext:value-type="string">
            <text:p><text:s/>-4.314291276042634e-01</text:p>
          </table:table-cell>
          <table:table-cell office:value-type="float" office:value="-0.431429127604263" calcext:value-type="float">
            <text:p>-0.431429127604263</text:p>
          </table:table-cell>
          <table:table-cell table:formula="of:=ABS([.B15]-[.C1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0, 8.052145830887472e-10</text:p>
          </table:table-cell>
          <table:table-cell table:formula="of:=RIGHT([.K15]; LEN([.K15])-13)" office:value-type="string" office:string-value=" 8.052145830887472e-10" calcext:value-type="string">
            <text:p><text:s/>8.052145830887472e-10</text:p>
          </table:table-cell>
          <table:table-cell table:style-name="ce20" office:value-type="float" office:value="0.000000000805214583088748" calcext:value-type="float">
            <text:p>8.05E-10</text:p>
          </table:table-cell>
          <table:table-cell table:formula="of:=[.L15]-[.M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0, 4.436378727279536e-10</text:p>
          </table:table-cell>
          <table:table-cell table:formula="of:=RIGHT([.Q15]; LEN([.Q15])-13)" office:value-type="string" office:string-value=" 4.436378727279536e-10" calcext:value-type="string">
            <text:p><text:s/>4.436378727279536e-10</text:p>
          </table:table-cell>
          <table:table-cell office:value-type="float" office:value="0.000000000443637872727954" calcext:value-type="float">
            <text:p>4.44E-10</text:p>
          </table:table-cell>
          <table:table-cell table:formula="of:=[.R15]-[.S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0, 2.948211408686001e-10</text:p>
          </table:table-cell>
          <table:table-cell table:formula="of:=RIGHT([.W15]; LEN([.W15])-12)" office:value-type="string" office:string-value=" 2.948211408686001e-10" calcext:value-type="string">
            <text:p><text:s/>2.948211408686001e-10</text:p>
          </table:table-cell>
          <table:table-cell office:value-type="float" office:value="0.000000000294821140868599" calcext:value-type="float">
            <text:p>2.95E-10</text:p>
          </table:table-cell>
          <table:table-cell table:formula="of:=[.X15]-[.Y15]" office:value-type="float" office:value="1.08567455397585E-024" calcext:value-type="float">
            <text:p>1.08567455397585E-24</text:p>
          </table:table-cell>
          <table:table-cell/>
        </table:table-row>
        <table:table-row table:style-name="ro2">
          <table:table-cell office:value-type="string" calcext:value-type="string">
            <text:p>i, a = 11, -4.314291276042634e-01</text:p>
          </table:table-cell>
          <table:table-cell table:formula="of:=RIGHT([.A16]; LEN([.A16])-10)" office:value-type="string" office:string-value=" -4.314291276042634e-01" calcext:value-type="string">
            <text:p><text:s/>-4.314291276042634e-01</text:p>
          </table:table-cell>
          <table:table-cell office:value-type="float" office:value="-0.431429127604263" calcext:value-type="float">
            <text:p>-0.431429127604263</text:p>
          </table:table-cell>
          <table:table-cell table:formula="of:=ABS([.B16]-[.C1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1, -3.202125303110004e-11</text:p>
          </table:table-cell>
          <table:table-cell table:formula="of:=RIGHT([.K16]; LEN([.K16])-13)" office:value-type="string" office:string-value=" -3.202125303110004e-11" calcext:value-type="string">
            <text:p><text:s/>-3.202125303110004e-11</text:p>
          </table:table-cell>
          <table:table-cell table:style-name="ce20" office:value-type="float" office:value="-0.0000000000320212530311001" calcext:value-type="float">
            <text:p>-3.20E-11</text:p>
          </table:table-cell>
          <table:table-cell table:formula="of:=[.L16]-[.M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1, -1.348318650554807e-11</text:p>
          </table:table-cell>
          <table:table-cell table:formula="of:=RIGHT([.Q16]; LEN([.Q16])-13)" office:value-type="string" office:string-value=" -1.348318650554807e-11" calcext:value-type="string">
            <text:p><text:s/>-1.348318650554807e-11</text:p>
          </table:table-cell>
          <table:table-cell office:value-type="float" office:value="-0.0000000000134831865055481" calcext:value-type="float">
            <text:p>-1.35E-11</text:p>
          </table:table-cell>
          <table:table-cell table:formula="of:=[.R16]-[.S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1, 8.865515895655108e-12</text:p>
          </table:table-cell>
          <table:table-cell table:formula="of:=RIGHT([.W16]; LEN([.W16])-12)" office:value-type="string" office:string-value=" 8.865515895655108e-12" calcext:value-type="string">
            <text:p><text:s/>8.865515895655108e-12</text:p>
          </table:table-cell>
          <table:table-cell office:value-type="float" office:value="0.00000000000886551589565516" calcext:value-type="float">
            <text:p>8.87E-12</text:p>
          </table:table-cell>
          <table:table-cell table:formula="of:=[.X16]-[.Y16]" office:value-type="float" office:value="-5.00832011506716E-026" calcext:value-type="float">
            <text:p>-5.00832011506716E-26</text:p>
          </table:table-cell>
          <table:table-cell/>
        </table:table-row>
        <table:table-row table:style-name="ro2">
          <table:table-cell office:value-type="string" calcext:value-type="string">
            <text:p>i, a = 12, 4.886042426442712e-01</text:p>
          </table:table-cell>
          <table:table-cell table:formula="of:=RIGHT([.A17]; LEN([.A17])-10)" office:value-type="string" office:string-value=" 4.886042426442712e-01" calcext:value-type="string">
            <text:p><text:s/>4.886042426442712e-01</text:p>
          </table:table-cell>
          <table:table-cell office:value-type="float" office:value="0.488604242644271" calcext:value-type="float">
            <text:p>0.488604242644271</text:p>
          </table:table-cell>
          <table:table-cell table:formula="of:=ABS([.B17]-[.C1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2, -2.361056050858401e-11</text:p>
          </table:table-cell>
          <table:table-cell table:formula="of:=RIGHT([.K17]; LEN([.K17])-13)" office:value-type="string" office:string-value=" -2.361056050858401e-11" calcext:value-type="string">
            <text:p><text:s/>-2.361056050858401e-11</text:p>
          </table:table-cell>
          <table:table-cell table:style-name="ce20" office:value-type="float" office:value="-0.000000000023610560508584" calcext:value-type="float">
            <text:p>-2.36E-11</text:p>
          </table:table-cell>
          <table:table-cell table:formula="of:=[.L17]-[.M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2, -8.157857485121930e-12</text:p>
          </table:table-cell>
          <table:table-cell table:formula="of:=RIGHT([.Q17]; LEN([.Q17])-13)" office:value-type="string" office:string-value=" -8.157857485121930e-12" calcext:value-type="string">
            <text:p><text:s/>-8.157857485121930e-12</text:p>
          </table:table-cell>
          <table:table-cell office:value-type="float" office:value="-0.00000000000815785748512195" calcext:value-type="float">
            <text:p>-8.16E-12</text:p>
          </table:table-cell>
          <table:table-cell table:formula="of:=[.R17]-[.S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2, 1.076038504871003e-11</text:p>
          </table:table-cell>
          <table:table-cell table:formula="of:=RIGHT([.W17]; LEN([.W17])-12)" office:value-type="string" office:string-value=" 1.076038504871003e-11" calcext:value-type="string">
            <text:p><text:s/>1.076038504871003e-11</text:p>
          </table:table-cell>
          <table:table-cell office:value-type="float" office:value="0.0000000000107603850487101" calcext:value-type="float">
            <text:p>1.08E-11</text:p>
          </table:table-cell>
          <table:table-cell table:formula="of:=[.X17]-[.Y17]" office:value-type="float" office:value="-6.94702467573832E-026" calcext:value-type="float">
            <text:p>-6.94702467573832E-26</text:p>
          </table:table-cell>
          <table:table-cell/>
        </table:table-row>
        <table:table-row table:style-name="ro2">
          <table:table-cell office:value-type="string" calcext:value-type="string">
            <text:p>i, a = 13, 1.789727912685576e+00</text:p>
          </table:table-cell>
          <table:table-cell table:formula="of:=RIGHT([.A18]; LEN([.A18])-10)" office:value-type="string" office:string-value=" 1.789727912685576e+00" calcext:value-type="string">
            <text:p><text:s/>1.789727912685576e+00</text:p>
          </table:table-cell>
          <table:table-cell office:value-type="float" office:value="1.78972791268558" calcext:value-type="float">
            <text:p>1.78972791268558</text:p>
          </table:table-cell>
          <table:table-cell table:formula="of:=ABS([.B18]-[.C1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3, 7.929045549345811e-13</text:p>
          </table:table-cell>
          <table:table-cell table:formula="of:=RIGHT([.K18]; LEN([.K18])-13)" office:value-type="string" office:string-value=" 7.929045549345811e-13" calcext:value-type="string">
            <text:p><text:s/>7.929045549345811e-13</text:p>
          </table:table-cell>
          <table:table-cell table:style-name="ce20" office:value-type="float" office:value="0.000000000000792904554934583" calcext:value-type="float">
            <text:p>7.93E-13</text:p>
          </table:table-cell>
          <table:table-cell table:formula="of:=[.L18]-[.M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3, 1.647618131526408e-12</text:p>
          </table:table-cell>
          <table:table-cell table:formula="of:=RIGHT([.Q18]; LEN([.Q18])-13)" office:value-type="string" office:string-value=" 1.647618131526408e-12" calcext:value-type="string">
            <text:p><text:s/>1.647618131526408e-12</text:p>
          </table:table-cell>
          <table:table-cell office:value-type="float" office:value="0.00000000000164761813152641" calcext:value-type="float">
            <text:p>1.65E-12</text:p>
          </table:table-cell>
          <table:table-cell table:formula="of:=[.R18]-[.S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3, 4.226149625003660e-12</text:p>
          </table:table-cell>
          <table:table-cell table:formula="of:=RIGHT([.W18]; LEN([.W18])-12)" office:value-type="string" office:string-value=" 4.226149625003660e-12" calcext:value-type="string">
            <text:p><text:s/>4.226149625003660e-12</text:p>
          </table:table-cell>
          <table:table-cell office:value-type="float" office:value="0.00000000000422614962500366" calcext:value-type="float">
            <text:p>4.23E-12</text:p>
          </table:table-cell>
          <table:table-cell table:formula="of:=[.X18]-[.Y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4, 2.709761282934111e+00</text:p>
          </table:table-cell>
          <table:table-cell table:formula="of:=RIGHT([.A19]; LEN([.A19])-10)" office:value-type="string" office:string-value=" 2.709761282934111e+00" calcext:value-type="string">
            <text:p><text:s/>2.709761282934111e+00</text:p>
          </table:table-cell>
          <table:table-cell office:value-type="float" office:value="2.70976128293411" calcext:value-type="float">
            <text:p>2.70976128293411</text:p>
          </table:table-cell>
          <table:table-cell table:formula="of:=ABS([.B19]-[.C1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4, -2.814941377794697e-15</text:p>
          </table:table-cell>
          <table:table-cell table:formula="of:=RIGHT([.K19]; LEN([.K19])-13)" office:value-type="string" office:string-value=" -2.814941377794697e-15" calcext:value-type="string">
            <text:p><text:s/>-2.814941377794697e-15</text:p>
          </table:table-cell>
          <table:table-cell table:style-name="ce20" office:value-type="float" office:value="-2.81494137779488E-015" calcext:value-type="float">
            <text:p>-2.81E-15</text:p>
          </table:table-cell>
          <table:table-cell table:formula="of:=[.L19]-[.M19]" office:value-type="float" office:value="1.83015730011275E-028" calcext:value-type="float">
            <text:p>1.83015730011275E-28</text:p>
          </table:table-cell>
          <table:table-cell table:number-columns-repeated="2"/>
          <table:table-cell office:value-type="string" calcext:value-type="string">
            <text:p>i, phi2 = 14, 1.125095358914635e-12</text:p>
          </table:table-cell>
          <table:table-cell table:formula="of:=RIGHT([.Q19]; LEN([.Q19])-13)" office:value-type="string" office:string-value=" 1.125095358914635e-12" calcext:value-type="string">
            <text:p><text:s/>1.125095358914635e-12</text:p>
          </table:table-cell>
          <table:table-cell office:value-type="float" office:value="0.00000000000112509535891464" calcext:value-type="float">
            <text:p>1.13E-12</text:p>
          </table:table-cell>
          <table:table-cell table:formula="of:=[.R19]-[.S19]" office:value-type="float" office:value="-5.04870979341448E-027" calcext:value-type="float">
            <text:p>-5.04870979341448E-27</text:p>
          </table:table-cell>
          <table:table-cell table:number-columns-repeated="2"/>
          <table:table-cell office:value-type="string" calcext:value-type="string">
            <text:p>i, phi = 14, 2.329571428123680e-12</text:p>
          </table:table-cell>
          <table:table-cell table:formula="of:=RIGHT([.W19]; LEN([.W19])-12)" office:value-type="string" office:string-value=" 2.329571428123680e-12" calcext:value-type="string">
            <text:p><text:s/>2.329571428123680e-12</text:p>
          </table:table-cell>
          <table:table-cell office:value-type="float" office:value="0.00000000000232957142812368" calcext:value-type="float">
            <text:p>2.33E-12</text:p>
          </table:table-cell>
          <table:table-cell table:formula="of:=[.X19]-[.Y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5, 2.709761282934111e+00</text:p>
          </table:table-cell>
          <table:table-cell table:formula="of:=RIGHT([.A20]; LEN([.A20])-10)" office:value-type="string" office:string-value=" 2.709761282934111e+00" calcext:value-type="string">
            <text:p><text:s/>2.709761282934111e+00</text:p>
          </table:table-cell>
          <table:table-cell office:value-type="float" office:value="2.70976128293411" calcext:value-type="float">
            <text:p>2.70976128293411</text:p>
          </table:table-cell>
          <table:table-cell table:formula="of:=ABS([.B20]-[.C2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5, 2.248564416505718e-16</text:p>
          </table:table-cell>
          <table:table-cell table:formula="of:=RIGHT([.K20]; LEN([.K20])-13)" office:value-type="string" office:string-value=" 2.248564416505718e-16" calcext:value-type="string">
            <text:p><text:s/>2.248564416505718e-16</text:p>
          </table:table-cell>
          <table:table-cell table:style-name="ce20" office:value-type="float" office:value="2.24856441650571E-016" calcext:value-type="float">
            <text:p>2.25E-16</text:p>
          </table:table-cell>
          <table:table-cell table:formula="of:=[.L20]-[.M20]" office:value-type="float" office:value="8.38164711797325E-031" calcext:value-type="float">
            <text:p>8.38164711797325E-31</text:p>
          </table:table-cell>
          <table:table-cell table:number-columns-repeated="2"/>
          <table:table-cell office:value-type="string" calcext:value-type="string">
            <text:p>i, phi2 = 15, -1.975707289965090e-13</text:p>
          </table:table-cell>
          <table:table-cell table:formula="of:=RIGHT([.Q20]; LEN([.Q20])-13)" office:value-type="string" office:string-value=" -1.975707289965090e-13" calcext:value-type="string">
            <text:p><text:s/>-1.975707289965090e-13</text:p>
          </table:table-cell>
          <table:table-cell office:value-type="float" office:value="-0.000000000000197570728996509" calcext:value-type="float">
            <text:p>-1.98E-13</text:p>
          </table:table-cell>
          <table:table-cell table:formula="of:=[.R20]-[.S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5, 1.377858646409211e-13</text:p>
          </table:table-cell>
          <table:table-cell table:formula="of:=RIGHT([.W20]; LEN([.W20])-12)" office:value-type="string" office:string-value=" 1.377858646409211e-13" calcext:value-type="string">
            <text:p><text:s/>1.377858646409211e-13</text:p>
          </table:table-cell>
          <table:table-cell office:value-type="float" office:value="0.000000000000137785864640922" calcext:value-type="float">
            <text:p>1.38E-13</text:p>
          </table:table-cell>
          <table:table-cell table:formula="of:=[.X20]-[.Y20]" office:value-type="float" office:value="-8.83524213847533E-028" calcext:value-type="float">
            <text:p>-8.83524213847533E-28</text:p>
          </table:table-cell>
          <table:table-cell/>
        </table:table-row>
        <table:table-row table:style-name="ro2">
          <table:table-cell office:value-type="string" calcext:value-type="string">
            <text:p>i, a = 16, 1.789727912685578e+00</text:p>
          </table:table-cell>
          <table:table-cell table:formula="of:=RIGHT([.A21]; LEN([.A21])-10)" office:value-type="string" office:string-value=" 1.789727912685578e+00" calcext:value-type="string">
            <text:p><text:s/>1.789727912685578e+00</text:p>
          </table:table-cell>
          <table:table-cell office:value-type="float" office:value="1.78972791268558" calcext:value-type="float">
            <text:p>1.78972791268558</text:p>
          </table:table-cell>
          <table:table-cell table:formula="of:=ABS([.B21]-[.C2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6, -6.841537595451919e-22</text:p>
          </table:table-cell>
          <table:table-cell table:formula="of:=RIGHT([.K21]; LEN([.K21])-13)" office:value-type="string" office:string-value=" -6.841537595451919e-22" calcext:value-type="string">
            <text:p><text:s/>-6.841537595451919e-22</text:p>
          </table:table-cell>
          <table:table-cell table:style-name="ce20" office:value-type="float" office:value="-6.84153759545192E-022" calcext:value-type="float">
            <text:p>-6.84E-22</text:p>
          </table:table-cell>
          <table:table-cell table:formula="of:=[.L21]-[.M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6, 3.613949723286754e-15</text:p>
          </table:table-cell>
          <table:table-cell table:formula="of:=RIGHT([.Q21]; LEN([.Q21])-13)" office:value-type="string" office:string-value=" 3.613949723286754e-15" calcext:value-type="string">
            <text:p><text:s/>3.613949723286754e-15</text:p>
          </table:table-cell>
          <table:table-cell office:value-type="float" office:value="3.61394972328677E-015" calcext:value-type="float">
            <text:p>3.61E-15</text:p>
          </table:table-cell>
          <table:table-cell table:formula="of:=[.R21]-[.S21]" office:value-type="float" office:value="-1.65660790096412E-029" calcext:value-type="float">
            <text:p>-1.65660790096412E-29</text:p>
          </table:table-cell>
          <table:table-cell table:number-columns-repeated="2"/>
          <table:table-cell office:value-type="string" calcext:value-type="string">
            <text:p>i, phi = 16, -1.473425788308363e-13</text:p>
          </table:table-cell>
          <table:table-cell table:formula="of:=RIGHT([.W21]; LEN([.W21])-12)" office:value-type="string" office:string-value=" -1.473425788308363e-13" calcext:value-type="string">
            <text:p><text:s/>-1.473425788308363e-13</text:p>
          </table:table-cell>
          <table:table-cell office:value-type="float" office:value="-0.000000000000147342578830837" calcext:value-type="float">
            <text:p>-1.47E-13</text:p>
          </table:table-cell>
          <table:table-cell table:formula="of:=[.X21]-[.Y21]" office:value-type="float" office:value="6.81575822110954E-028" calcext:value-type="float">
            <text:p>6.81575822110954E-28</text:p>
          </table:table-cell>
          <table:table-cell/>
        </table:table-row>
        <table:table-row table:style-name="ro2">
          <table:table-cell office:value-type="string" calcext:value-type="string">
            <text:p>i, a = 17, 4.886042426442712e-01</text:p>
          </table:table-cell>
          <table:table-cell table:formula="of:=RIGHT([.A22]; LEN([.A22])-10)" office:value-type="string" office:string-value=" 4.886042426442712e-01" calcext:value-type="string">
            <text:p><text:s/>4.886042426442712e-01</text:p>
          </table:table-cell>
          <table:table-cell office:value-type="float" office:value="0.488604242644271" calcext:value-type="float">
            <text:p>0.488604242644271</text:p>
          </table:table-cell>
          <table:table-cell table:formula="of:=ABS([.B22]-[.C2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7, 6.060127169915609e-24</text:p>
          </table:table-cell>
          <table:table-cell table:formula="of:=RIGHT([.K22]; LEN([.K22])-13)" office:value-type="string" office:string-value=" 6.060127169915609e-24" calcext:value-type="string">
            <text:p><text:s/>6.060127169915609e-24</text:p>
          </table:table-cell>
          <table:table-cell table:style-name="ce20" office:value-type="float" office:value="6.06012716991561E-024" calcext:value-type="float">
            <text:p>6.06E-24</text:p>
          </table:table-cell>
          <table:table-cell table:formula="of:=[.L22]-[.M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7, -5.411043256532300e-18</text:p>
          </table:table-cell>
          <table:table-cell table:formula="of:=RIGHT([.Q22]; LEN([.Q22])-13)" office:value-type="string" office:string-value=" -5.411043256532300e-18" calcext:value-type="string">
            <text:p><text:s/>-5.411043256532300e-18</text:p>
          </table:table-cell>
          <table:table-cell office:value-type="float" office:value="-5.41104325653251E-018" calcext:value-type="float">
            <text:p>-5.41E-18</text:p>
          </table:table-cell>
          <table:table-cell table:formula="of:=[.R22]-[.S22]" office:value-type="float" office:value="2.10311549927086E-031" calcext:value-type="float">
            <text:p>2.10311549927086E-31</text:p>
          </table:table-cell>
          <table:table-cell table:number-columns-repeated="2"/>
          <table:table-cell office:value-type="string" calcext:value-type="string">
            <text:p>i, phi = 17, 8.700600205543465e-15</text:p>
          </table:table-cell>
          <table:table-cell table:formula="of:=RIGHT([.W22]; LEN([.W22])-12)" office:value-type="string" office:string-value=" 8.700600205543465e-15" calcext:value-type="string">
            <text:p><text:s/>8.700600205543465e-15</text:p>
          </table:table-cell>
          <table:table-cell office:value-type="float" office:value="8.70060020554348E-015" calcext:value-type="float">
            <text:p>8.70E-15</text:p>
          </table:table-cell>
          <table:table-cell table:formula="of:=[.X22]-[.Y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18, -4.314291276042630e-01</text:p>
          </table:table-cell>
          <table:table-cell table:formula="of:=RIGHT([.A23]; LEN([.A23])-10)" office:value-type="string" office:string-value=" -4.314291276042630e-01" calcext:value-type="string">
            <text:p><text:s/>-4.314291276042630e-01</text:p>
          </table:table-cell>
          <table:table-cell office:value-type="float" office:value="-0.431429127604263" calcext:value-type="float">
            <text:p>-0.431429127604263</text:p>
          </table:table-cell>
          <table:table-cell table:formula="of:=ABS([.B23]-[.C2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8, 2.088470299738423e-31</text:p>
          </table:table-cell>
          <table:table-cell table:formula="of:=RIGHT([.K23]; LEN([.K23])-13)" office:value-type="string" office:string-value=" 2.088470299738423e-31" calcext:value-type="string">
            <text:p><text:s/>2.088470299738423e-31</text:p>
          </table:table-cell>
          <table:table-cell table:style-name="ce20" office:value-type="float" office:value="2.08847029973842E-031" calcext:value-type="float">
            <text:p>2.09E-31</text:p>
          </table:table-cell>
          <table:table-cell table:formula="of:=[.L23]-[.M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8, -1.185746514290062e-24</text:p>
          </table:table-cell>
          <table:table-cell table:formula="of:=RIGHT([.Q23]; LEN([.Q23])-13)" office:value-type="string" office:string-value=" -1.185746514290062e-24" calcext:value-type="string">
            <text:p><text:s/>-1.185746514290062e-24</text:p>
          </table:table-cell>
          <table:table-cell office:value-type="float" office:value="-1.18574651429006E-024" calcext:value-type="float">
            <text:p>-1.19E-24</text:p>
          </table:table-cell>
          <table:table-cell table:formula="of:=[.R23]-[.S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8, 1.557340543765701e-17</text:p>
          </table:table-cell>
          <table:table-cell table:formula="of:=RIGHT([.W23]; LEN([.W23])-12)" office:value-type="string" office:string-value=" 1.557340543765701e-17" calcext:value-type="string">
            <text:p><text:s/>1.557340543765701e-17</text:p>
          </table:table-cell>
          <table:table-cell office:value-type="float" office:value="1.55734054376571E-017" calcext:value-type="float">
            <text:p>1.56E-17</text:p>
          </table:table-cell>
          <table:table-cell table:formula="of:=[.X23]-[.Y23]" office:value-type="float" office:value="-8.62816615085482E-032" calcext:value-type="float">
            <text:p>-8.62816615085482E-32</text:p>
          </table:table-cell>
          <table:table-cell/>
        </table:table-row>
        <table:table-row table:style-name="ro2">
          <table:table-cell office:value-type="string" calcext:value-type="string">
            <text:p>i, a = 19, -4.314291276042634e-01</text:p>
          </table:table-cell>
          <table:table-cell table:formula="of:=RIGHT([.A24]; LEN([.A24])-10)" office:value-type="string" office:string-value=" -4.314291276042634e-01" calcext:value-type="string">
            <text:p><text:s/>-4.314291276042634e-01</text:p>
          </table:table-cell>
          <table:table-cell office:value-type="float" office:value="-0.431429127604263" calcext:value-type="float">
            <text:p>-0.431429127604263</text:p>
          </table:table-cell>
          <table:table-cell table:formula="of:=ABS([.B24]-[.C2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19, -1.431417325298801e-33</text:p>
          </table:table-cell>
          <table:table-cell table:formula="of:=RIGHT([.K24]; LEN([.K24])-13)" office:value-type="string" office:string-value=" -1.431417325298801e-33" calcext:value-type="string">
            <text:p><text:s/>-1.431417325298801e-33</text:p>
          </table:table-cell>
          <table:table-cell table:style-name="ce20" office:value-type="float" office:value="-1.4314173252988E-033" calcext:value-type="float">
            <text:p>-1.43E-33</text:p>
          </table:table-cell>
          <table:table-cell table:formula="of:=[.L24]-[.M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19, 9.648504432633015e-27</text:p>
          </table:table-cell>
          <table:table-cell table:formula="of:=RIGHT([.Q24]; LEN([.Q24])-13)" office:value-type="string" office:string-value=" 9.648504432633015e-27" calcext:value-type="string">
            <text:p><text:s/>9.648504432633015e-27</text:p>
          </table:table-cell>
          <table:table-cell office:value-type="float" office:value="9.64850443263302E-027" calcext:value-type="float">
            <text:p>9.65E-27</text:p>
          </table:table-cell>
          <table:table-cell table:formula="of:=[.R24]-[.S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19, -2.297349592532969e-20</text:p>
          </table:table-cell>
          <table:table-cell table:formula="of:=RIGHT([.W24]; LEN([.W24])-12)" office:value-type="string" office:string-value=" -2.297349592532969e-20" calcext:value-type="string">
            <text:p><text:s/>-2.297349592532969e-20</text:p>
          </table:table-cell>
          <table:table-cell office:value-type="float" office:value="-2.29734959253306E-020" calcext:value-type="float">
            <text:p>-2.30E-20</text:p>
          </table:table-cell>
          <table:table-cell table:formula="of:=[.X24]-[.Y24]" office:value-type="float" office:value="9.11807458045832E-034" calcext:value-type="float">
            <text:p>9.11807458045832E-34</text:p>
          </table:table-cell>
          <table:table-cell/>
        </table:table-row>
        <table:table-row table:style-name="ro2">
          <table:table-cell office:value-type="string" calcext:value-type="string">
            <text:p>i, a = 20, 4.886042426442703e-01</text:p>
          </table:table-cell>
          <table:table-cell table:formula="of:=RIGHT([.A25]; LEN([.A25])-10)" office:value-type="string" office:string-value=" 4.886042426442703e-01" calcext:value-type="string">
            <text:p><text:s/>4.886042426442703e-01</text:p>
          </table:table-cell>
          <table:table-cell office:value-type="float" office:value="0.48860424264427" calcext:value-type="float">
            <text:p>0.48860424264427</text:p>
          </table:table-cell>
          <table:table-cell table:formula="of:=ABS([.B25]-[.C2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0, -1.063502107287395e-33</text:p>
          </table:table-cell>
          <table:table-cell table:formula="of:=RIGHT([.K25]; LEN([.K25])-13)" office:value-type="string" office:string-value=" -1.063502107287395e-33" calcext:value-type="string">
            <text:p><text:s/>-1.063502107287395e-33</text:p>
          </table:table-cell>
          <table:table-cell table:style-name="ce20" office:value-type="float" office:value="-1.06350210728739E-033" calcext:value-type="float">
            <text:p>-1.06E-33</text:p>
          </table:table-cell>
          <table:table-cell table:formula="of:=[.L25]-[.M25]" office:value-type="float" office:value="-4.78959436048522E-048" calcext:value-type="float">
            <text:p>-4.78959436048522E-48</text:p>
          </table:table-cell>
          <table:table-cell table:number-columns-repeated="2"/>
          <table:table-cell office:value-type="string" calcext:value-type="string">
            <text:p>i, phi2 = 20, 7.284781813233452e-27</text:p>
          </table:table-cell>
          <table:table-cell table:formula="of:=RIGHT([.Q25]; LEN([.Q25])-13)" office:value-type="string" office:string-value=" 7.284781813233452e-27" calcext:value-type="string">
            <text:p><text:s/>7.284781813233452e-27</text:p>
          </table:table-cell>
          <table:table-cell office:value-type="float" office:value="7.28478181323346E-027" calcext:value-type="float">
            <text:p>7.28E-27</text:p>
          </table:table-cell>
          <table:table-cell table:formula="of:=[.R25]-[.S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0, -1.734538031577313e-20</text:p>
          </table:table-cell>
          <table:table-cell table:formula="of:=RIGHT([.W25]; LEN([.W25])-12)" office:value-type="string" office:string-value=" -1.734538031577313e-20" calcext:value-type="string">
            <text:p><text:s/>-1.734538031577313e-20</text:p>
          </table:table-cell>
          <table:table-cell office:value-type="float" office:value="-1.73453803157738E-020" calcext:value-type="float">
            <text:p>-1.73E-20</text:p>
          </table:table-cell>
          <table:table-cell table:formula="of:=[.X25]-[.Y25]" office:value-type="float" office:value="6.68056949459323E-034" calcext:value-type="float">
            <text:p>6.68056949459323E-34</text:p>
          </table:table-cell>
          <table:table-cell/>
        </table:table-row>
        <table:table-row table:style-name="ro2">
          <table:table-cell office:value-type="string" calcext:value-type="string">
            <text:p>i, a = 21, 1.789727912685577e+00</text:p>
          </table:table-cell>
          <table:table-cell table:formula="of:=RIGHT([.A26]; LEN([.A26])-10)" office:value-type="string" office:string-value=" 1.789727912685577e+00" calcext:value-type="string">
            <text:p><text:s/>1.789727912685577e+00</text:p>
          </table:table-cell>
          <table:table-cell office:value-type="float" office:value="1.78972791268558" calcext:value-type="float">
            <text:p>1.78972791268558</text:p>
          </table:table-cell>
          <table:table-cell table:formula="of:=ABS([.B26]-[.C2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1, 2.526221679165838e-35</text:p>
          </table:table-cell>
          <table:table-cell table:formula="of:=RIGHT([.K26]; LEN([.K26])-13)" office:value-type="string" office:string-value=" 2.526221679165838e-35" calcext:value-type="string">
            <text:p><text:s/>2.526221679165838e-35</text:p>
          </table:table-cell>
          <table:table-cell table:style-name="ce20" office:value-type="float" office:value="2.52622167916584E-035" calcext:value-type="float">
            <text:p>2.53E-35</text:p>
          </table:table-cell>
          <table:table-cell table:formula="of:=[.L26]-[.M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1, 8.315781841769500e-34</text:p>
          </table:table-cell>
          <table:table-cell table:formula="of:=RIGHT([.Q26]; LEN([.Q26])-13)" office:value-type="string" office:string-value=" 8.315781841769500e-34" calcext:value-type="string">
            <text:p><text:s/>8.315781841769500e-34</text:p>
          </table:table-cell>
          <table:table-cell office:value-type="float" office:value="8.31578184176949E-034" calcext:value-type="float">
            <text:p>8.32E-34</text:p>
          </table:table-cell>
          <table:table-cell table:formula="of:=[.R26]-[.S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1, -1.220635101496493e-26</text:p>
          </table:table-cell>
          <table:table-cell table:formula="of:=RIGHT([.W26]; LEN([.W26])-12)" office:value-type="string" office:string-value=" -1.220635101496493e-26" calcext:value-type="string">
            <text:p><text:s/>-1.220635101496493e-26</text:p>
          </table:table-cell>
          <table:table-cell office:value-type="float" office:value="-1.22063510149649E-026" calcext:value-type="float">
            <text:p>-1.22E-26</text:p>
          </table:table-cell>
          <table:table-cell table:formula="of:=[.X26]-[.Y2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2, 2.709761282934111e+00</text:p>
          </table:table-cell>
          <table:table-cell table:formula="of:=RIGHT([.A27]; LEN([.A27])-10)" office:value-type="string" office:string-value=" 2.709761282934111e+00" calcext:value-type="string">
            <text:p><text:s/>2.709761282934111e+00</text:p>
          </table:table-cell>
          <table:table-cell office:value-type="float" office:value="2.70976128293411" calcext:value-type="float">
            <text:p>2.70976128293411</text:p>
          </table:table-cell>
          <table:table-cell table:formula="of:=ABS([.B27]-[.C2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2, 0.000000000000000e+00</text:p>
          </table:table-cell>
          <table:table-cell table:formula="of:=RIGHT([.K27]; LEN([.K2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7]-[.M2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2, 4.868476655404279e-35</text:p>
          </table:table-cell>
          <table:table-cell table:formula="of:=RIGHT([.Q27]; LEN([.Q27])-13)" office:value-type="string" office:string-value=" 4.868476655404279e-35" calcext:value-type="string">
            <text:p><text:s/>4.868476655404279e-35</text:p>
          </table:table-cell>
          <table:table-cell office:value-type="float" office:value="4.86847665540427E-035" calcext:value-type="float">
            <text:p>4.87E-35</text:p>
          </table:table-cell>
          <table:table-cell table:formula="of:=[.R27]-[.S2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2, -7.997748045329344e-28</text:p>
          </table:table-cell>
          <table:table-cell table:formula="of:=RIGHT([.W27]; LEN([.W27])-12)" office:value-type="string" office:string-value=" -7.997748045329344e-28" calcext:value-type="string">
            <text:p><text:s/>-7.997748045329344e-28</text:p>
          </table:table-cell>
          <table:table-cell office:value-type="float" office:value="-7.99774804532935E-028" calcext:value-type="float">
            <text:p>-8.00E-28</text:p>
          </table:table-cell>
          <table:table-cell table:formula="of:=[.X27]-[.Y2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3, 2.709761282934111e+00</text:p>
          </table:table-cell>
          <table:table-cell table:formula="of:=RIGHT([.A28]; LEN([.A28])-10)" office:value-type="string" office:string-value=" 2.709761282934111e+00" calcext:value-type="string">
            <text:p><text:s/>2.709761282934111e+00</text:p>
          </table:table-cell>
          <table:table-cell office:value-type="float" office:value="2.70976128293411" calcext:value-type="float">
            <text:p>2.70976128293411</text:p>
          </table:table-cell>
          <table:table-cell table:formula="of:=ABS([.B28]-[.C2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3, 0.000000000000000e+00</text:p>
          </table:table-cell>
          <table:table-cell table:formula="of:=RIGHT([.K28]; LEN([.K2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8]-[.M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3, -8.353124888165558e-36</text:p>
          </table:table-cell>
          <table:table-cell table:formula="of:=RIGHT([.Q28]; LEN([.Q28])-13)" office:value-type="string" office:string-value=" -8.353124888165558e-36" calcext:value-type="string">
            <text:p><text:s/>-8.353124888165558e-36</text:p>
          </table:table-cell>
          <table:table-cell office:value-type="float" office:value="-8.35312488816555E-036" calcext:value-type="float">
            <text:p>-8.35E-36</text:p>
          </table:table-cell>
          <table:table-cell table:formula="of:=[.R28]-[.S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3, 1.295071432099668e-28</text:p>
          </table:table-cell>
          <table:table-cell table:formula="of:=RIGHT([.W28]; LEN([.W28])-12)" office:value-type="string" office:string-value=" 1.295071432099668e-28" calcext:value-type="string">
            <text:p><text:s/>1.295071432099668e-28</text:p>
          </table:table-cell>
          <table:table-cell office:value-type="float" office:value="1.29507143209967E-028" calcext:value-type="float">
            <text:p>1.30E-28</text:p>
          </table:table-cell>
          <table:table-cell table:formula="of:=[.X28]-[.Y2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4, 1.789727912685578e+00</text:p>
          </table:table-cell>
          <table:table-cell table:formula="of:=RIGHT([.A29]; LEN([.A29])-10)" office:value-type="string" office:string-value=" 1.789727912685578e+00" calcext:value-type="string">
            <text:p><text:s/>1.789727912685578e+00</text:p>
          </table:table-cell>
          <table:table-cell office:value-type="float" office:value="1.78972791268558" calcext:value-type="float">
            <text:p>1.78972791268558</text:p>
          </table:table-cell>
          <table:table-cell table:formula="of:=ABS([.B29]-[.C2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4, 0.000000000000000e+00</text:p>
          </table:table-cell>
          <table:table-cell table:formula="of:=RIGHT([.K29]; LEN([.K2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29]-[.M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4, 1.112336470696773e-37</text:p>
          </table:table-cell>
          <table:table-cell table:formula="of:=RIGHT([.Q29]; LEN([.Q29])-13)" office:value-type="string" office:string-value=" 1.112336470696773e-37" calcext:value-type="string">
            <text:p><text:s/>1.112336470696773e-37</text:p>
          </table:table-cell>
          <table:table-cell office:value-type="float" office:value="1.11233647069677E-037" calcext:value-type="float">
            <text:p>1.11E-37</text:p>
          </table:table-cell>
          <table:table-cell table:formula="of:=[.R29]-[.S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4, 2.595539935962925e-36</text:p>
          </table:table-cell>
          <table:table-cell table:formula="of:=RIGHT([.W29]; LEN([.W29])-12)" office:value-type="string" office:string-value=" 2.595539935962925e-36" calcext:value-type="string">
            <text:p><text:s/>2.595539935962925e-36</text:p>
          </table:table-cell>
          <table:table-cell office:value-type="float" office:value="2.59553993596292E-036" calcext:value-type="float">
            <text:p>2.60E-36</text:p>
          </table:table-cell>
          <table:table-cell table:formula="of:=[.X29]-[.Y2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5, 4.886042426442714e-01</text:p>
          </table:table-cell>
          <table:table-cell table:formula="of:=RIGHT([.A30]; LEN([.A30])-10)" office:value-type="string" office:string-value=" 4.886042426442714e-01" calcext:value-type="string">
            <text:p><text:s/>4.886042426442714e-01</text:p>
          </table:table-cell>
          <table:table-cell office:value-type="float" office:value="0.488604242644271" calcext:value-type="float">
            <text:p>0.488604242644271</text:p>
          </table:table-cell>
          <table:table-cell table:formula="of:=ABS([.B30]-[.C3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5, 0.000000000000000e+00</text:p>
          </table:table-cell>
          <table:table-cell table:formula="of:=RIGHT([.K30]; LEN([.K3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0]-[.M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5, 0.000000000000000e+00</text:p>
          </table:table-cell>
          <table:table-cell table:formula="of:=RIGHT([.Q30]; LEN([.Q30])-13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R30]-[.S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5, 3.675820465811261e-37</text:p>
          </table:table-cell>
          <table:table-cell table:formula="of:=RIGHT([.W30]; LEN([.W30])-12)" office:value-type="string" office:string-value=" 3.675820465811261e-37" calcext:value-type="string">
            <text:p><text:s/>3.675820465811261e-37</text:p>
          </table:table-cell>
          <table:table-cell office:value-type="float" office:value="3.67582046581126E-037" calcext:value-type="float">
            <text:p>3.68E-37</text:p>
          </table:table-cell>
          <table:table-cell table:formula="of:=[.X30]-[.Y3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6, -4.314291276042630e-01</text:p>
          </table:table-cell>
          <table:table-cell table:formula="of:=RIGHT([.A31]; LEN([.A31])-10)" office:value-type="string" office:string-value=" -4.314291276042630e-01" calcext:value-type="string">
            <text:p><text:s/>-4.314291276042630e-01</text:p>
          </table:table-cell>
          <table:table-cell office:value-type="float" office:value="-0.431429127604263" calcext:value-type="float">
            <text:p>-0.431429127604263</text:p>
          </table:table-cell>
          <table:table-cell table:formula="of:=ABS([.B31]-[.C31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6, 0.000000000000000e+00</text:p>
          </table:table-cell>
          <table:table-cell table:formula="of:=RIGHT([.K31]; LEN([.K31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1]-[.M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6, 0.000000000000000e+00</text:p>
          </table:table-cell>
          <table:table-cell table:formula="of:=RIGHT([.Q31]; LEN([.Q31])-13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R31]-[.S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6, 4.722623661131627e-40</text:p>
          </table:table-cell>
          <table:table-cell table:formula="of:=RIGHT([.W31]; LEN([.W31])-12)" office:value-type="string" office:string-value=" 4.722623661131627e-40" calcext:value-type="string">
            <text:p><text:s/>4.722623661131627e-40</text:p>
          </table:table-cell>
          <table:table-cell office:value-type="float" office:value="4.72262366113162E-040" calcext:value-type="float">
            <text:p>4.72E-40</text:p>
          </table:table-cell>
          <table:table-cell table:formula="of:=[.X31]-[.Y3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7, -4.314291276042637e-01</text:p>
          </table:table-cell>
          <table:table-cell table:formula="of:=RIGHT([.A32]; LEN([.A32])-10)" office:value-type="string" office:string-value=" -4.314291276042637e-01" calcext:value-type="string">
            <text:p><text:s/>-4.314291276042637e-01</text:p>
          </table:table-cell>
          <table:table-cell office:value-type="float" office:value="-0.431429127604264" calcext:value-type="float">
            <text:p>-0.431429127604264</text:p>
          </table:table-cell>
          <table:table-cell table:formula="of:=ABS([.B32]-[.C32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7, 0.000000000000000e+00</text:p>
          </table:table-cell>
          <table:table-cell table:formula="of:=RIGHT([.K32]; LEN([.K32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2]-[.M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7, 0.000000000000000e+00</text:p>
          </table:table-cell>
          <table:table-cell table:formula="of:=RIGHT([.Q32]; LEN([.Q32])-13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R32]-[.S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7, 0.000000000000000e+00</text:p>
          </table:table-cell>
          <table:table-cell table:formula="of:=RIGHT([.W32]; LEN([.W32])-12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X32]-[.Y3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8, 4.886042426442698e-01</text:p>
          </table:table-cell>
          <table:table-cell table:formula="of:=RIGHT([.A33]; LEN([.A33])-10)" office:value-type="string" office:string-value=" 4.886042426442698e-01" calcext:value-type="string">
            <text:p><text:s/>4.886042426442698e-01</text:p>
          </table:table-cell>
          <table:table-cell office:value-type="float" office:value="0.48860424264427" calcext:value-type="float">
            <text:p>0.48860424264427</text:p>
          </table:table-cell>
          <table:table-cell table:formula="of:=ABS([.B33]-[.C33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8, 0.000000000000000e+00</text:p>
          </table:table-cell>
          <table:table-cell table:formula="of:=RIGHT([.K33]; LEN([.K33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3]-[.M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8, 0.000000000000000e+00</text:p>
          </table:table-cell>
          <table:table-cell table:formula="of:=RIGHT([.Q33]; LEN([.Q33])-13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R33]-[.S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8, 0.000000000000000e+00</text:p>
          </table:table-cell>
          <table:table-cell table:formula="of:=RIGHT([.W33]; LEN([.W33])-12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X33]-[.Y3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29, 1.789727912685574e+00</text:p>
          </table:table-cell>
          <table:table-cell table:formula="of:=RIGHT([.A34]; LEN([.A34])-10)" office:value-type="string" office:string-value=" 1.789727912685574e+00" calcext:value-type="string">
            <text:p><text:s/>1.789727912685574e+00</text:p>
          </table:table-cell>
          <table:table-cell office:value-type="float" office:value="1.78972791268557" calcext:value-type="float">
            <text:p>1.78972791268557</text:p>
          </table:table-cell>
          <table:table-cell table:formula="of:=ABS([.B34]-[.C34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29, 0.000000000000000e+00</text:p>
          </table:table-cell>
          <table:table-cell table:formula="of:=RIGHT([.K34]; LEN([.K34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4]-[.M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29, 0.000000000000000e+00</text:p>
          </table:table-cell>
          <table:table-cell table:formula="of:=RIGHT([.Q34]; LEN([.Q34])-13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R34]-[.S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29, 0.000000000000000e+00</text:p>
          </table:table-cell>
          <table:table-cell table:formula="of:=RIGHT([.W34]; LEN([.W34])-12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X34]-[.Y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0, 2.709761282934110e+00</text:p>
          </table:table-cell>
          <table:table-cell table:formula="of:=RIGHT([.A35]; LEN([.A35])-10)" office:value-type="string" office:string-value=" 2.709761282934110e+00" calcext:value-type="string">
            <text:p><text:s/>2.709761282934110e+00</text:p>
          </table:table-cell>
          <table:table-cell office:value-type="float" office:value="2.70976128293411" calcext:value-type="float">
            <text:p>2.70976128293411</text:p>
          </table:table-cell>
          <table:table-cell table:formula="of:=ABS([.B35]-[.C3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0, 0.000000000000000e+00</text:p>
          </table:table-cell>
          <table:table-cell table:formula="of:=RIGHT([.K35]; LEN([.K35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5]-[.M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0, 0.000000000000000e+00</text:p>
          </table:table-cell>
          <table:table-cell table:formula="of:=RIGHT([.Q35]; LEN([.Q35])-13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R35]-[.S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0, 0.000000000000000e+00</text:p>
          </table:table-cell>
          <table:table-cell table:formula="of:=RIGHT([.W35]; LEN([.W35])-12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X35]-[.Y3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1, 2.709761282934111e+00</text:p>
          </table:table-cell>
          <table:table-cell table:formula="of:=RIGHT([.A36]; LEN([.A36])-10)" office:value-type="string" office:string-value=" 2.709761282934111e+00" calcext:value-type="string">
            <text:p><text:s/>2.709761282934111e+00</text:p>
          </table:table-cell>
          <table:table-cell office:value-type="float" office:value="2.70976128293411" calcext:value-type="float">
            <text:p>2.70976128293411</text:p>
          </table:table-cell>
          <table:table-cell table:formula="of:=ABS([.B36]-[.C3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1, 0.000000000000000e+00</text:p>
          </table:table-cell>
          <table:table-cell table:formula="of:=RIGHT([.K36]; LEN([.K36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6]-[.M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1, 0.000000000000000e+00</text:p>
          </table:table-cell>
          <table:table-cell table:formula="of:=RIGHT([.Q36]; LEN([.Q36])-13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R36]-[.S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1, 0.000000000000000e+00</text:p>
          </table:table-cell>
          <table:table-cell table:formula="of:=RIGHT([.W36]; LEN([.W36])-12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X36]-[.Y3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2, 1.789727912685575e+00</text:p>
          </table:table-cell>
          <table:table-cell table:formula="of:=RIGHT([.A37]; LEN([.A37])-10)" office:value-type="string" office:string-value=" 1.789727912685575e+00" calcext:value-type="string">
            <text:p><text:s/>1.789727912685575e+00</text:p>
          </table:table-cell>
          <table:table-cell office:value-type="float" office:value="1.78972791268558" calcext:value-type="float">
            <text:p>1.78972791268558</text:p>
          </table:table-cell>
          <table:table-cell table:formula="of:=ABS([.B37]-[.C37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2, 0.000000000000000e+00</text:p>
          </table:table-cell>
          <table:table-cell table:formula="of:=RIGHT([.K37]; LEN([.K37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7]-[.M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2, 0.000000000000000e+00</text:p>
          </table:table-cell>
          <table:table-cell table:formula="of:=RIGHT([.Q37]; LEN([.Q37])-13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R37]-[.S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2, 0.000000000000000e+00</text:p>
          </table:table-cell>
          <table:table-cell table:formula="of:=RIGHT([.W37]; LEN([.W37])-12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X37]-[.Y3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3, 4.886042426442747e-01</text:p>
          </table:table-cell>
          <table:table-cell table:formula="of:=RIGHT([.A38]; LEN([.A38])-10)" office:value-type="string" office:string-value=" 4.886042426442747e-01" calcext:value-type="string">
            <text:p><text:s/>4.886042426442747e-01</text:p>
          </table:table-cell>
          <table:table-cell office:value-type="float" office:value="0.488604242644275" calcext:value-type="float">
            <text:p>0.488604242644275</text:p>
          </table:table-cell>
          <table:table-cell table:formula="of:=ABS([.B38]-[.C38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3, 0.000000000000000e+00</text:p>
          </table:table-cell>
          <table:table-cell table:formula="of:=RIGHT([.K38]; LEN([.K38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8]-[.M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3, 0.000000000000000e+00</text:p>
          </table:table-cell>
          <table:table-cell table:formula="of:=RIGHT([.Q38]; LEN([.Q38])-13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R38]-[.S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3, 0.000000000000000e+00</text:p>
          </table:table-cell>
          <table:table-cell table:formula="of:=RIGHT([.W38]; LEN([.W38])-12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X38]-[.Y3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4, -4.314291276042628e-01</text:p>
          </table:table-cell>
          <table:table-cell table:formula="of:=RIGHT([.A39]; LEN([.A39])-10)" office:value-type="string" office:string-value=" -4.314291276042628e-01" calcext:value-type="string">
            <text:p><text:s/>-4.314291276042628e-01</text:p>
          </table:table-cell>
          <table:table-cell office:value-type="float" office:value="-0.431429127604263" calcext:value-type="float">
            <text:p>-0.431429127604263</text:p>
          </table:table-cell>
          <table:table-cell table:formula="of:=ABS([.B39]-[.C39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4, 0.000000000000000e+00</text:p>
          </table:table-cell>
          <table:table-cell table:formula="of:=RIGHT([.K39]; LEN([.K39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39]-[.M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4, 0.000000000000000e+00</text:p>
          </table:table-cell>
          <table:table-cell table:formula="of:=RIGHT([.Q39]; LEN([.Q39])-13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R39]-[.S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4, 0.000000000000000e+00</text:p>
          </table:table-cell>
          <table:table-cell table:formula="of:=RIGHT([.W39]; LEN([.W39])-12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X39]-[.Y3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, a = 35, -4.314291276042639e-01</text:p>
          </table:table-cell>
          <table:table-cell table:formula="of:=RIGHT([.A40]; LEN([.A40])-10)" office:value-type="string" office:string-value=" -4.314291276042639e-01" calcext:value-type="string">
            <text:p><text:s/>-4.314291276042639e-01</text:p>
          </table:table-cell>
          <table:table-cell office:value-type="float" office:value="-0.431429127604264" calcext:value-type="float">
            <text:p>-0.431429127604264</text:p>
          </table:table-cell>
          <table:table-cell table:formula="of:=ABS([.B40]-[.C40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, phi1 = 35, 0.000000000000000e+00</text:p>
          </table:table-cell>
          <table:table-cell table:formula="of:=RIGHT([.K40]; LEN([.K40])-13)" office:value-type="string" office:string-value=" 0.000000000000000e+00" calcext:value-type="string">
            <text:p><text:s/>0.000000000000000e+00</text:p>
          </table:table-cell>
          <table:table-cell office:value-type="float" office:value="0" calcext:value-type="float">
            <text:p>0</text:p>
          </table:table-cell>
          <table:table-cell table:formula="of:=[.L40]-[.M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2 = 35, 0.000000000000000e+00</text:p>
          </table:table-cell>
          <table:table-cell table:formula="of:=RIGHT([.Q40]; LEN([.Q40])-13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R40]-[.S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, phi = 35, 0.000000000000000e+00</text:p>
          </table:table-cell>
          <table:table-cell table:formula="of:=RIGHT([.W40]; LEN([.W40])-12)" office:value-type="string" office:string-value=" 0.000000000000000e+00" calcext:value-type="string">
            <text:p><text:s/>0.000000000000000e+00</text:p>
          </table:table-cell>
          <table:table-cell table:style-name="Default" office:value-type="float" office:value="0" calcext:value-type="float">
            <text:p>0</text:p>
          </table:table-cell>
          <table:table-cell table:formula="of:=[.X40]-[.Y4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8"/>
          <table:table-cell table:style-name="Default"/>
          <table:table-cell table:number-columns-repeated="8"/>
          <table:table-cell table:style-name="ce18"/>
          <table:table-cell table:style-name="Default"/>
          <table:table-cell table:number-columns-repeated="4"/>
          <table:table-cell table:style-name="ce18"/>
          <table:table-cell table:style-name="Default" table:number-columns-repeated="2"/>
          <table:table-cell table:number-columns-repeated="3"/>
          <table:table-cell table:style-name="ce18"/>
          <table:table-cell table:style-name="Default" table:number-columns-repeated="2"/>
          <table:table-cell table:number-columns-repeated="2"/>
        </table:table-row>
      </table:table>
      <table:table table:name="Step 4" table:style-name="ta1">
        <table:table-column table:style-name="co1" table:default-cell-style-name="ce17"/>
        <table:table-column table:style-name="co1" table:default-cell-style-name="ce19"/>
        <table:table-column table:style-name="co1" table:number-columns-repeated="8" table:default-cell-style-name="Default"/>
        <table:table-column table:style-name="co1" table:default-cell-style-name="ce17"/>
        <table:table-column table:style-name="co1" table:default-cell-style-name="ce19"/>
        <table:table-column table:style-name="co1" table:number-columns-repeated="10" table:default-cell-style-name="Default"/>
        <table:table-column table:style-name="co1" table:default-cell-style-name="ce17"/>
        <table:table-column table:style-name="co1" table:default-cell-style-name="ce19"/>
        <table:table-column table:style-name="co1" table:default-cell-style-name="ce20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dt</text:p>
          </table:table-cell>
          <table:covered-table-cell table:number-columns-repeated="2"/>
          <table:table-cell/>
          <table:table-cell table:style-name="ce1" office:value-type="string" calcext:value-type="string" table:number-columns-spanned="5" table:number-rows-spanned="1">
            <text:p>RK step 1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RK step 2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K step 3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a_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 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t_matlab</text:p>
          </table:table-cell>
          <table:table-cell office:value-type="string" calcext:value-type="string">
            <text:p>difference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debug_nu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  <table:table-cell/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debug_num</text:p>
          </table:table-cell>
          <table:table-cell table:style-name="Default" office:value-type="string" calcext:value-type="string">
            <text:p>matlab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L1_diff</text:p>
          </table:table-cell>
        </table:table-row>
        <table:table-row table:style-name="ro2">
          <table:table-cell office:value-type="string" calcext:value-type="string">
            <text:p>i, a = -2, 2.051118624277847e+00</text:p>
          </table:table-cell>
          <table:table-cell table:formula="of:=RIGHT([.A3]; LEN([.A3])-10)" office:value-type="string" office:string-value=" 2.051118624277847e+00" calcext:value-type="string">
            <text:p><text:s/>2.051118624277847e+00</text:p>
          </table:table-cell>
          <table:table-cell office:value-type="float" office:value="2.05111862427785" calcext:value-type="float">
            <text:p>2.05111862427785</text:p>
          </table:table-cell>
          <table:table-cell table:formula="of:=ABS([.B3]-[.C3])" office:value-type="float" office:value="0" calcext:value-type="float">
            <text:p>0</text:p>
          </table:table-cell>
          <table:table-cell table:formula="of:=MAX([.D3:.D40])" office:value-type="float" office:value="0" calcext:value-type="float">
            <text:p>0</text:p>
          </table:table-cell>
          <table:table-cell/>
          <table:table-cell table:style-name="ce17" office:value-type="float" office:value="0.0192592542796404" calcext:value-type="float">
            <text:p>0.01925925427964</text:p>
          </table:table-cell>
          <table:table-cell office:value-type="float" office:value="0.0192592542796404" calcext:value-type="float">
            <text:p>0.01925925427964</text:p>
          </table:table-cell>
          <table:table-cell table:formula="of:=[.G3]-[.H3]" office:value-type="float" office:value="0" calcext:value-type="float">
            <text:p>0</text:p>
          </table:table-cell>
          <table:table-cell/>
          <table:table-cell office:value-type="string" calcext:value-type="string">
            <text:p>i, phi1 = -2, 1.323870837051407e+00</text:p>
          </table:table-cell>
          <table:table-cell table:formula="of:=RIGHT([.K3]; LEN([.K3])-13)" office:value-type="string" office:string-value=" 1.323870837051407e+00" calcext:value-type="string">
            <text:p><text:s/>1.323870837051407e+00</text:p>
          </table:table-cell>
          <table:table-cell office:value-type="float" office:value="1.8977650129933" calcext:value-type="float">
            <text:p>1.8977650129933</text:p>
          </table:table-cell>
          <table:table-cell table:formula="of:=[.L3]-[.M3]" office:value-type="float" office:value="-0.573894175941893" calcext:value-type="float">
            <text:p>-0.573894175941893</text:p>
          </table:table-cell>
          <table:table-cell table:formula="of:=MAX([.N3:.N40])" office:value-type="float" office:value="-0.573894175941893" calcext:value-type="float">
            <text:p>-0.573894175941893</text:p>
          </table:table-cell>
          <table:table-cell/>
          <table:table-cell table:style-name="ce17" office:value-type="string" calcext:value-type="string">
            <text:p>i, phi2 = -2, 1.904813956163868e+00</text:p>
          </table:table-cell>
          <table:table-cell table:style-name="ce19" table:formula="of:=RIGHT([.Q3]; LEN([.Q3])-13)" office:value-type="string" office:string-value=" 1.904813956163868e+00" calcext:value-type="string">
            <text:p><text:s/>1.904813956163868e+00</text:p>
          </table:table-cell>
          <table:table-cell office:value-type="float" office:value="1.90481395616387" calcext:value-type="float">
            <text:p>1.90481395616387</text:p>
          </table:table-cell>
          <table:table-cell table:formula="of:=[.R3]-[.S3]" office:value-type="float" office:value="0" calcext:value-type="float">
            <text:p>0</text:p>
          </table:table-cell>
          <table:table-cell table:formula="of:=MAX([.T3:.T40])" office:value-type="float" office:value="0" calcext:value-type="float">
            <text:p>0</text:p>
          </table:table-cell>
          <table:table-cell/>
          <table:table-cell office:value-type="string" calcext:value-type="string">
            <text:p>i, phi = -2, 1.999673290402988e+00</text:p>
          </table:table-cell>
          <table:table-cell table:formula="of:=RIGHT([.W3]; LEN([.W3])-12)" office:value-type="string" office:string-value=" 1.999673290402988e+00" calcext:value-type="string">
            <text:p><text:s/>1.999673290402988e+00</text:p>
          </table:table-cell>
          <table:table-cell table:style-name="Default" office:value-type="float" office:value="1.99967329040299" calcext:value-type="float">
            <text:p>1.99967329040299</text:p>
          </table:table-cell>
          <table:table-cell table:formula="of:=[.X3]-[.Y3]" office:value-type="float" office:value="0" calcext:value-type="float">
            <text:p>0</text:p>
          </table:table-cell>
          <table:table-cell table:formula="of:=MAX([.Z3:.Z40])" office:value-type="float" office:value="2.50416005753358E-026" calcext:value-type="float">
            <text:p>2.50416005753358E-26</text:p>
          </table:table-cell>
        </table:table-row>
        <table:table-row table:style-name="ro2">
          <table:table-cell office:value-type="string" calcext:value-type="string">
            <text:p>i, a = -1, 2.051118624277848e+00</text:p>
          </table:table-cell>
          <table:table-cell table:formula="of:=RIGHT([.A4]; LEN([.A4])-10)" office:value-type="string" office:string-value=" 2.051118624277848e+00" calcext:value-type="string">
            <text:p><text:s/>2.051118624277848e+00</text:p>
          </table:table-cell>
          <table:table-cell office:value-type="float" office:value="2.05111862427785" calcext:value-type="float">
            <text:p>2.05111862427785</text:p>
          </table:table-cell>
          <table:table-cell table:formula="of:=ABS([.B4]-[.C4])" office:value-type="float" office:value="0" calcext:value-type="float">
            <text:p>0</text:p>
          </table:table-cell>
          <table:table-cell table:formula="of:=MIN([.D3:.D40])" office:value-type="float" office:value="0" calcext:value-type="float">
            <text:p>0</text:p>
          </table:table-cell>
          <table:table-cell/>
          <table:table-cell table:style-name="ce18"/>
          <table:table-cell table:number-columns-repeated="3"/>
          <table:table-cell office:value-type="string" calcext:value-type="string">
            <text:p>i, phi1 = -1, 9.682064486447020e-01</text:p>
          </table:table-cell>
          <table:table-cell table:formula="of:=RIGHT([.K4]; LEN([.K4])-13)" office:value-type="string" office:string-value=" 9.682064486447020e-01" calcext:value-type="string">
            <text:p><text:s/>9.682064486447020e-01</text:p>
          </table:table-cell>
          <table:table-cell office:value-type="float" office:value="1.57494040509396" calcext:value-type="float">
            <text:p>1.57494040509396</text:p>
          </table:table-cell>
          <table:table-cell table:formula="of:=[.L4]-[.M4]" office:value-type="float" office:value="-0.606733956449258" calcext:value-type="float">
            <text:p>-0.606733956449258</text:p>
          </table:table-cell>
          <table:table-cell table:formula="of:=MIN([.N3:.N40])" office:value-type="float" office:value="-0.606733956449258" calcext:value-type="float">
            <text:p>-0.606733956449258</text:p>
          </table:table-cell>
          <table:table-cell/>
          <table:table-cell table:style-name="ce17" office:value-type="string" calcext:value-type="string">
            <text:p>i, phi2 = -1, 1.674292641330323e+00</text:p>
          </table:table-cell>
          <table:table-cell table:style-name="ce19" table:formula="of:=RIGHT([.Q4]; LEN([.Q4])-13)" office:value-type="string" office:string-value=" 1.674292641330323e+00" calcext:value-type="string">
            <text:p><text:s/>1.674292641330323e+00</text:p>
          </table:table-cell>
          <table:table-cell office:value-type="float" office:value="1.67429264133032" calcext:value-type="float">
            <text:p>1.67429264133032</text:p>
          </table:table-cell>
          <table:table-cell table:formula="of:=[.R4]-[.S4]" office:value-type="float" office:value="0" calcext:value-type="float">
            <text:p>0</text:p>
          </table:table-cell>
          <table:table-cell table:formula="of:=MIN([.T3:.T40])" office:value-type="float" office:value="0" calcext:value-type="float">
            <text:p>0</text:p>
          </table:table-cell>
          <table:table-cell/>
          <table:table-cell office:value-type="string" calcext:value-type="string">
            <text:p>i, phi = -1, 1.987587277525684e+00</text:p>
          </table:table-cell>
          <table:table-cell table:formula="of:=RIGHT([.W4]; LEN([.W4])-12)" office:value-type="string" office:string-value=" 1.987587277525684e+00" calcext:value-type="string">
            <text:p><text:s/>1.987587277525684e+00</text:p>
          </table:table-cell>
          <table:table-cell table:style-name="Default" office:value-type="float" office:value="1.98758727752568" calcext:value-type="float">
            <text:p>1.98758727752568</text:p>
          </table:table-cell>
          <table:table-cell table:formula="of:=[.X4]-[.Y4]" office:value-type="float" office:value="0" calcext:value-type="float">
            <text:p>0</text:p>
          </table:table-cell>
          <table:table-cell table:formula="of:=MIN([.Z3:.Z40])" office:value-type="float" office:value="-5.10702591327572E-015" calcext:value-type="float">
            <text:p>-5.10702591327572E-15</text:p>
          </table:table-cell>
        </table:table-row>
        <table:table-row table:style-name="ro2">
          <table:table-cell table:number-columns-repeated="22"/>
          <table:table-cell office:value-type="string" calcext:value-type="string">
            <text:p>i, phi = 0, 1.242578797416865e+00</text:p>
          </table:table-cell>
          <table:table-cell table:formula="of:=RIGHT([.W5]; LEN([.W5])-12)" office:value-type="string" office:string-value="1.242578797416865e+00" calcext:value-type="string">
            <text:p>1.242578797416865e+00</text:p>
          </table:table-cell>
          <table:table-cell table:style-name="Default" office:value-type="float" office:value="1.24257879741687" calcext:value-type="float">
            <text:p>1.24257879741687</text:p>
          </table:table-cell>
          <table:table-cell table:formula="of:=[.X5]-[.Y5]" office:value-type="float" office:value="-5.10702591327572E-015" calcext:value-type="float">
            <text:p>-5.10702591327572E-15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1, 7.574212025831352e-01</text:p>
          </table:table-cell>
          <table:table-cell table:formula="of:=RIGHT([.W6]; LEN([.W6])-12)" office:value-type="string" office:string-value="7.574212025831352e-01" calcext:value-type="string">
            <text:p>7.574212025831352e-01</text:p>
          </table:table-cell>
          <table:table-cell table:style-name="Default" office:value-type="float" office:value="0.757421202583135" calcext:value-type="float">
            <text:p>0.757421202583135</text:p>
          </table:table-cell>
          <table:table-cell table:formula="of:=[.X6]-[.Y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2, 1.241272247431633e-02</text:p>
          </table:table-cell>
          <table:table-cell table:formula="of:=RIGHT([.W7]; LEN([.W7])-12)" office:value-type="string" office:string-value="1.241272247431633e-02" calcext:value-type="string">
            <text:p>1.241272247431633e-02</text:p>
          </table:table-cell>
          <table:table-cell table:style-name="Default" office:value-type="float" office:value="0.0124127224743163" calcext:value-type="float">
            <text:p>0.012412722474316</text:p>
          </table:table-cell>
          <table:table-cell table:formula="of:=[.X7]-[.Y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3, 3.267095970123128e-04</text:p>
          </table:table-cell>
          <table:table-cell table:formula="of:=RIGHT([.W8]; LEN([.W8])-12)" office:value-type="string" office:string-value="3.267095970123128e-04" calcext:value-type="string">
            <text:p>3.267095970123128e-04</text:p>
          </table:table-cell>
          <table:table-cell table:style-name="Default" office:value-type="float" office:value="0.000326709597012316" calcext:value-type="float">
            <text:p>0.000326709597012</text:p>
          </table:table-cell>
          <table:table-cell table:formula="of:=[.X8]-[.Y8]" office:value-type="float" office:value="-3.19839640883224E-018" calcext:value-type="float">
            <text:p>-3.19839640883224E-18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4, 7.430020696807495e-05</text:p>
          </table:table-cell>
          <table:table-cell table:formula="of:=RIGHT([.W9]; LEN([.W9])-12)" office:value-type="string" office:string-value="7.430020696807495e-05" calcext:value-type="string">
            <text:p>7.430020696807495e-05</text:p>
          </table:table-cell>
          <table:table-cell office:value-type="float" office:value="0.0000743002069680751" calcext:value-type="float">
            <text:p>7.43E-05</text:p>
          </table:table-cell>
          <table:table-cell table:formula="of:=[.X9]-[.Y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5, 3.075350347710518e-05</text:p>
          </table:table-cell>
          <table:table-cell table:formula="of:=RIGHT([.W10]; LEN([.W10])-12)" office:value-type="string" office:string-value="3.075350347710518e-05" calcext:value-type="string">
            <text:p>3.075350347710518e-05</text:p>
          </table:table-cell>
          <table:table-cell office:value-type="float" office:value="0.0000307535034771052" calcext:value-type="float">
            <text:p>3.08E-05</text:p>
          </table:table-cell>
          <table:table-cell table:formula="of:=[.X10]-[.Y1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6, 9.175119473143912e-06</text:p>
          </table:table-cell>
          <table:table-cell table:formula="of:=RIGHT([.W11]; LEN([.W11])-12)" office:value-type="string" office:string-value="9.175119473143912e-06" calcext:value-type="string">
            <text:p>9.175119473143912e-06</text:p>
          </table:table-cell>
          <table:table-cell office:value-type="float" office:value="0.00000917511947314393" calcext:value-type="float">
            <text:p>9.18E-06</text:p>
          </table:table-cell>
          <table:table-cell table:formula="of:=[.X11]-[.Y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7, 2.122559425873940e-07</text:p>
          </table:table-cell>
          <table:table-cell table:formula="of:=RIGHT([.W12]; LEN([.W12])-12)" office:value-type="string" office:string-value="2.122559425873940e-07" calcext:value-type="string">
            <text:p>2.122559425873940e-07</text:p>
          </table:table-cell>
          <table:table-cell office:value-type="float" office:value="0.000000212255942587396" calcext:value-type="float">
            <text:p>2.12E-07</text:p>
          </table:table-cell>
          <table:table-cell table:formula="of:=[.X12]-[.Y12]" office:value-type="float" office:value="-1.98523347012727E-021" calcext:value-type="float">
            <text:p>-1.98523347012727E-21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8, -5.492456261220054e-07</text:p>
          </table:table-cell>
          <table:table-cell table:formula="of:=RIGHT([.W13]; LEN([.W13])-12)" office:value-type="string" office:string-value="-5.492456261220054e-07" calcext:value-type="string">
            <text:p>-5.492456261220054e-07</text:p>
          </table:table-cell>
          <table:table-cell office:value-type="float" office:value="-0.000000549245626122006" calcext:value-type="float">
            <text:p>-5.49E-07</text:p>
          </table:table-cell>
          <table:table-cell table:formula="of:=[.X13]-[.Y1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9, 3.067054305587964e-08</text:p>
          </table:table-cell>
          <table:table-cell table:formula="of:=RIGHT([.W14]; LEN([.W14])-12)" office:value-type="string" office:string-value="3.067054305587964e-08" calcext:value-type="string">
            <text:p>3.067054305587964e-08</text:p>
          </table:table-cell>
          <table:table-cell office:value-type="float" office:value="0.0000000306705430558797" calcext:value-type="float">
            <text:p>3.07E-08</text:p>
          </table:table-cell>
          <table:table-cell table:formula="of:=[.X14]-[.Y1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10, -6.273707041582678e-09</text:p>
          </table:table-cell>
          <table:table-cell table:formula="of:=RIGHT([.W15]; LEN([.W15])-12)" office:value-type="string" office:string-value=" -6.273707041582678e-09" calcext:value-type="string">
            <text:p><text:s/>-6.273707041582678e-09</text:p>
          </table:table-cell>
          <table:table-cell office:value-type="float" office:value="-0.00000000627370704158269" calcext:value-type="float">
            <text:p>-6.27E-09</text:p>
          </table:table-cell>
          <table:table-cell table:formula="of:=[.X15]-[.Y1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11, 6.685891261308258e-10</text:p>
          </table:table-cell>
          <table:table-cell table:formula="of:=RIGHT([.W16]; LEN([.W16])-12)" office:value-type="string" office:string-value=" 6.685891261308258e-10" calcext:value-type="string">
            <text:p><text:s/>6.685891261308258e-10</text:p>
          </table:table-cell>
          <table:table-cell office:value-type="float" office:value="0.000000000668589126130827" calcext:value-type="float">
            <text:p>6.69E-10</text:p>
          </table:table-cell>
          <table:table-cell table:formula="of:=[.X16]-[.Y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12, 1.057488400854822e-10</text:p>
          </table:table-cell>
          <table:table-cell table:formula="of:=RIGHT([.W17]; LEN([.W17])-12)" office:value-type="string" office:string-value=" 1.057488400854822e-10" calcext:value-type="string">
            <text:p><text:s/>1.057488400854822e-10</text:p>
          </table:table-cell>
          <table:table-cell office:value-type="float" office:value="0.000000000105748840085482" calcext:value-type="float">
            <text:p>1.06E-10</text:p>
          </table:table-cell>
          <table:table-cell table:formula="of:=[.X17]-[.Y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13, -3.995727515992374e-11</text:p>
          </table:table-cell>
          <table:table-cell table:formula="of:=RIGHT([.W18]; LEN([.W18])-12)" office:value-type="string" office:string-value=" -3.995727515992374e-11" calcext:value-type="string">
            <text:p><text:s/>-3.995727515992374e-11</text:p>
          </table:table-cell>
          <table:table-cell office:value-type="float" office:value="-0.0000000000399572751599238" calcext:value-type="float">
            <text:p>-4.00E-11</text:p>
          </table:table-cell>
          <table:table-cell table:formula="of:=[.X18]-[.Y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14, -3.966555796383965e-12</text:p>
          </table:table-cell>
          <table:table-cell table:formula="of:=RIGHT([.W19]; LEN([.W19])-12)" office:value-type="string" office:string-value=" -3.966555796383965e-12" calcext:value-type="string">
            <text:p><text:s/>-3.966555796383965e-12</text:p>
          </table:table-cell>
          <table:table-cell office:value-type="float" office:value="-0.00000000000396655579638399" calcext:value-type="float">
            <text:p>-3.97E-12</text:p>
          </table:table-cell>
          <table:table-cell table:formula="of:=[.X19]-[.Y19]" office:value-type="float" office:value="2.50416005753358E-026" calcext:value-type="float">
            <text:p>2.50416005753358E-26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15, 4.657589336728644e-12</text:p>
          </table:table-cell>
          <table:table-cell table:formula="of:=RIGHT([.W20]; LEN([.W20])-12)" office:value-type="string" office:string-value=" 4.657589336728644e-12" calcext:value-type="string">
            <text:p><text:s/>4.657589336728644e-12</text:p>
          </table:table-cell>
          <table:table-cell office:value-type="float" office:value="0.00000000000465758933672865" calcext:value-type="float">
            <text:p>4.66E-12</text:p>
          </table:table-cell>
          <table:table-cell table:formula="of:=[.X20]-[.Y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16, -2.419353220293693e-13</text:p>
          </table:table-cell>
          <table:table-cell table:formula="of:=RIGHT([.W21]; LEN([.W21])-12)" office:value-type="string" office:string-value=" -2.419353220293693e-13" calcext:value-type="string">
            <text:p><text:s/>-2.419353220293693e-13</text:p>
          </table:table-cell>
          <table:table-cell office:value-type="float" office:value="-0.000000000000241935322029369" calcext:value-type="float">
            <text:p>-2.42E-13</text:p>
          </table:table-cell>
          <table:table-cell table:formula="of:=[.X21]-[.Y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17, -2.865930199365610e-16</text:p>
          </table:table-cell>
          <table:table-cell table:formula="of:=RIGHT([.W22]; LEN([.W22])-12)" office:value-type="string" office:string-value=" -2.865930199365610e-16" calcext:value-type="string">
            <text:p><text:s/>-2.865930199365610e-16</text:p>
          </table:table-cell>
          <table:table-cell office:value-type="float" office:value="-2.8659301993656E-016" calcext:value-type="float">
            <text:p>-2.87E-16</text:p>
          </table:table-cell>
          <table:table-cell table:formula="of:=[.X22]-[.Y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18, -1.284072511736607e-15</text:p>
          </table:table-cell>
          <table:table-cell table:formula="of:=RIGHT([.W23]; LEN([.W23])-12)" office:value-type="string" office:string-value=" -1.284072511736607e-15" calcext:value-type="string">
            <text:p><text:s/>-1.284072511736607e-15</text:p>
          </table:table-cell>
          <table:table-cell office:value-type="float" office:value="-1.2840725117366E-015" calcext:value-type="float">
            <text:p>-1.28E-15</text:p>
          </table:table-cell>
          <table:table-cell table:formula="of:=[.X23]-[.Y23]" office:value-type="float" office:value="-7.09974814698911E-030" calcext:value-type="float">
            <text:p>-7.09974814698911E-3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19, 2.250057467298806e-16</text:p>
          </table:table-cell>
          <table:table-cell table:formula="of:=RIGHT([.W24]; LEN([.W24])-12)" office:value-type="string" office:string-value=" 2.250057467298806e-16" calcext:value-type="string">
            <text:p><text:s/>2.250057467298806e-16</text:p>
          </table:table-cell>
          <table:table-cell office:value-type="float" office:value="2.25005746729881E-016" calcext:value-type="float">
            <text:p>2.25E-16</text:p>
          </table:table-cell>
          <table:table-cell table:formula="of:=[.X24]-[.Y2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20, 3.034128975793675e-17</text:p>
          </table:table-cell>
          <table:table-cell table:formula="of:=RIGHT([.W25]; LEN([.W25])-12)" office:value-type="string" office:string-value=" 3.034128975793675e-17" calcext:value-type="string">
            <text:p><text:s/>3.034128975793675e-17</text:p>
          </table:table-cell>
          <table:table-cell office:value-type="float" office:value="3.03412897579368E-017" calcext:value-type="float">
            <text:p>3.03E-17</text:p>
          </table:table-cell>
          <table:table-cell table:formula="of:=[.X25]-[.Y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21, -3.088375752148807e-17</text:p>
          </table:table-cell>
          <table:table-cell table:formula="of:=RIGHT([.W26]; LEN([.W26])-12)" office:value-type="string" office:string-value=" -3.088375752148807e-17" calcext:value-type="string">
            <text:p><text:s/>-3.088375752148807e-17</text:p>
          </table:table-cell>
          <table:table-cell office:value-type="float" office:value="-3.08837575214881E-017" calcext:value-type="float">
            <text:p>-3.09E-17</text:p>
          </table:table-cell>
          <table:table-cell table:formula="of:=[.X26]-[.Y2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22, -7.153474398750853e-18</text:p>
          </table:table-cell>
          <table:table-cell table:formula="of:=RIGHT([.W27]; LEN([.W27])-12)" office:value-type="string" office:string-value=" -7.153474398750853e-18" calcext:value-type="string">
            <text:p><text:s/>-7.153474398750853e-18</text:p>
          </table:table-cell>
          <table:table-cell office:value-type="float" office:value="-7.15347439875086E-018" calcext:value-type="float">
            <text:p>-7.15E-18</text:p>
          </table:table-cell>
          <table:table-cell table:formula="of:=[.X27]-[.Y2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23, 2.168547696269651e-18</text:p>
          </table:table-cell>
          <table:table-cell table:formula="of:=RIGHT([.W28]; LEN([.W28])-12)" office:value-type="string" office:string-value=" 2.168547696269651e-18" calcext:value-type="string">
            <text:p><text:s/>2.168547696269651e-18</text:p>
          </table:table-cell>
          <table:table-cell office:value-type="float" office:value="2.16854769626965E-018" calcext:value-type="float">
            <text:p>2.17E-18</text:p>
          </table:table-cell>
          <table:table-cell table:formula="of:=[.X28]-[.Y2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24, -1.210756771980656e-19</text:p>
          </table:table-cell>
          <table:table-cell table:formula="of:=RIGHT([.W29]; LEN([.W29])-12)" office:value-type="string" office:string-value=" -1.210756771980656e-19" calcext:value-type="string">
            <text:p><text:s/>-1.210756771980656e-19</text:p>
          </table:table-cell>
          <table:table-cell office:value-type="float" office:value="-1.21075677198066E-019" calcext:value-type="float">
            <text:p>-1.21E-19</text:p>
          </table:table-cell>
          <table:table-cell table:formula="of:=[.X29]-[.Y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25, -7.309785627297062e-22</text:p>
          </table:table-cell>
          <table:table-cell table:formula="of:=RIGHT([.W30]; LEN([.W30])-12)" office:value-type="string" office:string-value=" -7.309785627297062e-22" calcext:value-type="string">
            <text:p><text:s/>-7.309785627297062e-22</text:p>
          </table:table-cell>
          <table:table-cell office:value-type="float" office:value="-7.30978562729707E-022" calcext:value-type="float">
            <text:p>-7.31E-22</text:p>
          </table:table-cell>
          <table:table-cell table:formula="of:=[.X30]-[.Y3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26, 7.224867175246610e-24</text:p>
          </table:table-cell>
          <table:table-cell table:formula="of:=RIGHT([.W31]; LEN([.W31])-12)" office:value-type="string" office:string-value=" 7.224867175246610e-24" calcext:value-type="string">
            <text:p><text:s/>7.224867175246610e-24</text:p>
          </table:table-cell>
          <table:table-cell office:value-type="float" office:value="7.22486717524658E-024" calcext:value-type="float">
            <text:p>7.22E-24</text:p>
          </table:table-cell>
          <table:table-cell table:formula="of:=[.X31]-[.Y31]" office:value-type="float" office:value="3.0856726709085E-038" calcext:value-type="float">
            <text:p>3.0856726709085E-38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27, 2.390798595182369e-26</text:p>
          </table:table-cell>
          <table:table-cell table:formula="of:=RIGHT([.W32]; LEN([.W32])-12)" office:value-type="string" office:string-value=" 2.390798595182369e-26" calcext:value-type="string">
            <text:p><text:s/>2.390798595182369e-26</text:p>
          </table:table-cell>
          <table:table-cell office:value-type="float" office:value="2.39079859518246E-026" calcext:value-type="float">
            <text:p>2.39E-26</text:p>
          </table:table-cell>
          <table:table-cell table:formula="of:=[.X32]-[.Y32]" office:value-type="float" office:value="-9.097453838151E-040" calcext:value-type="float">
            <text:p>-9.097453838151E-4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28, 3.301743620540869e-27</text:p>
          </table:table-cell>
          <table:table-cell table:formula="of:=RIGHT([.W33]; LEN([.W33])-12)" office:value-type="string" office:string-value=" 3.301743620540869e-27" calcext:value-type="string">
            <text:p><text:s/>3.301743620540869e-27</text:p>
          </table:table-cell>
          <table:table-cell office:value-type="float" office:value="3.301743620541E-027" calcext:value-type="float">
            <text:p>3.30E-27</text:p>
          </table:table-cell>
          <table:table-cell table:formula="of:=[.X33]-[.Y33]" office:value-type="float" office:value="-1.31296060913378E-040" calcext:value-type="float">
            <text:p>-1.31296060913378E-4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29, 1.354106763456898e-34</text:p>
          </table:table-cell>
          <table:table-cell table:formula="of:=RIGHT([.W34]; LEN([.W34])-12)" office:value-type="string" office:string-value=" 1.354106763456898e-34" calcext:value-type="string">
            <text:p><text:s/>1.354106763456898e-34</text:p>
          </table:table-cell>
          <table:table-cell office:value-type="float" office:value="1.35410676345688E-034" calcext:value-type="float">
            <text:p>1.35E-34</text:p>
          </table:table-cell>
          <table:table-cell table:formula="of:=[.X34]-[.Y34]" office:value-type="float" office:value="1.79609788518196E-048" calcext:value-type="float">
            <text:p>1.79609788518196E-48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30, 6.384414943018316e-36</text:p>
          </table:table-cell>
          <table:table-cell table:formula="of:=RIGHT([.W35]; LEN([.W35])-12)" office:value-type="string" office:string-value=" 6.384414943018316e-36" calcext:value-type="string">
            <text:p><text:s/>6.384414943018316e-36</text:p>
          </table:table-cell>
          <table:table-cell office:value-type="float" office:value="6.38441494301834E-036" calcext:value-type="float">
            <text:p>6.38E-36</text:p>
          </table:table-cell>
          <table:table-cell table:formula="of:=[.X35]-[.Y35]" office:value-type="float" office:value="-2.40548823908298E-050" calcext:value-type="float">
            <text:p>-2.40548823908298E-5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31, -2.465215061135215e-35</text:p>
          </table:table-cell>
          <table:table-cell table:formula="of:=RIGHT([.W36]; LEN([.W36])-12)" office:value-type="string" office:string-value=" -2.465215061135215e-35" calcext:value-type="string">
            <text:p><text:s/>-2.465215061135215e-35</text:p>
          </table:table-cell>
          <table:table-cell office:value-type="float" office:value="-2.46521506113522E-035" calcext:value-type="float">
            <text:p>-2.47E-35</text:p>
          </table:table-cell>
          <table:table-cell table:formula="of:=[.X36]-[.Y3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32, 5.454387709395650e-44</text:p>
          </table:table-cell>
          <table:table-cell table:formula="of:=RIGHT([.W37]; LEN([.W37])-12)" office:value-type="string" office:string-value=" 5.454387709395650e-44" calcext:value-type="string">
            <text:p><text:s/>5.454387709395650e-44</text:p>
          </table:table-cell>
          <table:table-cell office:value-type="float" office:value="5.45438770939578E-044" calcext:value-type="float">
            <text:p>5.45E-44</text:p>
          </table:table-cell>
          <table:table-cell table:formula="of:=[.X37]-[.Y37]" office:value-type="float" office:value="-1.29438717779512E-057" calcext:value-type="float">
            <text:p>-1.29438717779512E-57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33, 5.454387709395650e-44</text:p>
          </table:table-cell>
          <table:table-cell table:formula="of:=RIGHT([.W38]; LEN([.W38])-12)" office:value-type="string" office:string-value=" 5.454387709395650e-44" calcext:value-type="string">
            <text:p><text:s/>5.454387709395650e-44</text:p>
          </table:table-cell>
          <table:table-cell office:value-type="float" office:value="5.45438770939578E-044" calcext:value-type="float">
            <text:p>5.45E-44</text:p>
          </table:table-cell>
          <table:table-cell table:formula="of:=[.X38]-[.Y38]" office:value-type="float" office:value="-1.29438717779512E-057" calcext:value-type="float">
            <text:p>-1.29438717779512E-57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34, -2.465215061135215e-35</text:p>
          </table:table-cell>
          <table:table-cell table:formula="of:=RIGHT([.W39]; LEN([.W39])-12)" office:value-type="string" office:string-value=" -2.465215061135215e-35" calcext:value-type="string">
            <text:p><text:s/>-2.465215061135215e-35</text:p>
          </table:table-cell>
          <table:table-cell office:value-type="float" office:value="-2.46521506113522E-035" calcext:value-type="float">
            <text:p>-2.47E-35</text:p>
          </table:table-cell>
          <table:table-cell table:formula="of:=[.X39]-[.Y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2"/>
          <table:table-cell office:value-type="string" calcext:value-type="string">
            <text:p>i, phi = 35, 6.384414943018316e-36</text:p>
          </table:table-cell>
          <table:table-cell table:formula="of:=RIGHT([.W40]; LEN([.W40])-12)" office:value-type="string" office:string-value=" 6.384414943018316e-36" calcext:value-type="string">
            <text:p><text:s/>6.384414943018316e-36</text:p>
          </table:table-cell>
          <table:table-cell office:value-type="float" office:value="6.38441494301834E-036" calcext:value-type="float">
            <text:p>6.38E-36</text:p>
          </table:table-cell>
          <table:table-cell table:formula="of:=[.X40]-[.Y40]" office:value-type="float" office:value="-2.40548823908298E-050" calcext:value-type="float">
            <text:p>-2.40548823908298E-50</text:p>
          </table:table-cell>
          <table:table-cell/>
        </table:table-row>
        <table:table-row table:style-name="ro1">
          <table:table-cell table:style-name="ce18"/>
          <table:table-cell table:style-name="Default"/>
          <table:table-cell table:number-columns-repeated="8"/>
          <table:table-cell table:style-name="ce18"/>
          <table:table-cell table:style-name="Default"/>
          <table:table-cell table:number-columns-repeated="10"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 style:data-style-name="N2" text:time-value="23:52:30.118965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3:52:22.998700307</meta:creation-date>
    <dc:date>2018-03-27T00:18:33.464825207</dc:date>
    <meta:editing-duration>PT1H18M45S</meta:editing-duration>
    <meta:editing-cycles>18</meta:editing-cycles>
    <meta:generator>LibreOffice/5.4.5.1$Linux_X86_64 LibreOffice_project/40m0$Build-1</meta:generator>
    <meta:document-statistic meta:table-count="4" meta:cell-count="2156" meta:object-count="0"/>
  </office:meta>
</office:document-meta>
</file>